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Narrow" svg:font-family="&quot;Arial Narrow&quot;"/>
    <style:font-face style:name="Calibri" svg:font-family="Calibri"/>
    <style:font-face style:name="Arial" svg:font-family="Arial"/>
    <style:font-face style:name="Cambria" svg:font-family="Cambria"/>
    <style:font-face style:name="Arial Narrow1" svg:font-family="&quot;Arial Narrow1&quot;"/>
    <style:font-face style:name="Albany" svg:font-family="Alban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thin solid #000000" style:vertical-align="middle" fo:wrap-option="wrap" fo:background-color="#C0C0C0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style:cell-protect="none"/>
    </style:style>
    <style:style style:name="ce4" style:family="table-cell" style:parent-style-name="Default" style:data-style-name="N0">
      <style:table-cell-properties fo:background-color="#83CAFF"/>
    </style:style>
    <style:style style:name="ce5" style:family="table-cell" style:parent-style-name="Default" style:data-style-name="N0">
      <style:table-cell-properties fo:background-color="#99CCFF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  <style:text-properties fo:color="#FF0000"/>
    </style:style>
    <style:style style:name="ce8" style:family="table-cell" style:parent-style-name="Default" style:data-style-name="N0">
      <style:table-cell-properties style:vertical-align="automatic" style:cell-protect="none" style:repeat-content="false"/>
      <style:paragraph-properties fo:text-align="justify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3DEB3D" style:cell-protect="none"/>
    </style:style>
    <style:style style:name="ce14" style:family="table-cell" style:parent-style-name="Default" style:data-style-name="N0">
      <style:table-cell-properties fo:background-color="#FFFF00" style:cell-protect="none"/>
    </style:style>
    <style:style style:name="ce15" style:family="table-cell" style:parent-style-name="Default" style:data-style-name="N0">
      <style:table-cell-properties fo:background-color="#FF00FF" style:cell-protect="none"/>
    </style:style>
    <style:style style:name="ce16" style:family="table-cell" style:parent-style-name="Default" style:data-style-name="N0">
      <style:table-cell-properties style:vertical-align="automatic" fo:background-color="#C0C0C0" style:rotation-angle="270"/>
    </style:style>
    <style:style style:name="ce17" style:family="table-cell" style:parent-style-name="Default" style:data-style-name="N0">
      <style:table-cell-properties fo:background-color="#C0C0C0"/>
    </style:style>
    <style:style style:name="ce18" style:family="table-cell" style:parent-style-name="Default" style:data-style-name="N36">
      <style:table-cell-properties fo:background-color="#C0C0C0"/>
    </style:style>
    <style:style style:name="ce19" style:family="table-cell" style:parent-style-name="Default" style:data-style-name="N0">
      <style:table-cell-properties style:vertical-align="automatic" fo:wrap-option="wrap" fo:background-color="#C0C0C0" style:rotation-angle="271"/>
    </style:style>
    <style:style style:name="ce20" style:family="table-cell" style:parent-style-name="Default" style:data-style-name="N37"/>
    <style:style style:name="ce21" style:family="table-cell" style:parent-style-name="Default" style:data-style-name="N37">
      <style:table-cell-properties fo:background-color="transparen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36"/>
    <style:style style:name="ce25" style:family="table-cell" style:parent-style-name="Default" style:data-style-name="N30">
      <style:table-cell-properties fo:background-color="#C0C0C0"/>
    </style:style>
    <style:style style:name="ce26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30"/>
    <style:style style:name="ce28" style:family="table-cell" style:parent-style-name="Default" style:data-style-name="N1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29" style:family="table-cell" style:parent-style-name="Default" style:data-style-name="N1">
      <style:table-cell-properties fo:border="thin solid #000000" style:vertical-align="middle" fo:wrap-option="wrap" fo:background-color="#C0C0C0" style:rotation-angle="270" style:repeat-content="false"/>
      <style:paragraph-properties fo:text-align="center"/>
    </style:style>
    <style:style style:name="ce30" style:family="table-cell" style:parent-style-name="Default" style:data-style-name="N36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31" style:family="table-cell" style:parent-style-name="Default" style:data-style-name="N38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32" style:family="table-cell" style:parent-style-name="Default" style:data-style-name="N36">
      <style:table-cell-properties style:vertical-align="middle" fo:wrap-option="wrap" fo:background-color="#C0C0C0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fo:background-color="#C0C0C0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#00FF00"/>
    </style:style>
    <style:style style:name="ce35" style:family="table-cell" style:parent-style-name="Default" style:data-style-name="N38">
      <style:table-cell-properties fo:background-color="#00FF00"/>
    </style:style>
    <style:style style:name="ce36" style:family="table-cell" style:parent-style-name="Default" style:data-style-name="N38"/>
    <style:style style:name="ce37" style:family="table-cell" style:parent-style-name="Default" style:data-style-name="N1">
      <style:table-cell-properties style:vertical-align="automatic" fo:wrap-option="wrap"/>
    </style:style>
    <style:style style:name="ce38" style:family="table-cell" style:parent-style-name="Default" style:data-style-name="N38">
      <style:table-cell-properties style:vertical-align="automatic" fo:wrap-option="wrap"/>
    </style:style>
    <style:style style:name="ce39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fo:wrap-option="wrap" fo:background-color="transparent"/>
    </style:style>
    <style:style style:name="ce41" style:family="table-cell" style:parent-style-name="Default" style:data-style-name="N1">
      <style:table-cell-properties style:vertical-align="automatic" fo:wrap-option="wrap" fo:background-color="#00FF00"/>
    </style:style>
    <style:style style:name="ce42" style:family="table-cell" style:parent-style-name="Default" style:data-style-name="N0">
      <style:table-cell-properties fo:background-color="#FF0000"/>
    </style:style>
    <style:style style:name="ce43" style:family="table-cell" style:parent-style-name="Default" style:data-style-name="N38">
      <style:table-cell-properties fo:background-color="#FF0000"/>
    </style:style>
    <style:style style:name="ce44" style:family="table-cell" style:parent-style-name="Default" style:data-style-name="N1">
      <style:table-cell-properties style:vertical-align="automatic" fo:wrap-option="wrap" fo:background-color="#FF0000"/>
    </style:style>
    <style:style style:name="ce45" style:family="table-cell" style:parent-style-name="Default" style:data-style-name="N0">
      <style:table-cell-properties fo:background-color="#666600"/>
    </style:style>
    <style:style style:name="ce46" style:family="table-cell" style:parent-style-name="Default" style:data-style-name="N38">
      <style:table-cell-properties fo:background-color="#666600"/>
    </style:style>
    <style:style style:name="ce47" style:family="table-cell" style:parent-style-name="Default" style:data-style-name="N1">
      <style:table-cell-properties style:vertical-align="automatic" fo:wrap-option="wrap" fo:background-color="#666600"/>
    </style:style>
    <style:style style:name="ce48" style:family="table-cell" style:parent-style-name="Default" style:data-style-name="N0">
      <style:table-cell-properties fo:background-color="#0099FF"/>
    </style:style>
    <style:style style:name="ce49" style:family="table-cell" style:parent-style-name="Default" style:data-style-name="N38">
      <style:table-cell-properties fo:background-color="#0099FF"/>
    </style:style>
    <style:style style:name="ce50" style:family="table-cell" style:parent-style-name="Default" style:data-style-name="N1">
      <style:table-cell-properties style:vertical-align="automatic" fo:wrap-option="wrap" fo:background-color="#0099FF"/>
    </style:style>
    <style:style style:name="ce51" style:family="table-cell" style:parent-style-name="Default" style:data-style-name="N0">
      <style:table-cell-properties fo:background-color="#FF00FF"/>
    </style:style>
    <style:style style:name="ce52" style:family="table-cell" style:parent-style-name="Default" style:data-style-name="N38">
      <style:table-cell-properties fo:background-color="#FF00FF"/>
    </style:style>
    <style:style style:name="ce53" style:family="table-cell" style:parent-style-name="Default" style:data-style-name="N1">
      <style:table-cell-properties style:vertical-align="automatic" fo:wrap-option="wrap" fo:background-color="#FF00FF"/>
    </style:style>
    <style:style style:name="ce54" style:family="table-cell" style:parent-style-name="Default" style:data-style-name="N38">
      <style:table-cell-properties style:vertical-align="automatic" fo:wrap-option="wrap" fo:background-color="#FFFF00"/>
    </style:style>
    <style:style style:name="ce55" style:family="table-cell" style:parent-style-name="Default" style:data-style-name="N1">
      <style:table-cell-properties style:vertical-align="automatic" fo:wrap-option="wrap" fo:background-color="#FFFF00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style:vertical-align="automatic" fo:wrap-option="wrap" fo:background-color="#FFFF00"/>
    </style:style>
    <style:style style:name="ce57" style:family="table-cell" style:parent-style-name="Default" style:data-style-name="N0">
      <style:table-cell-properties fo:border="thin solid #000000" fo:background-color="#C0C0C0"/>
    </style:style>
    <style:style style:name="ce58" style:family="table-cell" style:parent-style-name="Default" style:data-style-name="N39">
      <style:table-cell-properties fo:border="thin solid #000000" style:vertical-align="automatic" fo:wrap-option="wrap" fo:background-color="#C0C0C0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C0C0C0"/>
    </style:style>
    <style:style style:name="ce61" style:family="table-cell" style:parent-style-name="Default" style:data-style-name="N0">
      <style:table-cell-properties fo:border="thin solid #000000"/>
    </style:style>
    <style:style style:name="ce6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transparent"/>
      <style:text-properties style:font-name="Arial Narrow1" style:font-name-asian="Arial Narrow1" style:font-name-complex="Arial Narrow1"/>
    </style:style>
    <style:style style:name="ce65" style:family="table-cell" style:parent-style-name="Default" style:data-style-name="N30">
      <style:table-cell-properties fo:background-color="transparent"/>
      <style:text-properties style:font-name="Albany" style:font-name-asian="Albany" style:font-name-complex="Albany"/>
    </style:style>
    <style:style style:name="ce66" style:family="table-cell" style:parent-style-name="Default" style:data-style-name="N0">
      <style:table-cell-properties style:vertical-align="automatic" fo:wrap-option="wrap" fo:background-color="#C0C0C0"/>
    </style:style>
    <style:style style:name="ce67" style:family="table-cell" style:parent-style-name="Default" style:data-style-name="N0">
      <style:table-cell-properties fo:background-color="#00FF00"/>
      <style:text-properties fo:color="#FFFFFF"/>
    </style:style>
    <style:style style:name="ce68" style:family="table-cell" style:parent-style-name="Default" style:data-style-name="N0">
      <style:table-cell-properties fo:background-color="#0099FF"/>
      <style:text-properties fo:color="#FFFFFF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ackground-color="#FF00FF"/>
      <style:text-properties fo:color="#FFFFFF"/>
    </style:style>
    <style:style style:name="ce71" style:family="table-cell" style:parent-style-name="Default" style:data-style-name="N0">
      <style:table-cell-properties fo:background-color="#FF0000"/>
      <style:text-properties fo:color="#FFFFFF"/>
    </style:style>
    <style:style style:name="ce72" style:family="table-cell" style:parent-style-name="Default" style:data-style-name="N0">
      <style:table-cell-properties fo:background-color="#7030A0"/>
    </style:style>
    <style:style style:name="ce73" style:family="table-cell" style:parent-style-name="Default" style:data-style-name="N0">
      <style:table-cell-properties fo:background-color="#7030A0"/>
      <style:text-properties fo:color="#FFFFFF"/>
    </style:style>
    <style:style style:name="ce74" style:family="table-cell" style:parent-style-name="Default" style:data-style-name="N0">
      <style:table-cell-properties fo:background-color="#808080"/>
    </style:style>
    <style:style style:name="ce75" style:family="table-cell" style:parent-style-name="Default" style:data-style-name="N0">
      <style:table-cell-properties fo:background-color="#808080"/>
      <style:text-properties fo:color="#FFFFFF"/>
    </style:style>
    <style:style style:name="ce76" style:family="table-cell" style:parent-style-name="Default" style:data-style-name="N0">
      <style:table-cell-properties fo:background-color="#666600"/>
      <style:text-properties fo:color="#FFFFFF"/>
    </style:style>
    <style:style style:name="ce77" style:family="table-cell" style:parent-style-name="Default" style:data-style-name="N0">
      <style:table-cell-properties fo:background-color="#CC6633"/>
    </style:style>
    <style:style style:name="ce78" style:family="table-cell" style:parent-style-name="Default" style:data-style-name="N0">
      <style:table-cell-properties fo:background-color="#000000"/>
    </style:style>
    <style:style style:name="ce79" style:family="table-cell" style:parent-style-name="Default" style:data-style-name="N0">
      <style:table-cell-properties style:vertical-align="automatic" fo:wrap-option="wrap" fo:background-color="#CCFFFF"/>
    </style:style>
    <style:style style:name="ce80" style:family="table-cell" style:parent-style-name="Default" style:data-style-name="N0">
      <style:table-cell-properties fo:background-color="#CCFFFF"/>
    </style:style>
    <style:style style:name="ce81" style:family="table-cell" style:parent-style-name="Default" style:data-style-name="N0">
      <style:text-properties style:font-name="Albany" style:font-name-asian="Albany" style:font-name-complex="Albany"/>
    </style:style>
    <style:style style:name="ce8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5.82083333333333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1.53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1.40229166666667cm"/>
    </style:style>
    <style:style style:name="co18" style:family="table-column">
      <style:table-column-properties fo:break-before="auto" style:column-width="4.65666666666667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3.889375cm"/>
    </style:style>
    <style:style style:name="co25" style:family="table-column">
      <style:table-column-properties fo:break-before="auto" style:column-width="40.64cm"/>
    </style:style>
    <style:style style:name="co26" style:family="table-column">
      <style:table-column-properties fo:break-before="auto" style:column-width="2.143125cm"/>
    </style:style>
    <style:style style:name="co27" style:family="table-column">
      <style:table-column-properties fo:break-before="auto" style:column-width="1.42875cm"/>
    </style:style>
    <style:style style:name="co28" style:family="table-column">
      <style:table-column-properties fo:break-before="auto" style:column-width="2.06375cm"/>
    </style:style>
    <style:style style:name="co29" style:family="table-column">
      <style:table-column-properties fo:break-before="auto" style:column-width="2.24895833333333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1.45520833333333cm"/>
    </style:style>
    <style:style style:name="co34" style:family="table-column">
      <style:table-column-properties fo:break-before="auto" style:column-width="1.56104166666667cm"/>
    </style:style>
    <style:style style:name="co35" style:family="table-column">
      <style:table-column-properties fo:break-before="auto" style:column-width="1.85208333333333cm"/>
    </style:style>
    <style:style style:name="co36" style:family="table-column">
      <style:table-column-properties fo:break-before="auto" style:column-width="1.693333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2.72520833333333cm"/>
    </style:style>
    <style:style style:name="co39" style:family="table-column">
      <style:table-column-properties fo:break-before="auto" style:column-width="5.55625cm"/>
    </style:style>
    <style:style style:name="co40" style:family="table-column">
      <style:table-column-properties fo:break-before="auto" style:column-width="0.687916666666667cm"/>
    </style:style>
    <style:style style:name="co41" style:family="table-column">
      <style:table-column-properties fo:break-before="auto" style:column-width="16.589375cm"/>
    </style:style>
    <style:style style:name="co42" style:family="table-column">
      <style:table-column-properties fo:break-before="auto" style:column-width="2.59291666666667cm"/>
    </style:style>
    <style:style style:name="co43" style:family="table-column">
      <style:table-column-properties fo:break-before="auto" style:column-width="14.3404166666667cm"/>
    </style:style>
    <style:style style:name="co44" style:family="table-column">
      <style:table-column-properties fo:break-before="auto" style:column-width="9.81604166666667cm"/>
    </style:style>
    <style:style style:name="co45" style:family="table-column">
      <style:table-column-properties fo:break-before="auto" style:column-width="4.78895833333333cm"/>
    </style:style>
    <style:style style:name="co46" style:family="table-column">
      <style:table-column-properties fo:break-before="auto" style:column-width="2.01083333333333cm"/>
    </style:style>
    <style:style style:name="co47" style:family="table-column">
      <style:table-column-properties fo:break-before="auto" style:column-width="5.87375cm"/>
    </style:style>
    <style:style style:name="co48" style:family="table-column">
      <style:table-column-properties fo:break-before="auto" style:column-width="2.09020833333333cm"/>
    </style:style>
    <style:style style:name="co49" style:family="table-column">
      <style:table-column-properties fo:break-before="auto" style:column-width="6.32354166666667cm"/>
    </style:style>
    <style:style style:name="co50" style:family="table-column">
      <style:table-column-properties fo:break-before="auto" style:column-width="2.32833333333333cm"/>
    </style:style>
    <style:style style:name="co51" style:family="table-column">
      <style:table-column-properties fo:break-before="auto" style:column-width="2.936875cm"/>
    </style:style>
    <style:style style:name="co52" style:family="table-column">
      <style:table-column-properties fo:break-before="auto" style:column-width="21.8545833333333cm"/>
    </style:style>
    <style:style style:name="co53" style:family="table-column">
      <style:table-column-properties fo:break-before="auto" style:column-width="15.47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2.25pt" style:use-optimal-row-height="true" fo:break-before="auto"/>
    </style:style>
    <style:style style:name="ro3" style:family="table-row">
      <style:table-row-properties style:row-height="56.65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ationTrack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1016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Enum</text:p>
          </table:table-cell>
          <table:table-cell office:value-type="string" table:style-name="ce2">
            <text:p>PositionX/ TrackName</text:p>
          </table:table-cell>
          <table:table-cell office:value-type="string" table:style-name="ce2">
            <text:p>PositionY/ Length</text:p>
          </table:table-cell>
          <table:table-cell office:value-type="string" table:style-name="ce2">
            <text:p>Remark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bType</text:p>
          </table:table-cell>
          <table:table-cell office:value-type="string" table:style-name="ce2">
            <text:p>Owner/Hinweise</text:p>
          </table:table-cell>
          <table:table-cell office:value-type="float" office:value="62" table:style-name="ce3">
            <text:p>62</text:p>
          </table:table-cell>
          <table:table-cell table:number-columns-repeated="1015" table:style-name="ce3"/>
          <table:table-cell table:number-columns-repeated="15360"/>
        </table:table-row>
        <table:table-row table:style-name="ro1">
          <table:table-cell office:value-type="string" table:style-name="ce4">
            <text:p>UHO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0000" table:style-name="ce5">
            <text:p>10000</text:p>
          </table:table-cell>
          <table:table-cell office:value-type="string" table:style-name="ce4">
            <text:p>Unterhosen Sbf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Rolf Höhmann</text:p>
          </table:table-cell>
          <table:table-cell office:value-type="string" table:style-name="ce3">
            <text:p>/00001Strecke: UHO-ISE/00001Strecke: ISE-UHO/00002Strecke: ISE-S31/00002Strecke: S31-ISE/00003Strecke: S31-PFE/00003Strecke: PFE-S31/00004Strecke: PFE-JA/00004Strecke: JA-PFE/00005Strecke: JA-TBW/00005Strecke: TBW-JA/00006Strecke: TBW-ALO/00006Strecke: ALO-TBW/00007Strecke: ALO-KTL/00007Strecke: KTL-ALO/00008Strecke: ISE-WBA2/00008Strecke: WBA2-ISE/00009Strecke: ISE-WBA1/00009Strecke: WBA1-ISE/00010Strecke: WBA1-WBA11/00010Strecke: WBA11-WBA1/00012Station: UHO, Track: */00013Station: UHO, Track: 1/00014Station: UHO, Track: 2/00015Station: UHO, Track: 3/00016Station: UHO, Track: 4/00017Station: UHO, Track: 5/00018Station: ISE, Track: */00019Station: ISE, Track: 1/00020Station: ISE, Track: 2/00021Station: ISE, Track: 3/00022Station: ISE, Track: A1/00023Station: ISE, Track: A2/00024Station: S31, Track: */00025Station: S31, Track: 1/00026Station: S31, Track: 2/00027Station: PFE, Track: */00028Station: PFE, Track: 1/00029Station: PFE, Track: 2/00030Station: PFE, Track: 3/00031Station: PFE, Track: 4/00032Station: JA, Track: */00033Station: JA, Track: 1/00034Station: JA, Track: 2/00035Station: TBW, Track: */00036Station: TBW, Track: 1/00037Station: TBW, Track: 2/00038Station: TBW, Track: 3/00039Station: ALO, Track: */00040Station: ALO, Track: 1/00041Station: ALO, Track: 2/00042Station: ALO, Track: 3/00043Station: ALO, Track: A1/00044Station: ALO, Track: A2/00045Station: KTL, Track: */00046Station: KTL, Track: 1/00047Station: KTL, Track: 2/00048Station: KTL, Track: 3/00049Station: KTL, Track: 4/00050Station: KTL, Track: 5/00051Station: NPT, Track: */00052Station: NPT, Track: 1/00053Station: NPT, Track: 2/00054Station: WBA1, Track: */00055Station: WBA1, Track: 1/00056Station: WBA1, Track: 2/00057Station: WBA11, Track: */00058Station: WBA11, Track: 1/00059Station: WBA11, Track: 2/00060Station: WBA2, Track: */00061Station: WBA2, Track: 1/00062Station: WBA2, Track: 2/</text:p>
          </table:table-cell>
          <table:table-cell table:number-columns-repeated="1012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UH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92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office:value-type="string" table:style-name="ce7">
            <text:p>Sbh</text:p>
          </table:table-cell>
          <table:table-cell office:value-type="string" table:style-name="ce1">
            <text:p>/0008637183Station: UHO, Track: */-000000001Station: UHO, Track: 1/-000000001Station: UHO, Track: 2/-000000001Station: UHO, Track: 3/-000000001Station: UHO, Track: 4/-000000001Station: UHO, Track: 5/0008637183Station: ISE, Track: */-000000001Station: ISE, Track: 1/-000000001Station: ISE, Track: 2/-000000001Station: ISE, Track: 3/-000000001Station: ISE, Track: A1/-000000001Station: ISE, Track: A2/0008637183Station: S31, Track: */-000000001Station: S31, Track: 1/-000000001Station: S31, Track: 2/0008637183Station: PFE, Track: */-000000001Station: PFE, Track: 1/-000000001Station: PFE, Track: 2/-000000001Station: PFE, Track: 3/-000000001Station: PFE, Track: 4/0008637183Station: JA, Track: */-000000001Station: JA, Track: 1/-000000001Station: JA, Track: 2/0008637183Station: TBW, Track: */-000000001Station: TBW, Track: 1/-000000001Station: TBW, Track: 2/-000000001Station: TBW, Track: 3/0008637183Station: ALO, Track: */-000000001Station: ALO, Track: 1/-000000001Station: ALO, Track: 2/-000000001Station: ALO, Track: 3/-000000001Station: ALO, Track: A1/-000000001Station: ALO, Track: A2/0008637183Station: KTL, Track: */-000000001Station: KTL, Track: 1/-000000001Station: KTL, Track: 2/-000000001Station: KTL, Track: 3/-000000001Station: KTL, Track: 4/-000000001Station: KTL, Track: 5/0004057917Station: NPT, Track: */-000000001Station: NPT, Track: 1/-000000001Station: NPT, Track: 2/0016776960Station: WBA1, Track: */-000000001Station: WBA1, Track: 1/-000000001Station: WBA1, Track: 2/0016776960Station: WBA11, Track: */-000000001Station: WBA11, Track: 1/-000000001Station: WBA11, Track: 2/0016711935Station: WBA2, Track: */-000000001Station: WBA2, Track: 1/-000000001Station: WBA2, Track: 2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H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82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UHO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7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UHO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6">
            <text:p>5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3">
            <text:p>UHO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0" table:style-name="ce3">
            <text:p>5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office:value-type="string" table:style-name="ce4">
            <text:p>ISE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2470" table:style-name="ce5">
            <text:p>12470</text:p>
          </table:table-cell>
          <table:table-cell office:value-type="string" table:style-name="ce4">
            <text:p>Illsee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Rolf Höhmann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8">
            <text:p>IS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" table:style-name="ce6">
            <text:p>80</text:p>
          </table:table-cell>
          <table:table-cell table:style-name="ce1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office:value-type="string" table:style-name="ce8">
            <text:p>ISE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80" table:style-name="ce6">
            <text:p>80</text:p>
          </table:table-cell>
          <table:table-cell table:style-name="ce1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office:value-type="string" table:style-name="ce8">
            <text:p>ISE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0" table:style-name="ce6">
            <text:p>40</text:p>
          </table:table-cell>
          <table:table-cell table:style-name="ce1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office:value-type="string" table:style-name="ce3">
            <text:p>ISE</text:p>
          </table:table-cell>
          <table:table-cell office:value-type="float" office:value="4" table:style-name="ce3">
            <text:p>4</text:p>
          </table:table-cell>
          <table:table-cell office:value-type="string" table:style-name="ce6">
            <text:p>A1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Illsee - Abzweig</text:p>
          </table:table-cell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5" table:style-name="ce3"/>
          <table:table-cell table:number-columns-repeated="15362" table:style-name="ce1"/>
        </table:table-row>
        <table:table-row table:style-name="ro1">
          <table:table-cell office:value-type="string" table:style-name="ce3">
            <text:p>ISE</text:p>
          </table:table-cell>
          <table:table-cell office:value-type="float" office:value="5" table:style-name="ce1">
            <text:p>5</text:p>
          </table:table-cell>
          <table:table-cell office:value-type="string" table:style-name="ce6">
            <text:p>A2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Illsee - Abzweig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4">
            <text:p>S31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3235" table:style-name="ce5">
            <text:p>13235</text:p>
          </table:table-cell>
          <table:table-cell office:value-type="string" table:style-name="ce4">
            <text:p>Schleuse 31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Marc Jaeger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S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office:value-type="string" table:style-name="ce9">
            <text:p>Langsamfahtstelle Brücke 15Km/h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S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olzladegleis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Side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4">
            <text:p>PFE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4071" table:style-name="ce5">
            <text:p>14071</text:p>
          </table:table-cell>
          <table:table-cell office:value-type="string" table:style-name="ce4">
            <text:p>Petersfeld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Christian Sau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PF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office:value-type="string" table:style-name="ce7">
            <text:p>Keine Zugkreuzung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3">
            <text:p>PF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bstellgleis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Side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3">
            <text:p>PF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Kohlehandel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Side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3">
            <text:p>PFE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Raifeisenladegleis</text:p>
          </table:table-cell>
          <table:table-cell office:value-type="string" table:style-name="ce3">
            <text:p>Track</text:p>
          </table:table-cell>
          <table:table-cell office:value-type="string" table:style-name="ce3">
            <text:p>Side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4">
            <text:p>JA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6010" table:style-name="ce5">
            <text:p>16010</text:p>
          </table:table-cell>
          <table:table-cell office:value-type="string" table:style-name="ce4">
            <text:p>Jagsthause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Klaus Holler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0">
            <text:p>JA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90" table:style-name="ce6">
            <text:p>9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2">
            <text:p>Main</text:p>
          </table:table-cell>
          <table:table-cell table:style-name="ce1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10">
            <text:p>JA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6">
            <text:p>9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2">
            <text:p>Main</text:p>
          </table:table-cell>
          <table:table-cell table:style-name="ce1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4">
            <text:p>TBW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8207" table:style-name="ce5">
            <text:p>18207</text:p>
          </table:table-cell>
          <table:table-cell office:value-type="string" table:style-name="ce4">
            <text:p>Trebwo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Franz Peter Flach</text:p>
          </table:table-cell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TBW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office:value-type="string" table:style-name="ce9">
            <text:p>Keine Zugkreuzu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W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Abstellgleis</text:p>
          </table:table-cell>
          <table:table-cell office:value-type="string" table:style-name="ce1">
            <text:p>Track</text:p>
          </table:table-cell>
          <table:table-cell office:value-type="string" table:style-name="ce3">
            <text:p>Sid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BW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Raifeisenladegleis</text:p>
          </table:table-cell>
          <table:table-cell office:value-type="string" table:style-name="ce1">
            <text:p>Track</text:p>
          </table:table-cell>
          <table:table-cell office:value-type="string" table:style-name="ce3">
            <text:p>Sid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ALO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19491" table:style-name="ce5">
            <text:p>19491</text:p>
          </table:table-cell>
          <table:table-cell office:value-type="string" table:style-name="ce4">
            <text:p>Altloch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Franz Peter Flac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O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float" office:value="80" table:style-name="ce6">
            <text:p>8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O</text:p>
          </table:table-cell>
          <table:table-cell office:value-type="string" table:style-name="ce6">
            <text:p>2</text:p>
          </table:table-cell>
          <table:table-cell office:value-type="string" table:style-name="ce6">
            <text:p>2</text:p>
          </table:table-cell>
          <table:table-cell office:value-type="float" office:value="80" table:style-name="ce6">
            <text:p>8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LO</text:p>
          </table:table-cell>
          <table:table-cell office:value-type="string" table:style-name="ce6">
            <text:p>3</text:p>
          </table:table-cell>
          <table:table-cell office:value-type="string" table:style-name="ce6">
            <text:p>3</text:p>
          </table:table-cell>
          <table:table-cell office:value-type="float" office:value="40" table:style-name="ce6">
            <text:p>4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ALO</text:p>
          </table:table-cell>
          <table:table-cell office:value-type="string" table:style-name="ce6">
            <text:p>4</text:p>
          </table:table-cell>
          <table:table-cell office:value-type="string" table:style-name="ce6">
            <text:p>A1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Altloch - Abzweig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1">
            <text:p>ALO</text:p>
          </table:table-cell>
          <table:table-cell office:value-type="string" table:style-name="ce6">
            <text:p>5</text:p>
          </table:table-cell>
          <table:table-cell office:value-type="string" table:style-name="ce6">
            <text:p>A2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Altloch - Abzweig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Main</text:p>
          </table:table-cell>
          <table:table-cell table:style-name="ce1"/>
          <table:table-cell table:number-columns-repeated="1013" table:style-name="ce3"/>
          <table:table-cell table:number-columns-repeated="15363" table:style-name="ce1"/>
        </table:table-row>
        <table:table-row table:style-name="ro1">
          <table:table-cell office:value-type="string" table:style-name="ce4">
            <text:p>KTL</text:p>
          </table:table-cell>
          <table:table-cell office:value-type="float" office:value="0" table:style-name="ce4">
            <text:p>0</text:p>
          </table:table-cell>
          <table:table-cell office:value-type="float" office:value="1500" table:style-name="ce5">
            <text:p>1500</text:p>
          </table:table-cell>
          <table:table-cell office:value-type="float" office:value="220732" table:style-name="ce5">
            <text:p>220732</text:p>
          </table:table-cell>
          <table:table-cell office:value-type="string" table:style-name="ce4">
            <text:p>Kaltental Sbf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Station</text:p>
          </table:table-cell>
          <table:table-cell office:value-type="string" table:style-name="ce4">
            <text:p>Christian Sau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KTL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office:value-type="string" table:style-name="ce7">
            <text:p>Sbh</text:p>
          </table:table-cell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KTL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KTL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KTL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KTL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13">
            <text:p>NPT</text:p>
          </table:table-cell>
          <table:table-cell office:value-type="float" office:value="0" table:style-name="ce13">
            <text:p>0</text:p>
          </table:table-cell>
          <table:table-cell office:value-type="float" office:value="9470" table:style-name="ce13">
            <text:p>9470</text:p>
          </table:table-cell>
          <table:table-cell office:value-type="float" office:value="5000" table:style-name="ce13">
            <text:p>5000</text:p>
          </table:table-cell>
          <table:table-cell office:value-type="string" table:style-name="ce13">
            <text:p>Novy Port</text:p>
          </table:table-cell>
          <table:table-cell office:value-type="string" table:style-name="ce13">
            <text:p>Station</text:p>
          </table:table-cell>
          <table:table-cell office:value-type="string" table:style-name="ce13">
            <text:p>Station</text:p>
          </table:table-cell>
          <table:table-cell office:value-type="string" table:style-name="ce13">
            <text:p>Franz Peter Flac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NP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34" table:style-name="ce3">
            <text:p>634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3">
            <text:p>NP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634" table:style-name="ce3">
            <text:p>634</text:p>
          </table:table-cell>
          <table:table-cell office:value-type="string" table:style-name="ce3">
            <text:p>Kai</text:p>
          </table:table-cell>
          <table:table-cell office:value-type="string" table:style-name="ce3">
            <text:p>Track</text:p>
          </table:table-cell>
          <table:table-cell office:value-type="string" table:style-name="ce3">
            <text:p>Side</text:p>
          </table:table-cell>
          <table:table-cell table:number-columns-repeated="1017" table:style-name="ce3"/>
          <table:table-cell table:number-columns-repeated="15360"/>
        </table:table-row>
        <table:table-row table:style-name="ro1">
          <table:table-cell office:value-type="string" table:style-name="ce14">
            <text:p>WBA1</text:p>
          </table:table-cell>
          <table:table-cell office:value-type="float" office:value="0" table:style-name="ce14">
            <text:p>0</text:p>
          </table:table-cell>
          <table:table-cell office:value-type="float" office:value="19500" table:style-name="ce14">
            <text:p>19500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14">
            <text:p>Holzplatz 1</text:p>
          </table:table-cell>
          <table:table-cell office:value-type="string" table:style-name="ce14">
            <text:p>Station</text:p>
          </table:table-cell>
          <table:table-cell office:value-type="string" table:style-name="ce14">
            <text:p>Station</text:p>
          </table:table-cell>
          <table:table-cell office:value-type="string" table:style-name="ce14">
            <text:p>Andreas Gehri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A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BA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00" table:style-name="ce6">
            <text:p>80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Sid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4">
            <text:p>WBA11</text:p>
          </table:table-cell>
          <table:table-cell office:value-type="float" office:value="0" table:style-name="ce14">
            <text:p>0</text:p>
          </table:table-cell>
          <table:table-cell office:value-type="float" office:value="19500" table:style-name="ce14">
            <text:p>19500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14">
            <text:p>Holzplatz 11</text:p>
          </table:table-cell>
          <table:table-cell office:value-type="string" table:style-name="ce14">
            <text:p>Station</text:p>
          </table:table-cell>
          <table:table-cell office:value-type="string" table:style-name="ce14">
            <text:p>Station</text:p>
          </table:table-cell>
          <table:table-cell office:value-type="string" table:style-name="ce14">
            <text:p>Andreas Gehri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A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Main</text:p>
          </table:table-cell>
          <table:table-cell office:value-type="string" table:style-name="ce9">
            <text:p>Keine Zugkreuzu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A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00" table:style-name="ce6">
            <text:p>800</text:p>
          </table:table-cell>
          <table:table-cell table:style-name="ce1"/>
          <table:table-cell office:value-type="string" table:style-name="ce1">
            <text:p>Track</text:p>
          </table:table-cell>
          <table:table-cell office:value-type="string" table:style-name="ce3">
            <text:p>Sid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5">
            <text:p>WBA2</text:p>
          </table:table-cell>
          <table:table-cell office:value-type="float" office:value="0" table:style-name="ce15">
            <text:p>0</text:p>
          </table:table-cell>
          <table:table-cell office:value-type="float" office:value="1500" table:style-name="ce15">
            <text:p>1500</text:p>
          </table:table-cell>
          <table:table-cell office:value-type="float" office:value="19900" table:style-name="ce15">
            <text:p>19900</text:p>
          </table:table-cell>
          <table:table-cell office:value-type="string" table:style-name="ce15">
            <text:p>Holzplatz 2</text:p>
          </table:table-cell>
          <table:table-cell office:value-type="string" table:style-name="ce15">
            <text:p>Station</text:p>
          </table:table-cell>
          <table:table-cell office:value-type="string" table:style-name="ce15">
            <text:p>Station</text:p>
          </table:table-cell>
          <table:table-cell office:value-type="string" table:style-name="ce15">
            <text:p>Andreas Gehri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WBA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Main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3">
            <text:p>WBA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800" table:style-name="ce3">
            <text:p>800</text:p>
          </table:table-cell>
          <table:table-cell table:style-name="ce3"/>
          <table:table-cell office:value-type="string" table:style-name="ce3">
            <text:p>Track</text:p>
          </table:table-cell>
          <table:table-cell office:value-type="string" table:style-name="ce3">
            <text:p>Side</text:p>
          </table:table-cell>
          <table:table-cell table:style-name="ce3"/>
          <table:table-cell table:number-columns-repeated="16376" table:style-name="ce1"/>
        </table:table-row>
        <table:table-row table:number-rows-repeated="6" table:style-name="ro1">
          <table:table-cell table:number-columns-repeated="8" table:style-name="ce3"/>
          <table:table-cell table:number-columns-repeated="16376" table:style-name="ce1"/>
        </table:table-row>
        <table:table-row table:number-rows-repeated="4" table:style-name="ro1">
          <table:table-cell table:number-columns-repeated="8" table:style-name="ce3"/>
          <table:table-cell table:style-name="ce1"/>
          <table:table-cell table:number-columns-repeated="16375"/>
        </table:table-row>
        <table:table-row table:style-name="ro1">
          <table:table-cell table:number-columns-repeated="8" table:style-name="ce3"/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number-rows-repeated="14" table:style-name="ro1">
          <table:table-cell table:number-columns-repeated="16384"/>
        </table:table-row>
        <table:table-row table:number-rows-repeated="3" table:style-name="ro1">
          <table:table-cell/>
          <table:table-cell table:number-columns-repeated="7" table:style-name="ce1"/>
          <table:table-cell table:number-columns-repeated="1013" table:style-name="ce3"/>
          <table:table-cell table:number-columns-repeated="15363" table:style-name="ce1"/>
        </table:table-row>
        <table:table-row table:number-rows-repeated="15" table:style-name="ro1">
          <table:table-cell table:style-name="ce1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/>
          <table:table-cell table:number-columns-repeated="7" table:style-name="ce1"/>
          <table:table-cell table:number-columns-repeated="1013" table:style-name="ce3"/>
          <table:table-cell table:number-columns-repeated="15363" table:style-name="ce1"/>
        </table:table-row>
        <table:table-row table:number-rows-repeated="12" table:style-name="ro1">
          <table:table-cell table:style-name="ce1"/>
          <table:table-cell table:number-columns-repeated="16383" table:style-name="ce1"/>
        </table:table-row>
        <table:table-row table:number-rows-repeated="1048464" table:style-name="ro1">
          <table:table-cell table:number-columns-repeated="16384"/>
        </table:table-row>
      </table:table>
      <table:table table:name="Route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4"/>
        <table:table-column table:style-name="co9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4" table:default-cell-style-name="ce1"/>
        <table:table-column table:style-name="co6" table:number-columns-repeated="16367" table:default-cell-style-name="ce1"/>
        <table:table-row table:style-name="ro2">
          <table:table-cell office:value-type="string" table:style-name="ce16">
            <text:p>Routeid</text:p>
          </table:table-cell>
          <table:table-cell office:value-type="string" table:style-name="ce16">
            <text:p>Enum</text:p>
          </table:table-cell>
          <table:table-cell office:value-type="string" table:style-name="ce17">
            <text:p>Station/</text:p>
            <text:p>Block</text:p>
          </table:table-cell>
          <table:table-cell office:value-type="string" table:style-name="ce18">
            <text:p>Position</text:p>
          </table:table-cell>
          <table:table-cell office:value-type="string" table:style-name="ce17">
            <text:p>Station/</text:p>
            <text:p>Block</text:p>
          </table:table-cell>
          <table:table-cell office:value-type="string" table:style-name="ce17">
            <text:p>Position</text:p>
          </table:table-cell>
          <table:table-cell office:value-type="string" table:style-name="ce19">
            <text:p>Speed</text:p>
          </table:table-cell>
          <table:table-cell office:value-type="string" table:style-name="ce17">
            <text:p>Tracks</text:p>
          </table:table-cell>
          <table:table-cell office:value-type="string" table:style-name="ce17">
            <text:p>Time</text:p>
          </table:table-cell>
          <table:table-cell office:value-type="string" table:style-name="ce17">
            <text:p>Stationtrack</text:p>
          </table:table-cell>
          <table:table-cell office:value-type="string" table:style-name="ce17">
            <text:p>Stationtrack</text:p>
          </table:table-cell>
          <table:table-cell office:value-type="string" table:style-name="ce17">
            <text:p>Position1</text:p>
          </table:table-cell>
          <table:table-cell office:value-type="string" table:style-name="ce17">
            <text:p>Speed1</text:p>
          </table:table-cell>
          <table:table-cell office:value-type="string" table:style-name="ce17">
            <text:p>Remark1</text:p>
          </table:table-cell>
          <table:table-cell office:value-type="string" table:style-name="ce17">
            <text:p>Position2</text:p>
          </table:table-cell>
          <table:table-cell office:value-type="string" table:style-name="ce17">
            <text:p>Speed2</text:p>
          </table:table-cell>
          <table:table-cell office:value-type="string" table:style-name="ce17">
            <text:p>Remark2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HO</text:p>
          </table:table-cell>
          <table:table-cell office:value-type="float" office:value="0" table:style-name="ce20">
            <text:p>0,000</text:p>
          </table:table-cell>
          <table:table-cell office:value-type="string" table:style-name="ce1">
            <text:p>ISE</text:p>
          </table:table-cell>
          <table:table-cell office:value-type="float" office:value="2.4700000000000002" table:style-name="ce21">
            <text:p>2,47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2">
            <text:p>1</text:p>
          </table:table-cell>
          <table:table-cell office:value-type="string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SE</text:p>
          </table:table-cell>
          <table:table-cell office:value-type="float" office:value="2.4700000000000002" table:style-name="ce20">
            <text:p>2,470</text:p>
          </table:table-cell>
          <table:table-cell office:value-type="string" table:style-name="ce1">
            <text:p>S31</text:p>
          </table:table-cell>
          <table:table-cell office:value-type="float" office:value="3.2349999999999999" table:style-name="ce20">
            <text:p>3,23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3" table:style-name="ce1"/>
          <table:table-cell office:value-type="float" office:value="3.3250000000000002" table:style-name="ce20">
            <text:p>3,325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31</text:p>
          </table:table-cell>
          <table:table-cell office:value-type="float" office:value="3.2349999999999999" table:style-name="ce20">
            <text:p>3,235</text:p>
          </table:table-cell>
          <table:table-cell office:value-type="string" table:style-name="ce1">
            <text:p>PFE</text:p>
          </table:table-cell>
          <table:table-cell office:value-type="float" office:value="4.0709999999999997" table:style-name="ce20">
            <text:p>4,07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.3250000000000002" table:style-name="ce20">
            <text:p>3,32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table:style-name="ce20"/>
          <table:table-cell table:style-name="ce1"/>
          <table:table-cell table:style-name="ce23"/>
          <table:table-cell table:number-columns-repeated="16367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FE</text:p>
          </table:table-cell>
          <table:table-cell office:value-type="float" office:value="4.0709999999999997" table:style-name="ce20">
            <text:p>4,071</text:p>
          </table:table-cell>
          <table:table-cell office:value-type="string" table:style-name="ce1">
            <text:p>JA</text:p>
          </table:table-cell>
          <table:table-cell office:value-type="float" office:value="6.01" table:style-name="ce20">
            <text:p>6,0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1</text:p>
          </table:table-cell>
          <table:table-cell table:style-name="ce20"/>
          <table:table-cell table:style-name="ce1"/>
          <table:table-cell table:style-name="ce23"/>
          <table:table-cell table:style-name="ce20"/>
          <table:table-cell table:style-name="ce1"/>
          <table:table-cell table:style-name="ce23"/>
          <table:table-cell table:number-columns-repeated="16367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A</text:p>
          </table:table-cell>
          <table:table-cell office:value-type="float" office:value="6.01" table:style-name="ce20">
            <text:p>6,010</text:p>
          </table:table-cell>
          <table:table-cell office:value-type="string" table:style-name="ce1">
            <text:p>TBW</text:p>
          </table:table-cell>
          <table:table-cell office:value-type="float" office:value="8.2070000000000007" table:style-name="ce20">
            <text:p>8,20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TBW</text:p>
          </table:table-cell>
          <table:table-cell office:value-type="float" office:value="8.2070000000000007" table:style-name="ce20">
            <text:p>8,207</text:p>
          </table:table-cell>
          <table:table-cell office:value-type="string" table:style-name="ce1">
            <text:p>ALO</text:p>
          </table:table-cell>
          <table:table-cell office:value-type="float" office:value="9.4909999999999997" table:style-name="ce20">
            <text:p>9,49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LO</text:p>
          </table:table-cell>
          <table:table-cell office:value-type="float" office:value="9.4909999999999997" table:style-name="ce20">
            <text:p>9,491</text:p>
          </table:table-cell>
          <table:table-cell office:value-type="string" table:style-name="ce1">
            <text:p>KTL</text:p>
          </table:table-cell>
          <table:table-cell office:value-type="float" office:value="10.731" table:style-name="ce20">
            <text:p>10,73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SE</text:p>
          </table:table-cell>
          <table:table-cell office:value-type="float" office:value="0" table:style-name="ce20">
            <text:p>0,000</text:p>
          </table:table-cell>
          <table:table-cell office:value-type="string" table:style-name="ce1">
            <text:p>WBA2</text:p>
          </table:table-cell>
          <table:table-cell office:value-type="float" office:value="3.0880000000000001" table:style-name="ce20">
            <text:p>3,088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SE</text:p>
          </table:table-cell>
          <table:table-cell office:value-type="float" office:value="0" table:style-name="ce20">
            <text:p>0,000</text:p>
          </table:table-cell>
          <table:table-cell office:value-type="string" table:style-name="ce1">
            <text:p>WBA1</text:p>
          </table:table-cell>
          <table:table-cell office:value-type="float" office:value="2.13" table:style-name="ce20">
            <text:p>2,1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22">
            <text:p>1</text:p>
          </table:table-cell>
          <table:table-cell office:value-type="string" table:style-name="ce22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BA1</text:p>
          </table:table-cell>
          <table:table-cell office:value-type="float" office:value="2.13" table:style-name="ce20">
            <text:p>2,130</text:p>
          </table:table-cell>
          <table:table-cell office:value-type="string" table:style-name="ce1">
            <text:p>WBA11</text:p>
          </table:table-cell>
          <table:table-cell office:value-type="float" office:value="3.4750000000000001" table:style-name="ce20">
            <text:p>3,47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16373" table:style-name="ce1"/>
        </table:table-row>
        <table:table-row table:number-rows-repeated="65520" table:style-name="ro1">
          <table:table-cell table:number-columns-repeated="16384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983040" table:style-name="ro1">
          <table:table-cell table:number-columns-repeated="16384"/>
        </table:table-row>
      </table:table>
      <table:table table:name="Lines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9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66" table:default-cell-style-name="ce1"/>
        <table:table-column table:style-name="co6" table:number-columns-repeated="16305" table:default-cell-style-name="ce1"/>
        <table:table-row table:style-name="ro1">
          <table:table-cell office:value-type="string" table:style-name="ce17">
            <text:p>Name</text:p>
          </table:table-cell>
          <table:table-cell office:value-type="string" table:style-name="ce17">
            <text:p>Enum</text:p>
          </table:table-cell>
          <table:table-cell office:value-type="string" table:style-name="ce17">
            <text:p>Remark</text:p>
          </table:table-cell>
          <table:table-cell office:value-type="string" table:style-name="ce25">
            <text:p>Start</text:p>
          </table:table-cell>
          <table:table-cell office:value-type="string" table:style-name="ce25">
            <text:p>End</text:p>
          </table:table-cell>
          <table:table-cell office:value-type="string" table:style-name="ce17">
            <text:p>Timestart</text:p>
          </table:table-cell>
          <table:table-cell office:value-type="string" table:style-name="ce17">
            <text:p>Timeend</text:p>
          </table:table-cell>
          <table:table-cell table:number-columns-repeated="2" table:style-name="ce17"/>
          <table:table-cell office:value-type="string" table:style-name="ce17">
            <text:p>Tracks</text:p>
          </table:table-cell>
          <table:table-cell office:value-type="string" table:style-name="ce17">
            <text:p>Trackdistance</text:p>
          </table:table-cell>
          <table:table-cell office:value-type="string" table:style-name="ce17">
            <text:p>SubType</text:p>
          </table:table-cell>
          <table:table-cell table:style-name="ce17"/>
          <table:table-cell table:number-columns-repeated="2" table:style-name="ce1"/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UHO;*;0008637183</text:p>
          </table:table-cell>
          <table:table-cell office:value-type="string" table:style-name="ce1">
            <text:p>UHO;1;-000000001</text:p>
          </table:table-cell>
          <table:table-cell office:value-type="string" table:style-name="ce1">
            <text:p>UHO;2;-000000001</text:p>
          </table:table-cell>
          <table:table-cell office:value-type="string" table:style-name="ce1">
            <text:p>UHO;3;-000000001</text:p>
          </table:table-cell>
          <table:table-cell office:value-type="string" table:style-name="ce1">
            <text:p>UHO;4;-000000001</text:p>
          </table:table-cell>
          <table:table-cell office:value-type="string" table:style-name="ce1">
            <text:p>UHO;5;-000000001</text:p>
          </table:table-cell>
          <table:table-cell office:value-type="string" table:style-name="ce1">
            <text:p>ISE;*;0008637183</text:p>
          </table:table-cell>
          <table:table-cell office:value-type="string" table:style-name="ce1">
            <text:p>ISE;1;-000000001</text:p>
          </table:table-cell>
          <table:table-cell office:value-type="string" table:style-name="ce1">
            <text:p>ISE;2;-000000001</text:p>
          </table:table-cell>
          <table:table-cell office:value-type="string" table:style-name="ce1">
            <text:p>ISE;3;-000000001</text:p>
          </table:table-cell>
          <table:table-cell office:value-type="string" table:style-name="ce1">
            <text:p>ISE;A1;-000000001</text:p>
          </table:table-cell>
          <table:table-cell office:value-type="string" table:style-name="ce1">
            <text:p>ISE;A2;-000000001</text:p>
          </table:table-cell>
          <table:table-cell office:value-type="string" table:style-name="ce1">
            <text:p>S31;*;0008637183</text:p>
          </table:table-cell>
          <table:table-cell office:value-type="string" table:style-name="ce1">
            <text:p>S31;1;-000000001</text:p>
          </table:table-cell>
          <table:table-cell office:value-type="string" table:style-name="ce1">
            <text:p>S31;*;-000000001</text:p>
          </table:table-cell>
          <table:table-cell office:value-type="string" table:style-name="ce1">
            <text:p>PFE;*;0008637183</text:p>
          </table:table-cell>
          <table:table-cell office:value-type="string" table:style-name="ce1">
            <text:p>PFE;1;-000000001</text:p>
          </table:table-cell>
          <table:table-cell office:value-type="string" table:style-name="ce1">
            <text:p>PFE;*;-000000001</text:p>
          </table:table-cell>
          <table:table-cell office:value-type="string" table:style-name="ce1">
            <text:p>PFE;*;-000000001</text:p>
          </table:table-cell>
          <table:table-cell office:value-type="string" table:style-name="ce1">
            <text:p>PFE;*;-000000001</text:p>
          </table:table-cell>
          <table:table-cell office:value-type="string" table:style-name="ce1">
            <text:p>JA;*;0008637183</text:p>
          </table:table-cell>
          <table:table-cell office:value-type="string" table:style-name="ce1">
            <text:p>JA;1;-000000001</text:p>
          </table:table-cell>
          <table:table-cell office:value-type="string" table:style-name="ce1">
            <text:p>JA;2;-000000001</text:p>
          </table:table-cell>
          <table:table-cell office:value-type="string" table:style-name="ce1">
            <text:p>TBW;*;0008637183</text:p>
          </table:table-cell>
          <table:table-cell office:value-type="string" table:style-name="ce1">
            <text:p>TBW;1;-000000001</text:p>
          </table:table-cell>
          <table:table-cell office:value-type="string" table:style-name="ce1">
            <text:p>TBW;*;-000000001</text:p>
          </table:table-cell>
          <table:table-cell office:value-type="string" table:style-name="ce1">
            <text:p>TBW;*;-000000001</text:p>
          </table:table-cell>
          <table:table-cell office:value-type="string" table:style-name="ce1">
            <text:p>ALO;*;0008637183</text:p>
          </table:table-cell>
          <table:table-cell office:value-type="string" table:style-name="ce1">
            <text:p>ALO;1;-000000001</text:p>
          </table:table-cell>
          <table:table-cell office:value-type="string" table:style-name="ce1">
            <text:p>ALO;2;-000000001</text:p>
          </table:table-cell>
          <table:table-cell office:value-type="string" table:style-name="ce1">
            <text:p>ALO;3;-000000001</text:p>
          </table:table-cell>
          <table:table-cell office:value-type="string" table:style-name="ce1">
            <text:p>ALO;A1;-000000001</text:p>
          </table:table-cell>
          <table:table-cell office:value-type="string" table:style-name="ce1">
            <text:p>ALO;A2;-000000001</text:p>
          </table:table-cell>
          <table:table-cell office:value-type="string" table:style-name="ce1">
            <text:p>KTL;*;0008637183</text:p>
          </table:table-cell>
          <table:table-cell office:value-type="string" table:style-name="ce1">
            <text:p>KTL;1;-000000001</text:p>
          </table:table-cell>
          <table:table-cell office:value-type="string" table:style-name="ce1">
            <text:p>KTL;2;-000000001</text:p>
          </table:table-cell>
          <table:table-cell office:value-type="string" table:style-name="ce1">
            <text:p>KTL;3;-000000001</text:p>
          </table:table-cell>
          <table:table-cell office:value-type="string" table:style-name="ce1">
            <text:p>KTL;4;-000000001</text:p>
          </table:table-cell>
          <table:table-cell office:value-type="string" table:style-name="ce1">
            <text:p>KTL;5;-000000001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WBA1;*;0016776960</text:p>
          </table:table-cell>
          <table:table-cell office:value-type="string" table:style-name="ce1">
            <text:p>WBA1;1;-000000001</text:p>
          </table:table-cell>
          <table:table-cell office:value-type="string" table:style-name="ce1">
            <text:p>WBA1;*;-000000001</text:p>
          </table:table-cell>
          <table:table-cell office:value-type="string" table:style-name="ce1">
            <text:p>WBA11;*;0016776960</text:p>
          </table:table-cell>
          <table:table-cell office:value-type="string" table:style-name="ce1">
            <text:p>WBA11;1;-000000001</text:p>
          </table:table-cell>
          <table:table-cell office:value-type="string" table:style-name="ce1">
            <text:p>WBA11;*;-000000001</text:p>
          </table:table-cell>
          <table:table-cell office:value-type="string" table:style-name="ce1">
            <text:p>WBA2;*;0016711935</text:p>
          </table:table-cell>
          <table:table-cell office:value-type="string" table:style-name="ce1">
            <text:p>WBA2;1;-000000001</text:p>
          </table:table-cell>
          <table:table-cell office:value-type="string" table:style-name="ce1">
            <text:p>WBA2;*;-000000001</text:p>
          </table:table-cell>
          <table:table-cell office:value-type="string" table:style-name="ce1">
            <text:p>WBA2;*;-000000001</text:p>
          </table:table-cell>
          <table:table-cell table:number-columns-repeated="16305"/>
        </table:table-row>
        <table:table-row table:style-name="ro1">
          <table:table-cell office:value-type="string" table:style-name="ce1">
            <text:p>UHO-KTL</text:p>
          </table:table-cell>
          <table:table-cell table:style-name="ce1"/>
          <table:table-cell office:value-type="string" table:style-name="ce1">
            <text:p>Unterhosen-Kaltental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KTL</text:p>
          </table:table-cell>
          <table:table-cell office:value-type="time" office:time-value="PT5H0M0S" table:style-name="ce26">
            <text:p>05:00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2949" table:style-name="ce1">
            <text:p>2949</text:p>
          </table:table-cell>
          <table:table-cell office:value-type="float" office:value="57224.5703125" table:style-name="ce1">
            <text:p>57224,5703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S31, Track: *,*/0000200003Station: S31, Track: 1,V/0000200003Station: S31, Track: 2,N/0000200003Station: S31,#,V/0000100003Station: PFE, Track: *,*/0000200004Station: PFE, Track: 1,V/0000200004Station: PFE, Track: 2,N/0000200004Station: PFE, Track: 3,N/0000200004Station: PFE, Track: 4,N/0000200004Station: PFE,#,V/0000100004Station: JA, Track: *,*/0000200005Station: JA, Track: 1,V/0000300005Station: JA, Track: 2,V/0000300005Station: JA,#,V/0000100005Station: TBW, Track: *,*/0000200006Station: TBW, Track: 1,V/0000200006Station: TBW, Track: 2,N/0000200006Station: TBW, Track: 3,N/0000200006Station: TBW,#,V/0000100006Station: ALO, Track: *,*/0000200007Station: ALO, Track: 1,V/0000300007Station: ALO, Track: 2,V/0000400007Station: ALO, Track: 3,V/0000500007Station: ALO, Track: A1,V/0000600007Station: ALO, Track: A2,V/0000600007Station: ALO,#,V/0000100007Station: KTL, Track: *,*/0000200008Station: KTL, Track: 1,V/0000300008Station: KTL, Track: 2,V/0000400008Station: KTL, Track: 3,V/0000500008Station: KTL, Track: 4,V/0000600008Station: KTL, Track: 5,V/0000600008Station: KTL,#,V,/00008</text:p>
          </table:table-cell>
          <table:table-cell office:value-type="string" table:style-name="ce1">
            <text:p>all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float" office:value="18.75" table:style-name="ce1">
            <text:p>18,75</text:p>
          </table:table-cell>
          <table:table-cell office:value-type="float" office:value="13.125" table:style-name="ce1">
            <text:p>13,125</text:p>
          </table:table-cell>
          <table:table-cell office:value-type="float" office:value="24.375" table:style-name="ce1">
            <text:p>24,375</text:p>
          </table:table-cell>
          <table:table-cell office:value-type="float" office:value="35.625" table:style-name="ce1">
            <text:p>35,625</text:p>
          </table:table-cell>
          <table:table-cell office:value-type="float" office:value="46.875" table:style-name="ce1">
            <text:p>46,875</text:p>
          </table:table-cell>
          <table:table-cell office:value-type="float" office:value="58.125" table:style-name="ce1">
            <text:p>58,125</text:p>
          </table:table-cell>
          <table:table-cell office:value-type="float" office:value="157.5" table:style-name="ce1">
            <text:p>157,5</text:p>
          </table:table-cell>
          <table:table-cell office:value-type="float" office:value="151.875" table:style-name="ce1">
            <text:p>151,875</text:p>
          </table:table-cell>
          <table:table-cell office:value-type="float" office:value="163.125" table:style-name="ce1">
            <text:p>163,125</text:p>
          </table:table-cell>
          <table:table-cell office:value-type="float" office:value="174.375" table:style-name="ce1">
            <text:p>174,375</text:p>
          </table:table-cell>
          <table:table-cell office:value-type="float" office:value="185.625" table:style-name="ce1">
            <text:p>185,625</text:p>
          </table:table-cell>
          <table:table-cell office:value-type="float" office:value="196.875" table:style-name="ce1">
            <text:p>196,875</text:p>
          </table:table-cell>
          <table:table-cell office:value-type="float" office:value="296.25" table:style-name="ce1">
            <text:p>296,25</text:p>
          </table:table-cell>
          <table:table-cell office:value-type="float" office:value="290.625" table:style-name="ce1">
            <text:p>290,625</text:p>
          </table:table-cell>
          <table:table-cell office:value-type="float" office:value="296.25" table:style-name="ce1">
            <text:p>296,25</text:p>
          </table:table-cell>
          <table:table-cell office:value-type="float" office:value="390" table:style-name="ce1">
            <text:p>390</text:p>
          </table:table-cell>
          <table:table-cell office:value-type="float" office:value="384.375" table:style-name="ce1">
            <text:p>384,375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483.75" table:style-name="ce1">
            <text:p>483,75</text:p>
          </table:table-cell>
          <table:table-cell office:value-type="float" office:value="478.125" table:style-name="ce1">
            <text:p>478,125</text:p>
          </table:table-cell>
          <table:table-cell office:value-type="float" office:value="489.375" table:style-name="ce1">
            <text:p>489,375</text:p>
          </table:table-cell>
          <table:table-cell office:value-type="float" office:value="588.75" table:style-name="ce1">
            <text:p>588,75</text:p>
          </table:table-cell>
          <table:table-cell office:value-type="float" office:value="583.125" table:style-name="ce1">
            <text:p>583,125</text:p>
          </table:table-cell>
          <table:table-cell office:value-type="float" office:value="588.75" table:style-name="ce1">
            <text:p>588,75</text:p>
          </table:table-cell>
          <table:table-cell office:value-type="float" office:value="588.75" table:style-name="ce1">
            <text:p>588,75</text:p>
          </table:table-cell>
          <table:table-cell office:value-type="float" office:value="682.5" table:style-name="ce1">
            <text:p>682,5</text:p>
          </table:table-cell>
          <table:table-cell office:value-type="float" office:value="676.875" table:style-name="ce1">
            <text:p>676,875</text:p>
          </table:table-cell>
          <table:table-cell office:value-type="float" office:value="688.125" table:style-name="ce1">
            <text:p>688,125</text:p>
          </table:table-cell>
          <table:table-cell office:value-type="float" office:value="699.375" table:style-name="ce1">
            <text:p>699,375</text:p>
          </table:table-cell>
          <table:table-cell office:value-type="float" office:value="710.625" table:style-name="ce1">
            <text:p>710,625</text:p>
          </table:table-cell>
          <table:table-cell office:value-type="float" office:value="721.875" table:style-name="ce1">
            <text:p>721,875</text:p>
          </table:table-cell>
          <table:table-cell office:value-type="float" office:value="821.25" table:style-name="ce1">
            <text:p>821,25</text:p>
          </table:table-cell>
          <table:table-cell office:value-type="float" office:value="815.625" table:style-name="ce1">
            <text:p>815,625</text:p>
          </table:table-cell>
          <table:table-cell office:value-type="float" office:value="826.875" table:style-name="ce1">
            <text:p>826,875</text:p>
          </table:table-cell>
          <table:table-cell office:value-type="float" office:value="838.125" table:style-name="ce1">
            <text:p>838,125</text:p>
          </table:table-cell>
          <table:table-cell office:value-type="float" office:value="849.375" table:style-name="ce1">
            <text:p>849,375</text:p>
          </table:table-cell>
          <table:table-cell office:value-type="float" office:value="860.625" table:style-name="ce1">
            <text:p>860,625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table:number-columns-repeated="16305"/>
        </table:table-row>
        <table:table-row table:style-name="ro1">
          <table:table-cell office:value-type="string" table:style-name="ce1">
            <text:p>UHO-WBA2</text:p>
          </table:table-cell>
          <table:table-cell table:style-name="ce1"/>
          <table:table-cell office:value-type="string" table:style-name="ce1">
            <text:p>Unterhosen – Waldbahn 2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WBA2</text:p>
          </table:table-cell>
          <table:table-cell office:value-type="time" office:time-value="PT5H0M0S" table:style-name="ce26">
            <text:p>05:00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10320" table:style-name="ce1">
            <text:p>10320</text:p>
          </table:table-cell>
          <table:table-cell office:value-type="float" office:value="57224.5703125" table:style-name="ce1">
            <text:p>57224,5703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2, Track: *,*/0000200003Station: WBA2, Track: 1,V/0000200003Station: WBA2, Track: 2,N/0000200003Station: WBA2,#,V,/00003</text:p>
          </table:table-cell>
          <table:table-cell office:value-type="string" table:style-name="ce1">
            <text:p>all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float" office:value="18.75" table:style-name="ce1">
            <text:p>18,75</text:p>
          </table:table-cell>
          <table:table-cell office:value-type="float" office:value="13.125" table:style-name="ce1">
            <text:p>13,125</text:p>
          </table:table-cell>
          <table:table-cell office:value-type="float" office:value="24.375" table:style-name="ce1">
            <text:p>24,375</text:p>
          </table:table-cell>
          <table:table-cell office:value-type="float" office:value="35.625" table:style-name="ce1">
            <text:p>35,625</text:p>
          </table:table-cell>
          <table:table-cell office:value-type="float" office:value="46.875" table:style-name="ce1">
            <text:p>46,875</text:p>
          </table:table-cell>
          <table:table-cell office:value-type="float" office:value="58.125" table:style-name="ce1">
            <text:p>58,125</text:p>
          </table:table-cell>
          <table:table-cell office:value-type="float" office:value="157.5" table:style-name="ce1">
            <text:p>157,5</text:p>
          </table:table-cell>
          <table:table-cell office:value-type="float" office:value="151.875" table:style-name="ce1">
            <text:p>151,875</text:p>
          </table:table-cell>
          <table:table-cell office:value-type="float" office:value="163.125" table:style-name="ce1">
            <text:p>163,125</text:p>
          </table:table-cell>
          <table:table-cell office:value-type="float" office:value="174.375" table:style-name="ce1">
            <text:p>174,375</text:p>
          </table:table-cell>
          <table:table-cell office:value-type="float" office:value="185.625" table:style-name="ce1">
            <text:p>185,625</text:p>
          </table:table-cell>
          <table:table-cell office:value-type="float" office:value="196.875" table:style-name="ce1">
            <text:p>196,875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float" office:value="296.25" table:style-name="ce1">
            <text:p>296,25</text:p>
          </table:table-cell>
          <table:table-cell office:value-type="float" office:value="290.625" table:style-name="ce1">
            <text:p>290,625</text:p>
          </table:table-cell>
          <table:table-cell office:value-type="float" office:value="296.25" table:style-name="ce1">
            <text:p>296,25</text:p>
          </table:table-cell>
          <table:table-cell office:value-type="float" office:value="157.5" table:style-name="ce1">
            <text:p>157,5</text:p>
          </table:table-cell>
          <table:table-cell table:number-columns-repeated="16305"/>
        </table:table-row>
        <table:table-row table:style-name="ro1">
          <table:table-cell office:value-type="string" table:style-name="ce1">
            <text:p>UHO-WBA1</text:p>
          </table:table-cell>
          <table:table-cell table:style-name="ce1"/>
          <table:table-cell office:value-type="string" table:style-name="ce1">
            <text:p>Unterhosen – Waldbahn 1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WBA11</text:p>
          </table:table-cell>
          <table:table-cell office:value-type="time" office:time-value="PT5H0M0S" table:style-name="ce26">
            <text:p>05:00</text:p>
          </table:table-cell>
          <table:table-cell office:value-type="time" office:time-value="PT19H0M0S" table:style-name="ce26">
            <text:p>19:00</text:p>
          </table:table-cell>
          <table:table-cell office:value-type="float" office:value="6880" table:style-name="ce1">
            <text:p>6880</text:p>
          </table:table-cell>
          <table:table-cell office:value-type="float" office:value="57224.5703125" table:style-name="ce1">
            <text:p>57224,5703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1, Track: *,*/0000200003Station: WBA1, Track: 1,V/0000200003Station: WBA1, Track: 2,N/0000200003Station: WBA1,#,V/0000100003Station: WBA11, Track: *,*/0000200004Station: WBA11, Track: 1,V/0000200004Station: WBA11, Track: 2,N/0000200004Station: WBA11,#,V,/0000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float" office:value="18.75" table:style-name="ce1">
            <text:p>18,75</text:p>
          </table:table-cell>
          <table:table-cell office:value-type="float" office:value="13.125" table:style-name="ce1">
            <text:p>13,125</text:p>
          </table:table-cell>
          <table:table-cell office:value-type="float" office:value="24.375" table:style-name="ce1">
            <text:p>24,375</text:p>
          </table:table-cell>
          <table:table-cell office:value-type="float" office:value="35.625" table:style-name="ce1">
            <text:p>35,625</text:p>
          </table:table-cell>
          <table:table-cell office:value-type="float" office:value="46.875" table:style-name="ce1">
            <text:p>46,875</text:p>
          </table:table-cell>
          <table:table-cell office:value-type="float" office:value="58.125" table:style-name="ce1">
            <text:p>58,125</text:p>
          </table:table-cell>
          <table:table-cell office:value-type="float" office:value="157.5" table:style-name="ce1">
            <text:p>157,5</text:p>
          </table:table-cell>
          <table:table-cell office:value-type="float" office:value="151.875" table:style-name="ce1">
            <text:p>151,875</text:p>
          </table:table-cell>
          <table:table-cell office:value-type="float" office:value="163.125" table:style-name="ce1">
            <text:p>163,125</text:p>
          </table:table-cell>
          <table:table-cell office:value-type="float" office:value="174.375" table:style-name="ce1">
            <text:p>174,375</text:p>
          </table:table-cell>
          <table:table-cell office:value-type="float" office:value="185.625" table:style-name="ce1">
            <text:p>185,625</text:p>
          </table:table-cell>
          <table:table-cell office:value-type="float" office:value="196.875" table:style-name="ce1">
            <text:p>196,875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float" office:value="296.25" table:style-name="ce1">
            <text:p>296,25</text:p>
          </table:table-cell>
          <table:table-cell office:value-type="float" office:value="290.625" table:style-name="ce1">
            <text:p>290,625</text:p>
          </table:table-cell>
          <table:table-cell office:value-type="float" office:value="296.25" table:style-name="ce1">
            <text:p>296,25</text:p>
          </table:table-cell>
          <table:table-cell office:value-type="float" office:value="390" table:style-name="ce1">
            <text:p>390</text:p>
          </table:table-cell>
          <table:table-cell office:value-type="float" office:value="384.375" table:style-name="ce1">
            <text:p>384,375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office:value-type="string" table:style-name="ce1">
            <text:p>#NV</text:p>
          </table:table-cell>
          <table:table-cell table:number-columns-repeated="16305"/>
        </table:table-row>
        <table:table-row table:style-name="ro1">
          <table:table-cell table:number-columns-repeated="3" table:style-name="ce1"/>
          <table:table-cell table:number-columns-repeated="2" table:style-name="ce27"/>
          <table:table-cell table:number-columns-repeated="2" table:style-name="ce26"/>
          <table:table-cell table:number-columns-repeated="16377" table:style-name="ce1"/>
        </table:table-row>
        <table:table-row table:number-rows-repeated="11" table:style-name="ro1">
          <table:table-cell table:number-columns-repeated="3" table:style-name="ce1"/>
          <table:table-cell table:number-columns-repeated="2" table:style-name="ce27"/>
          <table:table-cell table:number-columns-repeated="16379" table:style-name="ce1"/>
        </table:table-row>
        <table:table-row table:number-rows-repeated="31943" table:style-name="ro1">
          <table:table-cell table:number-columns-repeated="3"/>
          <table:table-cell table:number-columns-repeated="2" table:style-name="ce27"/>
          <table:table-cell table:number-columns-repeated="16379"/>
        </table:table-row>
        <table:table-row table:number-rows-repeated="1016617" table:style-name="ro1">
          <table:table-cell table:number-columns-repeated="16384"/>
        </table:table-row>
      </table:table>
      <table:table table:name="Trains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20" table:default-cell-style-name="ce6"/>
        <table:table-column table:style-name="co1" table:default-cell-style-name="ce1"/>
        <table:table-column table:style-name="co31" table:default-cell-style-name="ce1"/>
        <table:table-column table:style-name="co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" table:number-columns-repeated="11" table:default-cell-style-name="ce1"/>
        <table:table-column table:style-name="co6" table:number-columns-repeated="16359" table:default-cell-style-name="ce1"/>
        <table:table-row table:style-name="ro3">
          <table:table-cell office:value-type="string" table:style-name="ce28">
            <text:p>Train number</text:p>
          </table:table-cell>
          <table:table-cell office:value-type="string" table:style-name="ce29">
            <text:p>enum</text:p>
          </table:table-cell>
          <table:table-cell office:value-type="string" table:style-name="ce30">
            <text:p>train prefix/ station</text:p>
          </table:table-cell>
          <table:table-cell office:value-type="string" table:style-name="ce30">
            <text:p>train suffix/ track/ station</text:p>
          </table:table-cell>
          <table:table-cell office:value-type="string" table:style-name="ce31">
            <text:p>Arrival</text:p>
          </table:table-cell>
          <table:table-cell office:value-type="string" table:style-name="ce31">
            <text:p>Departure</text:p>
          </table:table-cell>
          <table:table-cell office:value-type="string" table:style-name="ce28">
            <text:p>Speed/ Group/ wheels</text:p>
          </table:table-cell>
          <table:table-cell office:value-type="string" table:style-name="ce32">
            <text:p>Object</text:p>
          </table:table-cell>
          <table:table-cell office:value-type="string" table:style-name="ce30">
            <text:p>type</text:p>
          </table:table-cell>
          <table:table-cell office:value-type="string" table:style-name="ce33">
            <text:p>Train Name</text:p>
          </table:table-cell>
          <table:table-cell office:value-type="string" table:style-name="ce30">
            <text:p>remark</text:p>
          </table:table-cell>
          <table:table-cell office:value-type="string" table:style-name="ce28">
            <text:p>trapez post</text:p>
          </table:table-cell>
          <table:table-cell office:value-type="string" table:style-name="ce28">
            <text:p>crossing</text:p>
          </table:table-cell>
          <table:table-cell office:value-type="string" table:style-name="ce28">
            <text:p>overtaking</text:p>
          </table:table-cell>
          <table:table-cell office:value-type="string" table:style-name="ce28">
            <text:p>trainreport</text:p>
          </table:table-cell>
          <table:table-cell office:value-type="string" table:style-name="ce28">
            <text:p>messages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34">
            <text:p>10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</text:p>
          </table:table-cell>
          <table:table-cell table:style-name="ce34"/>
          <table:table-cell office:value-type="time" office:time-value="PT6H0M0S" table:style-name="ce35">
            <text:p>06:00</text:p>
          </table:table-cell>
          <table:table-cell office:value-type="time" office:time-value="PT6H51M0S" table:style-name="ce35">
            <text:p>06:51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01.P3001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3001</text:p>
          </table:table-cell>
          <table:table-cell office:value-type="string" table:style-name="ce34">
            <text:p>WALDARBEITERZUG</text:p>
          </table:table-cell>
          <table:table-cell table:number-columns-repeated="5"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TL</text:p>
          </table:table-cell>
          <table:table-cell office:value-type="string" table:style-name="ce1">
            <text:p>1</text:p>
          </table:table-cell>
          <table:table-cell office:value-type="time" office:time-value="PT6H0M0S" table:style-name="ce36">
            <text:p>06:00</text:p>
          </table:table-cell>
          <table:table-cell office:value-type="time" office:time-value="PT6H15M0S" table:style-name="ce36">
            <text:p>06:15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6" table:style-name="ce1"/>
          <table:table-cell office:value-type="float" office:value="774.81067961165104" table:style-name="ce1">
            <text:p>774,8106796</text:p>
          </table:table-cell>
          <table:table-cell office:value-type="float" office:value="800.92657766990305" table:style-name="ce1">
            <text:p>800,9265777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O</text:p>
          </table:table-cell>
          <table:table-cell office:value-type="string" table:style-name="ce1">
            <text:p>1</text:p>
          </table:table-cell>
          <table:table-cell office:value-type="time" office:time-value="PT6H17M0S" table:style-name="ce36">
            <text:p>06:17</text:p>
          </table:table-cell>
          <table:table-cell office:value-type="time" office:time-value="PT6H22M0S" table:style-name="ce36">
            <text:p>06:22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6" table:style-name="ce1"/>
          <table:table-cell office:value-type="float" office:value="804.408697411003" table:style-name="ce1">
            <text:p>804,4086974</text:p>
          </table:table-cell>
          <table:table-cell office:value-type="float" office:value="813.11399676375402" table:style-name="ce1">
            <text:p>813,113996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BW</text:p>
          </table:table-cell>
          <table:table-cell office:value-type="string" table:style-name="ce1">
            <text:p>1</text:p>
          </table:table-cell>
          <table:table-cell office:value-type="time" office:time-value="PT6H24M0S" table:style-name="ce36">
            <text:p>06:24</text:p>
          </table:table-cell>
          <table:table-cell office:value-type="time" office:time-value="PT6H29M0S" table:style-name="ce36">
            <text:p>06:29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6" table:style-name="ce1"/>
          <table:table-cell office:value-type="float" office:value="816.59611650485499" table:style-name="ce1">
            <text:p>816,5961165</text:p>
          </table:table-cell>
          <table:table-cell office:value-type="float" office:value="825.30141585760498" table:style-name="ce1">
            <text:p>825,3014159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1</text:p>
          </table:table-cell>
          <table:table-cell office:value-type="time" office:time-value="PT6H31M0S" table:style-name="ce36">
            <text:p>06:31</text:p>
          </table:table-cell>
          <table:table-cell office:value-type="time" office:time-value="PT6H36M0S" table:style-name="ce36">
            <text:p>06:36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2" table:style-name="ce1"/>
          <table:table-cell table:style-name="ce37"/>
          <table:table-cell table:number-columns-repeated="3" table:style-name="ce1"/>
          <table:table-cell office:value-type="float" office:value="828.78353559870504" table:style-name="ce1">
            <text:p>828,7835356</text:p>
          </table:table-cell>
          <table:table-cell office:value-type="float" office:value="837.48883495145606" table:style-name="ce1">
            <text:p>837,488835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3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FE</text:p>
          </table:table-cell>
          <table:table-cell office:value-type="string" table:style-name="ce1">
            <text:p>1</text:p>
          </table:table-cell>
          <table:table-cell office:value-type="time" office:time-value="PT6H38M0S" table:style-name="ce36">
            <text:p>06:38</text:p>
          </table:table-cell>
          <table:table-cell office:value-type="time" office:time-value="PT6H43M0S" table:style-name="ce36">
            <text:p>06:43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6" table:style-name="ce1"/>
          <table:table-cell office:value-type="float" office:value="840.97095469255703" table:style-name="ce1">
            <text:p>840,9709547</text:p>
          </table:table-cell>
          <table:table-cell office:value-type="float" office:value="849.67625404530702" table:style-name="ce1">
            <text:p>849,67625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4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31</text:p>
          </table:table-cell>
          <table:table-cell office:value-type="string" table:style-name="ce1">
            <text:p>1</text:p>
          </table:table-cell>
          <table:table-cell office:value-type="time" office:time-value="PT6H44M0S" table:style-name="ce36">
            <text:p>06:44</text:p>
          </table:table-cell>
          <table:table-cell office:value-type="time" office:time-value="PT6H44M0S" table:style-name="ce36">
            <text:p>06:44</text:p>
          </table:table-cell>
          <table:table-cell table:number-columns-repeated="2" table:style-name="ce1"/>
          <table:table-cell office:value-type="string" table:style-name="ce1">
            <text:p>timetable</text:p>
          </table:table-cell>
          <table:table-cell office:value-type="string" table:style-name="ce1">
            <text:p>P3001</text:p>
          </table:table-cell>
          <table:table-cell table:number-columns-repeated="6" table:style-name="ce1"/>
          <table:table-cell office:value-type="float" office:value="851.41731391585802" table:style-name="ce1">
            <text:p>851,4173139</text:p>
          </table:table-cell>
          <table:table-cell office:value-type="float" office:value="851.41731391585802" table:style-name="ce1">
            <text:p>851,417313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6H46M0S" table:style-name="ce38">
            <text:p>06:46</text:p>
          </table:table-cell>
          <table:table-cell office:value-type="time" office:time-value="PT6H51M0S" table:style-name="ce38">
            <text:p>06:5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54.89943365695797" table:style-name="ce1">
            <text:p>854,8994337</text:p>
          </table:table-cell>
          <table:table-cell office:value-type="float" office:value="863.60473300970898" table:style-name="ce1">
            <text:p>863,60473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6H15M0S" table:style-name="ce38">
            <text:p>06:15</text:p>
          </table:table-cell>
          <table:table-cell office:value-type="time" office:time-value="PT6H46M0S" table:style-name="ce38">
            <text:p>06:46</text:p>
          </table:table-cell>
          <table:table-cell table:style-name="ce39"/>
          <table:table-cell office:value-type="string" table:style-name="ce23">
            <text:p>Lok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3001</text:p>
          </table:table-cell>
          <table:table-cell office:value-type="string" table:style-name="ce23">
            <text:p>Lok 1</text:p>
          </table:table-cell>
          <table:table-cell table:number-columns-repeated="4" table:style-name="ce37"/>
          <table:table-cell table:style-name="ce1"/>
          <table:table-cell office:value-type="float" office:value="800.92657766990305" table:style-name="ce1">
            <text:p>800,9265777</text:p>
          </table:table-cell>
          <table:table-cell office:value-type="float" office:value="854.89943365695797" table:style-name="ce1">
            <text:p>854,8994337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4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6H15M0S" table:style-name="ce38">
            <text:p>06:15</text:p>
          </table:table-cell>
          <table:table-cell office:value-type="time" office:time-value="PT6H46M0S" table:style-name="ce38">
            <text:p>06:46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3001</text:p>
          </table:table-cell>
          <table:table-cell office:value-type="string" table:style-name="ce23">
            <text:p>2 Personen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6H0M0S" table:style-name="ce38">
            <text:p>06:00</text:p>
          </table:table-cell>
          <table:table-cell office:value-type="time" office:time-value="PT6H51M0S" table:style-name="ce38">
            <text:p>06:5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3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6H31M0S" table:style-name="ce38">
            <text:p>06:31</text:p>
          </table:table-cell>
          <table:table-cell office:value-type="time" office:time-value="PT6H36M0S" table:style-name="ce38">
            <text:p>06:36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3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4">
          <table:table-cell office:value-type="float" office:value="101" table:style-name="ce1">
            <text:p>101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6H31M0S" table:style-name="ce38">
            <text:p>06:31</text:p>
          </table:table-cell>
          <table:table-cell office:value-type="time" office:time-value="PT6H36M0S" table:style-name="ce38">
            <text:p>06:3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3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4">
          <table:table-cell office:value-type="float" office:value="102" table:style-name="ce34">
            <text:p>10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</text:p>
          </table:table-cell>
          <table:table-cell table:style-name="ce34"/>
          <table:table-cell office:value-type="time" office:time-value="PT6H45M0S" table:style-name="ce35">
            <text:p>06:45</text:p>
          </table:table-cell>
          <table:table-cell office:value-type="time" office:time-value="PT7H31M0S" table:style-name="ce35">
            <text:p>07:31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02.P3002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3002</text:p>
          </table:table-cell>
          <table:table-cell office:value-type="string" table:style-name="ce34">
            <text:p>SCHÜLERZUG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0M0S" table:style-name="ce38">
            <text:p>07:0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53.15837378640799" table:style-name="ce1">
            <text:p>853,1583738</text:p>
          </table:table-cell>
          <table:table-cell office:value-type="float" office:value="879.27427184466001" table:style-name="ce1">
            <text:p>879,27427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7H2M0S" table:style-name="ce38">
            <text:p>07:02</text:p>
          </table:table-cell>
          <table:table-cell office:value-type="time" office:time-value="PT7H2M0S" table:style-name="ce38">
            <text:p>07:0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82.75639158575996" table:style-name="ce1">
            <text:p>882,7563916</text:p>
          </table:table-cell>
          <table:table-cell office:value-type="float" office:value="882.75639158575996" table:style-name="ce1">
            <text:p>882,75639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7H3M0S" table:style-name="ce38">
            <text:p>07:03</text:p>
          </table:table-cell>
          <table:table-cell office:value-type="time" office:time-value="PT7H8M0S" table:style-name="ce38">
            <text:p>07:0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84.49745145631096" table:style-name="ce1">
            <text:p>884,4974515</text:p>
          </table:table-cell>
          <table:table-cell office:value-type="float" office:value="893.20275080906094" table:style-name="ce1">
            <text:p>893,202750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7H10M0S" table:style-name="ce38">
            <text:p>07:10</text:p>
          </table:table-cell>
          <table:table-cell office:value-type="time" office:time-value="PT7H15M0S" table:style-name="ce38">
            <text:p>07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office:value-type="string" table:style-name="ce37">
            <text:p>P3002</text:p>
          </table:table-cell>
          <table:table-cell office:value-type="string" table:style-name="ce37">
            <text:p>Ng7001</text:p>
          </table:table-cell>
          <table:table-cell table:number-columns-repeated="2" table:style-name="ce37"/>
          <table:table-cell table:style-name="ce1"/>
          <table:table-cell office:value-type="float" office:value="896.68487055016203" table:style-name="ce1">
            <text:p>896,6848706</text:p>
          </table:table-cell>
          <table:table-cell office:value-type="float" office:value="905.39016990291304" table:style-name="ce1">
            <text:p>905,390169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7H17M0S" table:style-name="ce38">
            <text:p>07:17</text:p>
          </table:table-cell>
          <table:table-cell office:value-type="time" office:time-value="PT7H22M0S" table:style-name="ce38">
            <text:p>07:2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08.87228964401299" table:style-name="ce1">
            <text:p>908,8722896</text:p>
          </table:table-cell>
          <table:table-cell office:value-type="float" office:value="917.57758899676401" table:style-name="ce1">
            <text:p>917,577589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2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7H24M0S" table:style-name="ce38">
            <text:p>07:24</text:p>
          </table:table-cell>
          <table:table-cell office:value-type="time" office:time-value="PT7H29M0S" table:style-name="ce38">
            <text:p>07:2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21.05970873786396" table:style-name="ce1">
            <text:p>921,0597087</text:p>
          </table:table-cell>
          <table:table-cell office:value-type="float" office:value="929.76500809061497" table:style-name="ce1">
            <text:p>929,7650081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7H31M0S" table:style-name="ce38">
            <text:p>07:31</text:p>
          </table:table-cell>
          <table:table-cell office:value-type="time" office:time-value="PT7H31M0S" table:style-name="ce38">
            <text:p>07:3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33.24712783171503" table:style-name="ce1">
            <text:p>933,2471278</text:p>
          </table:table-cell>
          <table:table-cell office:value-type="float" office:value="933.24712783171503" table:style-name="ce1">
            <text:p>933,2471278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3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7H0M0S" table:style-name="ce38">
            <text:p>07:00</text:p>
          </table:table-cell>
          <table:table-cell office:value-type="time" office:time-value="PT7H31M0S" table:style-name="ce38">
            <text:p>07:31</text:p>
          </table:table-cell>
          <table:table-cell table:style-name="ce39"/>
          <table:table-cell office:value-type="string" table:style-name="ce23">
            <text:p>Lok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3002</text:p>
          </table:table-cell>
          <table:table-cell office:value-type="string" table:style-name="ce23">
            <text:p>Lok 1</text:p>
          </table:table-cell>
          <table:table-cell table:number-columns-repeated="4" table:style-name="ce37"/>
          <table:table-cell table:style-name="ce1"/>
          <table:table-cell office:value-type="float" office:value="879.27427184466001" table:style-name="ce1">
            <text:p>879,2742718</text:p>
          </table:table-cell>
          <table:table-cell office:value-type="float" office:value="933.24712783171503" table:style-name="ce1">
            <text:p>933,2471278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1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7H0M0S" table:style-name="ce38">
            <text:p>07:00</text:p>
          </table:table-cell>
          <table:table-cell office:value-type="time" office:time-value="PT7H31M0S" table:style-name="ce38">
            <text:p>07:3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3002</text:p>
          </table:table-cell>
          <table:table-cell office:value-type="string" table:style-name="ce23">
            <text:p>2 Personen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3" table:style-name="ce1">
            <text:p>23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31M0S" table:style-name="ce38">
            <text:p>07:3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7H21M0S" table:style-name="ce38">
            <text:p>07:21</text:p>
          </table:table-cell>
          <table:table-cell office:value-type="time" office:time-value="PT7H21M0S" table:style-name="ce38">
            <text:p>07:2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4">
          <table:table-cell office:value-type="float" office:value="102" table:style-name="ce37">
            <text:p>102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7H21M0S" table:style-name="ce38">
            <text:p>07:21</text:p>
          </table:table-cell>
          <table:table-cell office:value-type="time" office:time-value="PT7H21M0S" table:style-name="ce38">
            <text:p>07:2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3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4">
          <table:table-cell office:value-type="float" office:value="103" table:style-name="ce42">
            <text:p>103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6H30M0S" table:style-name="ce43">
            <text:p>06:30</text:p>
          </table:table-cell>
          <table:table-cell office:value-type="time" office:time-value="PT7H14M0S" table:style-name="ce43">
            <text:p>07:14</text:p>
          </table:table-cell>
          <table:table-cell office:value-type="float" office:value="20" table:style-name="ce42">
            <text:p>20</text:p>
          </table:table-cell>
          <table:table-cell office:value-type="string" table:style-name="ce42">
            <text:p>000103.Ng7001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01</text:p>
          </table:table-cell>
          <table:table-cell office:value-type="string" table:style-name="ce42">
            <text:p>ROLLBOCKZUG + STÜCKGUT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6H30M0S" table:style-name="ce38">
            <text:p>06:30</text:p>
          </table:table-cell>
          <table:table-cell office:value-type="time" office:time-value="PT6H45M0S" table:style-name="ce38">
            <text:p>06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27.04247572815495" table:style-name="ce1">
            <text:p>827,0424757</text:p>
          </table:table-cell>
          <table:table-cell office:value-type="float" office:value="853.15837378640799" table:style-name="ce1">
            <text:p>853,1583738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6H48M0S" table:style-name="ce38">
            <text:p>06:48</text:p>
          </table:table-cell>
          <table:table-cell office:value-type="time" office:time-value="PT6H48M0S" table:style-name="ce38">
            <text:p>06:4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58.38155339805803" table:style-name="ce1">
            <text:p>858,3815534</text:p>
          </table:table-cell>
          <table:table-cell office:value-type="float" office:value="858.38155339805803" table:style-name="ce1">
            <text:p>858,3815534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4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6H51M0S" table:style-name="ce38">
            <text:p>06:51</text:p>
          </table:table-cell>
          <table:table-cell office:value-type="time" office:time-value="PT6H51M0S" table:style-name="ce38">
            <text:p>06:5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63.60473300970898" table:style-name="ce1">
            <text:p>863,604733</text:p>
          </table:table-cell>
          <table:table-cell office:value-type="float" office:value="863.60473300970898" table:style-name="ce1">
            <text:p>863,60473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6H54M0S" table:style-name="ce38">
            <text:p>06:54</text:p>
          </table:table-cell>
          <table:table-cell office:value-type="time" office:time-value="PT7H14M0S" table:style-name="ce38">
            <text:p>07:1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1</text:p>
          </table:table-cell>
          <table:table-cell table:style-name="ce23"/>
          <table:table-cell table:style-name="ce37"/>
          <table:table-cell office:value-type="string" table:style-name="ce37">
            <text:p>P3002</text:p>
          </table:table-cell>
          <table:table-cell table:number-columns-repeated="2" table:style-name="ce37"/>
          <table:table-cell table:style-name="ce1"/>
          <table:table-cell office:value-type="float" office:value="868.82791262135902" table:style-name="ce1">
            <text:p>868,8279126</text:p>
          </table:table-cell>
          <table:table-cell office:value-type="float" office:value="903.64911003236296" table:style-name="ce1">
            <text:p>903,64911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1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6H54M0S" table:style-name="ce38">
            <text:p>06:54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01</text:p>
          </table:table-cell>
          <table:table-cell office:value-type="string" table:style-name="ce23">
            <text:p>Lok 4</text:p>
          </table:table-cell>
          <table:table-cell table:number-columns-repeated="4" table:style-name="ce37"/>
          <table:table-cell table:style-name="ce1"/>
          <table:table-cell office:value-type="float" office:value="853.15837378640799" table:style-name="ce1">
            <text:p>853,1583738</text:p>
          </table:table-cell>
          <table:table-cell office:value-type="float" office:value="868.82791262135902" table:style-name="ce1">
            <text:p>868,8279126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5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6H54M0S" table:style-name="ce38">
            <text:p>06:54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33" table:style-name="ce1">
            <text:p>33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6H30M0S" table:style-name="ce38">
            <text:p>06:30</text:p>
          </table:table-cell>
          <table:table-cell office:value-type="time" office:time-value="PT7H14M0S" table:style-name="ce38">
            <text:p>07:14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34" table:style-name="ce1">
            <text:p>34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7H19M0S" table:style-name="ce38">
            <text:p>07:19</text:p>
          </table:table-cell>
          <table:table-cell office:value-type="time" office:time-value="PT7H39M0S" table:style-name="ce38">
            <text:p>07:39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35" table:style-name="ce1">
            <text:p>35</text:p>
          </table:table-cell>
          <table:table-cell table:number-columns-repeated="16359"/>
        </table:table-row>
        <table:table-row table:style-name="ro4">
          <table:table-cell office:value-type="float" office:value="103" table:style-name="ce37">
            <text:p>103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7H19M0S" table:style-name="ce38">
            <text:p>07:19</text:p>
          </table:table-cell>
          <table:table-cell office:value-type="time" office:time-value="PT7H39M0S" table:style-name="ce38">
            <text:p>07:39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36" table:style-name="ce1">
            <text:p>36</text:p>
          </table:table-cell>
          <table:table-cell table:number-columns-repeated="16359"/>
        </table:table-row>
        <table:table-row table:style-name="ro4">
          <table:table-cell office:value-type="float" office:value="104" table:style-name="ce45">
            <text:p>104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Lz</text:p>
          </table:table-cell>
          <table:table-cell table:style-name="ce45"/>
          <table:table-cell office:value-type="time" office:time-value="PT7H30M0S" table:style-name="ce46">
            <text:p>07:30</text:p>
          </table:table-cell>
          <table:table-cell office:value-type="time" office:time-value="PT8H17M0S" table:style-name="ce46">
            <text:p>08:17</text:p>
          </table:table-cell>
          <table:table-cell office:value-type="float" office:value="30" table:style-name="ce45">
            <text:p>30</text:p>
          </table:table-cell>
          <table:table-cell office:value-type="string" table:style-name="ce45">
            <text:p>000104.Lz9002</text:p>
          </table:table-cell>
          <table:table-cell office:value-type="string" table:style-name="ce45">
            <text:p>traindef</text:p>
          </table:table-cell>
          <table:table-cell office:value-type="string" table:style-name="ce45">
            <text:p>Lz9002</text:p>
          </table:table-cell>
          <table:table-cell office:value-type="string" table:style-name="ce45">
            <text:p>LOKFAHRT</text:p>
          </table:table-cell>
          <table:table-cell table:number-columns-repeated="4" table:style-name="ce47"/>
          <table:table-cell table:style-name="ce45"/>
          <table:table-cell office:value-type="float" office:value="6710784" table:style-name="ce1">
            <text:p>6710784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37" table:style-name="ce1">
            <text:p>37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7H30M0S" table:style-name="ce38">
            <text:p>07:30</text:p>
          </table:table-cell>
          <table:table-cell office:value-type="time" office:time-value="PT7H45M0S" table:style-name="ce38">
            <text:p>07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31.50606796116494" table:style-name="ce1">
            <text:p>931,506068</text:p>
          </table:table-cell>
          <table:table-cell office:value-type="float" office:value="957.62196601941798" table:style-name="ce1">
            <text:p>957,621966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7H47M0S" table:style-name="ce38">
            <text:p>07:47</text:p>
          </table:table-cell>
          <table:table-cell office:value-type="time" office:time-value="PT7H47M0S" table:style-name="ce38">
            <text:p>07:4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61.10408576051805" table:style-name="ce1">
            <text:p>961,1040858</text:p>
          </table:table-cell>
          <table:table-cell office:value-type="float" office:value="961.10408576051805" table:style-name="ce1">
            <text:p>961,104085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7H49M0S" table:style-name="ce38">
            <text:p>07:49</text:p>
          </table:table-cell>
          <table:table-cell office:value-type="time" office:time-value="PT8H15M0S" table:style-name="ce38">
            <text:p>08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2</text:p>
          </table:table-cell>
          <table:table-cell table:style-name="ce23"/>
          <table:table-cell office:value-type="string" table:style-name="ce40">
            <text:p>Lz9002</text:p>
          </table:table-cell>
          <table:table-cell office:value-type="string" table:style-name="ce40">
            <text:p>Pt3003</text:p>
          </table:table-cell>
          <table:table-cell table:number-columns-repeated="2" table:style-name="ce37"/>
          <table:table-cell table:style-name="ce1"/>
          <table:table-cell office:value-type="float" office:value="964.586205501618" table:style-name="ce1">
            <text:p>964,5862055</text:p>
          </table:table-cell>
          <table:table-cell office:value-type="float" office:value="1009.85376213592" table:style-name="ce1">
            <text:p>1009,85376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8H17M0S" table:style-name="ce38">
            <text:p>08:17</text:p>
          </table:table-cell>
          <table:table-cell office:value-type="time" office:time-value="PT8H17M0S" table:style-name="ce38">
            <text:p>08:1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13.33588187702" table:style-name="ce1">
            <text:p>1013,335882</text:p>
          </table:table-cell>
          <table:table-cell office:value-type="float" office:value="1013.33588187702" table:style-name="ce1">
            <text:p>1013,335882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7H45M0S" table:style-name="ce38">
            <text:p>07:45</text:p>
          </table:table-cell>
          <table:table-cell office:value-type="time" office:time-value="PT8H17M0S" table:style-name="ce38">
            <text:p>08:17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z9002</text:p>
          </table:table-cell>
          <table:table-cell office:value-type="string" table:style-name="ce23">
            <text:p>Lok 4</text:p>
          </table:table-cell>
          <table:table-cell table:number-columns-repeated="4" table:style-name="ce37"/>
          <table:table-cell table:style-name="ce1"/>
          <table:table-cell office:value-type="float" office:value="957.62196601941798" table:style-name="ce1">
            <text:p>957,621966</text:p>
          </table:table-cell>
          <table:table-cell office:value-type="float" office:value="1013.33588187702" table:style-name="ce1">
            <text:p>1013,335882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7H45M0S" table:style-name="ce38">
            <text:p>07:45</text:p>
          </table:table-cell>
          <table:table-cell office:value-type="time" office:time-value="PT8H17M0S" table:style-name="ce38">
            <text:p>08:17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43" table:style-name="ce1">
            <text:p>43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7H30M0S" table:style-name="ce38">
            <text:p>07:30</text:p>
          </table:table-cell>
          <table:table-cell office:value-type="time" office:time-value="PT8H17M0S" table:style-name="ce38">
            <text:p>08:17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44" table:style-name="ce1">
            <text:p>44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7H36M0S" table:style-name="ce38">
            <text:p>07:36</text:p>
          </table:table-cell>
          <table:table-cell office:value-type="time" office:time-value="PT7H36M0S" table:style-name="ce38">
            <text:p>07:36</text:p>
          </table:table-cell>
          <table:table-cell office:value-type="float" office:value="10" table:style-name="ce39">
            <text:p>1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45" table:style-name="ce1">
            <text:p>45</text:p>
          </table:table-cell>
          <table:table-cell table:number-columns-repeated="16359"/>
        </table:table-row>
        <table:table-row table:style-name="ro4">
          <table:table-cell office:value-type="float" office:value="104" table:style-name="ce37">
            <text:p>104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7H36M0S" table:style-name="ce38">
            <text:p>07:36</text:p>
          </table:table-cell>
          <table:table-cell office:value-type="time" office:time-value="PT7H36M0S" table:style-name="ce38">
            <text:p>07:3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L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z9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46" table:style-name="ce1">
            <text:p>46</text:p>
          </table:table-cell>
          <table:table-cell table:number-columns-repeated="16359"/>
        </table:table-row>
        <table:table-row table:style-name="ro4">
          <table:table-cell office:value-type="float" office:value="105" table:style-name="ce34">
            <text:p>105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7H40M0S" table:style-name="ce35">
            <text:p>07:40</text:p>
          </table:table-cell>
          <table:table-cell office:value-type="time" office:time-value="PT9H6M0S" table:style-name="ce35">
            <text:p>09:06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05.Pt3003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3</text:p>
          </table:table-cell>
          <table:table-cell office:value-type="string" table:style-name="ce34">
            <text:p>PERSONENZUG + STÜCKGUT + MILCHWAGEN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47" table:style-name="ce1">
            <text:p>47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7H40M0S" table:style-name="ce38">
            <text:p>07:40</text:p>
          </table:table-cell>
          <table:table-cell office:value-type="time" office:time-value="PT7H55M0S" table:style-name="ce38">
            <text:p>07:5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48.91666666666697" table:style-name="ce1">
            <text:p>948,9166667</text:p>
          </table:table-cell>
          <table:table-cell office:value-type="float" office:value="975.03256472491898" table:style-name="ce1">
            <text:p>975,0325647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55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7H57M0S" table:style-name="ce38">
            <text:p>07:57</text:p>
          </table:table-cell>
          <table:table-cell office:value-type="time" office:time-value="PT8H7M0S" table:style-name="ce38">
            <text:p>08:0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style-name="ce37"/>
          <table:table-cell office:value-type="string" table:style-name="ce40">
            <text:p>Lz9002</text:p>
          </table:table-cell>
          <table:table-cell table:number-columns-repeated="2" table:style-name="ce37"/>
          <table:table-cell table:style-name="ce1"/>
          <table:table-cell office:value-type="float" office:value="978.51468446601996" table:style-name="ce1">
            <text:p>978,5146845</text:p>
          </table:table-cell>
          <table:table-cell office:value-type="float" office:value="995.92528317152096" table:style-name="ce1">
            <text:p>995,925283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07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8H9M0S" table:style-name="ce38">
            <text:p>08:09</text:p>
          </table:table-cell>
          <table:table-cell office:value-type="time" office:time-value="PT8H29M0S" table:style-name="ce38">
            <text:p>08:2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99.40740291262102" table:style-name="ce1">
            <text:p>999,4074029</text:p>
          </table:table-cell>
          <table:table-cell office:value-type="float" office:value="1034.22860032362" table:style-name="ce1">
            <text:p>1034,228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9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8H31M0S" table:style-name="ce38">
            <text:p>08:31</text:p>
          </table:table-cell>
          <table:table-cell office:value-type="time" office:time-value="PT8H46M0S" table:style-name="ce38">
            <text:p>08:4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office:value-type="string" table:style-name="ce37">
            <text:p>Pt3003</text:p>
          </table:table-cell>
          <table:table-cell office:value-type="string" table:style-name="ce37">
            <text:p>Gag6702</text:p>
          </table:table-cell>
          <table:table-cell table:number-columns-repeated="2" table:style-name="ce37"/>
          <table:table-cell table:style-name="ce1"/>
          <table:table-cell office:value-type="float" office:value="1037.7107200647199" table:style-name="ce1">
            <text:p>1037,71072</text:p>
          </table:table-cell>
          <table:table-cell office:value-type="float" office:value="1063.8266181229801" table:style-name="ce1">
            <text:p>1063,826618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46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8H48M0S" table:style-name="ce38">
            <text:p>08:48</text:p>
          </table:table-cell>
          <table:table-cell office:value-type="time" office:time-value="PT8H58M0S" table:style-name="ce38">
            <text:p>08:5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67.3087378640801" table:style-name="ce1">
            <text:p>1067,308738</text:p>
          </table:table-cell>
          <table:table-cell office:value-type="float" office:value="1084.71933656958" table:style-name="ce1">
            <text:p>1084,71933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58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8H59M0S" table:style-name="ce38">
            <text:p>08:59</text:p>
          </table:table-cell>
          <table:table-cell office:value-type="time" office:time-value="PT8H59M0S" table:style-name="ce38">
            <text:p>08:5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86.4603964401299" table:style-name="ce1">
            <text:p>1086,460396</text:p>
          </table:table-cell>
          <table:table-cell office:value-type="float" office:value="1086.4603964401299" table:style-name="ce1">
            <text:p>1086,46039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59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9H1M0S" table:style-name="ce38">
            <text:p>09:01</text:p>
          </table:table-cell>
          <table:table-cell office:value-type="time" office:time-value="PT9H6M0S" table:style-name="ce38">
            <text:p>09:0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89.9425161812301" table:style-name="ce1">
            <text:p>1089,942516</text:p>
          </table:table-cell>
          <table:table-cell office:value-type="float" office:value="1098.6478155339801" table:style-name="ce1">
            <text:p>1098,6478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6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7H55M0S" table:style-name="ce38">
            <text:p>07:55</text:p>
          </table:table-cell>
          <table:table-cell office:value-type="time" office:time-value="PT9H1M0S" table:style-name="ce38">
            <text:p>09:01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3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975.03256472491898" table:style-name="ce1">
            <text:p>975,0325647</text:p>
          </table:table-cell>
          <table:table-cell office:value-type="float" office:value="1089.9425161812301" table:style-name="ce1">
            <text:p>1089,942516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55</text:p>
          </table:table-cell>
          <table:table-cell office:value-type="string" table:style-name="ce1">
            <text:p>01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7H55M0S" table:style-name="ce38">
            <text:p>07:55</text:p>
          </table:table-cell>
          <table:table-cell office:value-type="time" office:time-value="PT9H1M0S" table:style-name="ce38">
            <text:p>09:0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t3003</text:p>
          </table:table-cell>
          <table:table-cell office:value-type="string" table:style-name="ce23">
            <text:p>G Wagen + Milch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56" table:style-name="ce1">
            <text:p>56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7H40M0S" table:style-name="ce38">
            <text:p>07:40</text:p>
          </table:table-cell>
          <table:table-cell office:value-type="time" office:time-value="PT9H6M0S" table:style-name="ce38">
            <text:p>09:0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57" table:style-name="ce1">
            <text:p>57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8H11M0S" table:style-name="ce38">
            <text:p>08:11</text:p>
          </table:table-cell>
          <table:table-cell office:value-type="time" office:time-value="PT8H16M0S" table:style-name="ce38">
            <text:p>08:16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58" table:style-name="ce1">
            <text:p>58</text:p>
          </table:table-cell>
          <table:table-cell table:number-columns-repeated="16359"/>
        </table:table-row>
        <table:table-row table:style-name="ro4">
          <table:table-cell office:value-type="float" office:value="105" table:style-name="ce37">
            <text:p>105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8H11M0S" table:style-name="ce38">
            <text:p>08:11</text:p>
          </table:table-cell>
          <table:table-cell office:value-type="time" office:time-value="PT8H16M0S" table:style-name="ce38">
            <text:p>08:1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59" table:style-name="ce1">
            <text:p>59</text:p>
          </table:table-cell>
          <table:table-cell table:number-columns-repeated="16359"/>
        </table:table-row>
        <table:table-row table:style-name="ro4">
          <table:table-cell office:value-type="float" office:value="106" table:style-name="ce48">
            <text:p>106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Gag</text:p>
          </table:table-cell>
          <table:table-cell table:style-name="ce48"/>
          <table:table-cell office:value-type="time" office:time-value="PT8H0M0S" table:style-name="ce49">
            <text:p>08:00</text:p>
          </table:table-cell>
          <table:table-cell office:value-type="time" office:time-value="PT9H32M0S" table:style-name="ce49">
            <text:p>09:32</text:p>
          </table:table-cell>
          <table:table-cell office:value-type="float" office:value="30" table:style-name="ce48">
            <text:p>30</text:p>
          </table:table-cell>
          <table:table-cell office:value-type="string" table:style-name="ce48">
            <text:p>000106.Gag6702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Gag6702</text:p>
          </table:table-cell>
          <table:table-cell office:value-type="string" table:style-name="ce48">
            <text:p>SCHNITTHOLZ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60" table:style-name="ce1">
            <text:p>60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2</text:p>
          </table:table-cell>
          <table:table-cell office:value-type="time" office:time-value="PT8H0M0S" table:style-name="ce38">
            <text:p>08:00</text:p>
          </table:table-cell>
          <table:table-cell office:value-type="time" office:time-value="PT8H15M0S" table:style-name="ce38">
            <text:p>08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83.73786407767" table:style-name="ce1">
            <text:p>983,7378641</text:p>
          </table:table-cell>
          <table:table-cell office:value-type="float" office:value="1009.85376213592" table:style-name="ce1">
            <text:p>1009,85376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8H17M0S" table:style-name="ce38">
            <text:p>08:17</text:p>
          </table:table-cell>
          <table:table-cell office:value-type="time" office:time-value="PT8H17M0S" table:style-name="ce38">
            <text:p>08:1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13.33588187702" table:style-name="ce1">
            <text:p>1013,335882</text:p>
          </table:table-cell>
          <table:table-cell office:value-type="float" office:value="1013.33588187702" table:style-name="ce1">
            <text:p>1013,33588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8H19M0S" table:style-name="ce38">
            <text:p>08:19</text:p>
          </table:table-cell>
          <table:table-cell office:value-type="time" office:time-value="PT8H19M0S" table:style-name="ce38">
            <text:p>08:1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16.81800161812" table:style-name="ce1">
            <text:p>1016,818002</text:p>
          </table:table-cell>
          <table:table-cell office:value-type="float" office:value="1016.81800161812" table:style-name="ce1">
            <text:p>1016,81800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8H20M0S" table:style-name="ce38">
            <text:p>08:20</text:p>
          </table:table-cell>
          <table:table-cell office:value-type="time" office:time-value="PT8H20M0S" table:style-name="ce38">
            <text:p>08:2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18.55906148867" table:style-name="ce1">
            <text:p>1018,559061</text:p>
          </table:table-cell>
          <table:table-cell office:value-type="float" office:value="1018.55906148867" table:style-name="ce1">
            <text:p>1018,55906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8H22M0S" table:style-name="ce38">
            <text:p>08:22</text:p>
          </table:table-cell>
          <table:table-cell office:value-type="time" office:time-value="PT8H42M0S" table:style-name="ce38">
            <text:p>08:4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style-name="ce37"/>
          <table:table-cell office:value-type="string" table:style-name="ce37">
            <text:p>Pt3003</text:p>
          </table:table-cell>
          <table:table-cell table:number-columns-repeated="2" table:style-name="ce37"/>
          <table:table-cell table:style-name="ce1"/>
          <table:table-cell office:value-type="float" office:value="1022.04118122977" table:style-name="ce1">
            <text:p>1022,041181</text:p>
          </table:table-cell>
          <table:table-cell office:value-type="float" office:value="1056.86237864078" table:style-name="ce1">
            <text:p>1056,86237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4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8H44M0S" table:style-name="ce38">
            <text:p>08:44</text:p>
          </table:table-cell>
          <table:table-cell office:value-type="time" office:time-value="PT8H44M0S" table:style-name="ce38">
            <text:p>08:4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60.3444983818799" table:style-name="ce1">
            <text:p>1060,344498</text:p>
          </table:table-cell>
          <table:table-cell office:value-type="float" office:value="1060.3444983818799" table:style-name="ce1">
            <text:p>1060,34449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4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8H46M0S" table:style-name="ce38">
            <text:p>08:46</text:p>
          </table:table-cell>
          <table:table-cell office:value-type="time" office:time-value="PT9H30M0S" table:style-name="ce38">
            <text:p>09:3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office:value-type="string" table:style-name="ce37">
            <text:p>Gag6702</text:p>
          </table:table-cell>
          <table:table-cell office:value-type="string" table:style-name="ce37">
            <text:p>Gmp3013</text:p>
          </table:table-cell>
          <table:table-cell table:number-columns-repeated="2" table:style-name="ce37"/>
          <table:table-cell table:style-name="ce1"/>
          <table:table-cell office:value-type="float" office:value="1063.8266181229801" table:style-name="ce1">
            <text:p>1063,826618</text:p>
          </table:table-cell>
          <table:table-cell office:value-type="float" office:value="1140.4332524271799" table:style-name="ce1">
            <text:p>1140,43325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30</text:p>
          </table:table-cell>
          <table:table-cell table:number-columns-repeated="2" table:style-name="ce1"/>
          <table:table-cell office:value-type="float" office:value="67" table:style-name="ce1">
            <text:p>67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80" table:style-name="ce37">
            <text:p>8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9H32M0S" table:style-name="ce38">
            <text:p>09:32</text:p>
          </table:table-cell>
          <table:table-cell office:value-type="time" office:time-value="PT9H32M0S" table:style-name="ce38">
            <text:p>09:3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43.9153721682801" table:style-name="ce1">
            <text:p>1143,915372</text:p>
          </table:table-cell>
          <table:table-cell office:value-type="float" office:value="1143.9153721682801" table:style-name="ce1">
            <text:p>1143,915372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32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KTL</text:p>
          </table:table-cell>
          <table:table-cell office:value-type="time" office:time-value="PT8H15M0S" table:style-name="ce38">
            <text:p>08:15</text:p>
          </table:table-cell>
          <table:table-cell office:value-type="time" office:time-value="PT9H32M0S" table:style-name="ce38">
            <text:p>09:32</text:p>
          </table:table-cell>
          <table:table-cell table:style-name="ce39"/>
          <table:table-cell office:value-type="string" table:style-name="ce23">
            <text:p>Lok 5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Gag6702</text:p>
          </table:table-cell>
          <table:table-cell office:value-type="string" table:style-name="ce23">
            <text:p>Lok 5</text:p>
          </table:table-cell>
          <table:table-cell table:number-columns-repeated="4" table:style-name="ce37"/>
          <table:table-cell table:style-name="ce1"/>
          <table:table-cell office:value-type="float" office:value="1009.85376213592" table:style-name="ce1">
            <text:p>1009,853762</text:p>
          </table:table-cell>
          <table:table-cell office:value-type="float" office:value="1143.9153721682801" table:style-name="ce1">
            <text:p>1143,915372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32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KTL</text:p>
          </table:table-cell>
          <table:table-cell office:value-type="time" office:time-value="PT8H15M0S" table:style-name="ce38">
            <text:p>08:15</text:p>
          </table:table-cell>
          <table:table-cell office:value-type="time" office:time-value="PT9H32M0S" table:style-name="ce38">
            <text:p>09:32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Gag6702</text:p>
          </table:table-cell>
          <table:table-cell office:value-type="string" table:style-name="ce23">
            <text:p>Schnittholz in Novy Port und Kaltental aus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70" table:style-name="ce1">
            <text:p>70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KTL</text:p>
          </table:table-cell>
          <table:table-cell office:value-type="time" office:time-value="PT8H0M0S" table:style-name="ce38">
            <text:p>08:00</text:p>
          </table:table-cell>
          <table:table-cell office:value-type="time" office:time-value="PT9H32M0S" table:style-name="ce38">
            <text:p>09:32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71" table:style-name="ce1">
            <text:p>71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KTL</text:p>
          </table:table-cell>
          <table:table-cell office:value-type="time" office:time-value="PT7H28M0S" table:style-name="ce38">
            <text:p>07:28</text:p>
          </table:table-cell>
          <table:table-cell office:value-type="time" office:time-value="PT7H28M0S" table:style-name="ce38">
            <text:p>07:28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72" table:style-name="ce1">
            <text:p>72</text:p>
          </table:table-cell>
          <table:table-cell table:number-columns-repeated="16359"/>
        </table:table-row>
        <table:table-row table:style-name="ro4">
          <table:table-cell office:value-type="float" office:value="106" table:style-name="ce37">
            <text:p>106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7H28M0S" table:style-name="ce38">
            <text:p>07:28</text:p>
          </table:table-cell>
          <table:table-cell office:value-type="time" office:time-value="PT7H28M0S" table:style-name="ce38">
            <text:p>07:28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Gag67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73" table:style-name="ce1">
            <text:p>73</text:p>
          </table:table-cell>
          <table:table-cell table:number-columns-repeated="16359"/>
        </table:table-row>
        <table:table-row table:style-name="ro4">
          <table:table-cell office:value-type="float" office:value="107" table:style-name="ce34">
            <text:p>107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9H6M0S" table:style-name="ce35">
            <text:p>09:06</text:p>
          </table:table-cell>
          <table:table-cell office:value-type="time" office:time-value="PT10H51M0S" table:style-name="ce35">
            <text:p>10:51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07.Pt3004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4</text:p>
          </table:table-cell>
          <table:table-cell office:value-type="string" table:style-name="ce34">
            <text:p>PERSONENZUG + STÜCKGUT + MILCHWAGEN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74" table:style-name="ce1">
            <text:p>74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9H6M0S" table:style-name="ce38">
            <text:p>09:06</text:p>
          </table:table-cell>
          <table:table-cell office:value-type="time" office:time-value="PT9H21M0S" table:style-name="ce38">
            <text:p>09:2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98.6478155339801" table:style-name="ce1">
            <text:p>1098,647816</text:p>
          </table:table-cell>
          <table:table-cell office:value-type="float" office:value="1124.76371359223" table:style-name="ce1">
            <text:p>1124,76371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21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9H23M0S" table:style-name="ce38">
            <text:p>09:23</text:p>
          </table:table-cell>
          <table:table-cell office:value-type="time" office:time-value="PT9H23M0S" table:style-name="ce38">
            <text:p>09:2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28.24583333333" table:style-name="ce1">
            <text:p>1128,245833</text:p>
          </table:table-cell>
          <table:table-cell office:value-type="float" office:value="1128.24583333333" table:style-name="ce1">
            <text:p>1128,24583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23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9H24M0S" table:style-name="ce38">
            <text:p>09:24</text:p>
          </table:table-cell>
          <table:table-cell office:value-type="time" office:time-value="PT9H54M0S" table:style-name="ce38">
            <text:p>09:5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29.9868932038801" table:style-name="ce1">
            <text:p>1129,986893</text:p>
          </table:table-cell>
          <table:table-cell office:value-type="float" office:value="1182.21868932039" table:style-name="ce1">
            <text:p>1182,21868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54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9H56M0S" table:style-name="ce38">
            <text:p>09:56</text:p>
          </table:table-cell>
          <table:table-cell office:value-type="time" office:time-value="PT10H15M0S" table:style-name="ce38">
            <text:p>10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office:value-type="string" table:style-name="ce40">
            <text:p>Pt3004</text:p>
          </table:table-cell>
          <table:table-cell office:value-type="string" table:style-name="ce37">
            <text:p>PmG3013</text:p>
          </table:table-cell>
          <table:table-cell table:number-columns-repeated="2" table:style-name="ce37"/>
          <table:table-cell table:style-name="ce1"/>
          <table:table-cell office:value-type="float" office:value="1185.70080906149" table:style-name="ce1">
            <text:p>1185,700809</text:p>
          </table:table-cell>
          <table:table-cell office:value-type="float" office:value="1218.7809466019401" table:style-name="ce1">
            <text:p>1218,780947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0H17M0S" table:style-name="ce38">
            <text:p>10:17</text:p>
          </table:table-cell>
          <table:table-cell office:value-type="time" office:time-value="PT10H37M0S" table:style-name="ce38">
            <text:p>10:3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222.26306634304" table:style-name="ce1">
            <text:p>1222,263066</text:p>
          </table:table-cell>
          <table:table-cell office:value-type="float" office:value="1257.08426375405" table:style-name="ce1">
            <text:p>1257,08426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37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10H39M0S" table:style-name="ce38">
            <text:p>10:39</text:p>
          </table:table-cell>
          <table:table-cell office:value-type="time" office:time-value="PT10H49M0S" table:style-name="ce38">
            <text:p>10:4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style-name="ce37"/>
          <table:table-cell table:style-name="ce1"/>
          <table:table-cell table:number-columns-repeated="2" table:style-name="ce37"/>
          <table:table-cell table:style-name="ce1"/>
          <table:table-cell office:value-type="float" office:value="1260.5663834951499" table:style-name="ce1">
            <text:p>1260,566383</text:p>
          </table:table-cell>
          <table:table-cell office:value-type="float" office:value="1277.9769822006499" table:style-name="ce1">
            <text:p>1277,97698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4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10H51M0S" table:style-name="ce38">
            <text:p>10:51</text:p>
          </table:table-cell>
          <table:table-cell office:value-type="time" office:time-value="PT10H51M0S" table:style-name="ce38">
            <text:p>10:5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281.4591019417501" table:style-name="ce1">
            <text:p>1281,459102</text:p>
          </table:table-cell>
          <table:table-cell office:value-type="float" office:value="1281.4591019417501" table:style-name="ce1">
            <text:p>1281,459102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9H21M0S" table:style-name="ce38">
            <text:p>09:21</text:p>
          </table:table-cell>
          <table:table-cell office:value-type="time" office:time-value="PT10H51M0S" table:style-name="ce38">
            <text:p>10:51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4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1124.76371359223" table:style-name="ce1">
            <text:p>1124,763714</text:p>
          </table:table-cell>
          <table:table-cell office:value-type="float" office:value="1281.4591019417501" table:style-name="ce1">
            <text:p>1281,459102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9H21M0S" table:style-name="ce38">
            <text:p>09:21</text:p>
          </table:table-cell>
          <table:table-cell office:value-type="time" office:time-value="PT10H51M0S" table:style-name="ce38">
            <text:p>10:5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t3004</text:p>
          </table:table-cell>
          <table:table-cell office:value-type="string" table:style-name="ce23">
            <text:p>G Wagen + Milch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83" table:style-name="ce1">
            <text:p>83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9H6M0S" table:style-name="ce38">
            <text:p>09:06</text:p>
          </table:table-cell>
          <table:table-cell office:value-type="time" office:time-value="PT10H51M0S" table:style-name="ce38">
            <text:p>10:5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84" table:style-name="ce1">
            <text:p>84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9H42M0S" table:style-name="ce38">
            <text:p>09:42</text:p>
          </table:table-cell>
          <table:table-cell office:value-type="time" office:time-value="PT9H42M0S" table:style-name="ce38">
            <text:p>09:42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85" table:style-name="ce1">
            <text:p>85</text:p>
          </table:table-cell>
          <table:table-cell table:number-columns-repeated="16359"/>
        </table:table-row>
        <table:table-row table:style-name="ro4">
          <table:table-cell office:value-type="float" office:value="107" table:style-name="ce37">
            <text:p>107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9H42M0S" table:style-name="ce38">
            <text:p>09:42</text:p>
          </table:table-cell>
          <table:table-cell office:value-type="time" office:time-value="PT9H42M0S" table:style-name="ce38">
            <text:p>09:42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86" table:style-name="ce1">
            <text:p>86</text:p>
          </table:table-cell>
          <table:table-cell table:number-columns-repeated="16359"/>
        </table:table-row>
        <table:table-row table:style-name="ro4">
          <table:table-cell office:value-type="float" office:value="108" table:style-name="ce51">
            <text:p>108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PmG</text:p>
          </table:table-cell>
          <table:table-cell table:style-name="ce51"/>
          <table:table-cell office:value-type="time" office:time-value="PT8H45M0S" table:style-name="ce52">
            <text:p>08:45</text:p>
          </table:table-cell>
          <table:table-cell office:value-type="time" office:time-value="PT12H21M0S" table:style-name="ce52">
            <text:p>12:21</text:p>
          </table:table-cell>
          <table:table-cell office:value-type="float" office:value="30" table:style-name="ce51">
            <text:p>30</text:p>
          </table:table-cell>
          <table:table-cell office:value-type="string" table:style-name="ce51">
            <text:p>000108.PmG3013</text:p>
          </table:table-cell>
          <table:table-cell office:value-type="string" table:style-name="ce51">
            <text:p>traindef</text:p>
          </table:table-cell>
          <table:table-cell office:value-type="string" table:style-name="ce51">
            <text:p>PmG3013</text:p>
          </table:table-cell>
          <table:table-cell office:value-type="string" table:style-name="ce51">
            <text:p>PMG</text:p>
          </table:table-cell>
          <table:table-cell table:number-columns-repeated="4" table:style-name="ce53"/>
          <table:table-cell table:style-name="ce51"/>
          <table:table-cell office:value-type="float" office:value="16711935" table:style-name="ce1">
            <text:p>16711935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87" table:style-name="ce1">
            <text:p>87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8H45M0S" table:style-name="ce38">
            <text:p>08:45</text:p>
          </table:table-cell>
          <table:table-cell office:value-type="time" office:time-value="PT9H0M0S" table:style-name="ce38">
            <text:p>09:0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62.08555825243" table:style-name="ce1">
            <text:p>1062,085558</text:p>
          </table:table-cell>
          <table:table-cell office:value-type="float" office:value="1088.20145631068" table:style-name="ce1">
            <text:p>1088,20145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00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9H2M0S" table:style-name="ce38">
            <text:p>09:02</text:p>
          </table:table-cell>
          <table:table-cell office:value-type="time" office:time-value="PT9H32M0S" table:style-name="ce38">
            <text:p>09:3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style-name="ce37"/>
          <table:table-cell office:value-type="string" table:style-name="ce37">
            <text:p>Gag6702</text:p>
          </table:table-cell>
          <table:table-cell table:number-columns-repeated="2" table:style-name="ce37"/>
          <table:table-cell table:style-name="ce1"/>
          <table:table-cell office:value-type="float" office:value="1091.6835760517799" table:style-name="ce1">
            <text:p>1091,683576</text:p>
          </table:table-cell>
          <table:table-cell office:value-type="float" office:value="1143.9153721682801" table:style-name="ce1">
            <text:p>1143,91537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32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9H34M0S" table:style-name="ce38">
            <text:p>09:34</text:p>
          </table:table-cell>
          <table:table-cell office:value-type="time" office:time-value="PT10H4M0S" table:style-name="ce38">
            <text:p>10:0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47.3974919093901" table:style-name="ce1">
            <text:p>1147,397492</text:p>
          </table:table-cell>
          <table:table-cell office:value-type="float" office:value="1199.62928802589" table:style-name="ce1">
            <text:p>1199,62928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04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0H6M0S" table:style-name="ce38">
            <text:p>10:06</text:p>
          </table:table-cell>
          <table:table-cell office:value-type="time" office:time-value="PT10H36M0S" table:style-name="ce38">
            <text:p>10:3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style-name="ce37"/>
          <table:table-cell office:value-type="string" table:style-name="ce37">
            <text:p>Pt3004</text:p>
          </table:table-cell>
          <table:table-cell table:number-columns-repeated="2" table:style-name="ce37"/>
          <table:table-cell table:style-name="ce1"/>
          <table:table-cell office:value-type="float" office:value="1203.1114077669899" table:style-name="ce1">
            <text:p>1203,111408</text:p>
          </table:table-cell>
          <table:table-cell office:value-type="float" office:value="1255.3432038835001" table:style-name="ce1">
            <text:p>1255,343204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36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0H38M0S" table:style-name="ce38">
            <text:p>10:38</text:p>
          </table:table-cell>
          <table:table-cell office:value-type="time" office:time-value="PT11H8M0S" table:style-name="ce38">
            <text:p>11:0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258.8253236246001" table:style-name="ce1">
            <text:p>1258,825324</text:p>
          </table:table-cell>
          <table:table-cell office:value-type="float" office:value="1311.0571197411" table:style-name="ce1">
            <text:p>1311,05712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1H9M0S" table:style-name="ce38">
            <text:p>11:09</text:p>
          </table:table-cell>
          <table:table-cell office:value-type="time" office:time-value="PT11H49M0S" table:style-name="ce38">
            <text:p>11:4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12.7981796116501" table:style-name="ce1">
            <text:p>1312,79818</text:p>
          </table:table-cell>
          <table:table-cell office:value-type="float" office:value="1382.44057443366" table:style-name="ce1">
            <text:p>1382,44057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09</text:p>
          </table:table-cell>
          <table:table-cell office:value-type="string" table:style-name="ce1">
            <text:p>49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1H51M0S" table:style-name="ce38">
            <text:p>11:51</text:p>
          </table:table-cell>
          <table:table-cell office:value-type="time" office:time-value="PT12H21M0S" table:style-name="ce38">
            <text:p>12:2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85.92269417476" table:style-name="ce1">
            <text:p>1385,922694</text:p>
          </table:table-cell>
          <table:table-cell office:value-type="float" office:value="1438.1544902912599" table:style-name="ce1">
            <text:p>1438,1544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21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9H0M0S" table:style-name="ce38">
            <text:p>09:00</text:p>
          </table:table-cell>
          <table:table-cell office:value-type="time" office:time-value="PT11H51M0S" table:style-name="ce38">
            <text:p>11:51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mG3013</text:p>
          </table:table-cell>
          <table:table-cell office:value-type="string" table:style-name="ce23">
            <text:p>Lok 4</text:p>
          </table:table-cell>
          <table:table-cell table:number-columns-repeated="2" table:style-name="ce1"/>
          <table:table-cell table:number-columns-repeated="2" table:style-name="ce37"/>
          <table:table-cell table:style-name="ce1"/>
          <table:table-cell office:value-type="float" office:value="1088.20145631068" table:style-name="ce1">
            <text:p>1088,201456</text:p>
          </table:table-cell>
          <table:table-cell office:value-type="float" office:value="1385.92269417476" table:style-name="ce1">
            <text:p>1385,922694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8H45M0S" table:style-name="ce38">
            <text:p>08:45</text:p>
          </table:table-cell>
          <table:table-cell office:value-type="time" office:time-value="PT12H21M0S" table:style-name="ce38">
            <text:p>12:2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96" table:style-name="ce1">
            <text:p>96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1H36M0S" table:style-name="ce38">
            <text:p>11:36</text:p>
          </table:table-cell>
          <table:table-cell office:value-type="time" office:time-value="PT12H6M0S" table:style-name="ce38">
            <text:p>12:06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97" table:style-name="ce1">
            <text:p>97</text:p>
          </table:table-cell>
          <table:table-cell table:number-columns-repeated="16359"/>
        </table:table-row>
        <table:table-row table:style-name="ro4">
          <table:table-cell office:value-type="float" office:value="108" table:style-name="ce37">
            <text:p>108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1H36M0S" table:style-name="ce38">
            <text:p>11:36</text:p>
          </table:table-cell>
          <table:table-cell office:value-type="time" office:time-value="PT12H6M0S" table:style-name="ce38">
            <text:p>12:0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mG3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98" table:style-name="ce1">
            <text:p>98</text:p>
          </table:table-cell>
          <table:table-cell table:number-columns-repeated="16359"/>
        </table:table-row>
        <table:table-row table:style-name="ro4">
          <table:table-cell office:value-type="float" office:value="109" table:style-name="ce34">
            <text:p>109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11H15M0S" table:style-name="ce35">
            <text:p>11:15</text:p>
          </table:table-cell>
          <table:table-cell office:value-type="time" office:time-value="PT12H26M0S" table:style-name="ce35">
            <text:p>12:26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09.Pt3005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5</text:p>
          </table:table-cell>
          <table:table-cell office:value-type="string" table:style-name="ce34">
            <text:p>PERSONENZUG + STÜCKGUT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99" table:style-name="ce1">
            <text:p>99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11H15M0S" table:style-name="ce38">
            <text:p>11:15</text:p>
          </table:table-cell>
          <table:table-cell office:value-type="time" office:time-value="PT11H30M0S" table:style-name="ce38">
            <text:p>11:3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23.2445388349499" table:style-name="ce1">
            <text:p>1323,244539</text:p>
          </table:table-cell>
          <table:table-cell office:value-type="float" office:value="1349.3604368931999" table:style-name="ce1">
            <text:p>1349,360437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3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11H32M0S" table:style-name="ce38">
            <text:p>11:32</text:p>
          </table:table-cell>
          <table:table-cell office:value-type="time" office:time-value="PT11H42M0S" table:style-name="ce38">
            <text:p>11:4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52.8425566343001" table:style-name="ce1">
            <text:p>1352,842557</text:p>
          </table:table-cell>
          <table:table-cell office:value-type="float" office:value="1370.2531553398101" table:style-name="ce1">
            <text:p>1370,25315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42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1H44M0S" table:style-name="ce38">
            <text:p>11:44</text:p>
          </table:table-cell>
          <table:table-cell office:value-type="time" office:time-value="PT11H54M0S" table:style-name="ce38">
            <text:p>11:5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73.73527508091" table:style-name="ce1">
            <text:p>1373,735275</text:p>
          </table:table-cell>
          <table:table-cell office:value-type="float" office:value="1391.14587378641" table:style-name="ce1">
            <text:p>1391,145874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54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1H56M0S" table:style-name="ce38">
            <text:p>11:56</text:p>
          </table:table-cell>
          <table:table-cell office:value-type="time" office:time-value="PT12H6M0S" table:style-name="ce38">
            <text:p>12:0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394.6279935275099" table:style-name="ce1">
            <text:p>1394,627994</text:p>
          </table:table-cell>
          <table:table-cell office:value-type="float" office:value="1412.0385922330099" table:style-name="ce1">
            <text:p>1412,03859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06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2H8M0S" table:style-name="ce38">
            <text:p>12:08</text:p>
          </table:table-cell>
          <table:table-cell office:value-type="time" office:time-value="PT12H18M0S" table:style-name="ce38">
            <text:p>12:1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15.5207119741101" table:style-name="ce1">
            <text:p>1415,520712</text:p>
          </table:table-cell>
          <table:table-cell office:value-type="float" office:value="1432.9313106796101" table:style-name="ce1">
            <text:p>1432,93131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8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2H19M0S" table:style-name="ce38">
            <text:p>12:19</text:p>
          </table:table-cell>
          <table:table-cell office:value-type="time" office:time-value="PT12H19M0S" table:style-name="ce38">
            <text:p>12:1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34.6723705501599" table:style-name="ce1">
            <text:p>1434,672371</text:p>
          </table:table-cell>
          <table:table-cell office:value-type="float" office:value="1434.6723705501599" table:style-name="ce1">
            <text:p>1434,67237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2H21M0S" table:style-name="ce38">
            <text:p>12:21</text:p>
          </table:table-cell>
          <table:table-cell office:value-type="time" office:time-value="PT12H26M0S" table:style-name="ce38">
            <text:p>12:2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office:value-type="string" table:style-name="ce1">
            <text:p>Mehrfache Belegung für Station: ISE, Track: 1/, Zug:Pt3005, Zug:PmG3013</text:p>
          </table:table-cell>
          <table:table-cell office:value-type="float" office:value="1438.1544902912599" table:style-name="ce1">
            <text:p>1438,15449</text:p>
          </table:table-cell>
          <table:table-cell office:value-type="float" office:value="1446.8597896440101" table:style-name="ce1">
            <text:p>1446,8597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1H30M0S" table:style-name="ce38">
            <text:p>11:30</text:p>
          </table:table-cell>
          <table:table-cell office:value-type="time" office:time-value="PT12H21M0S" table:style-name="ce38">
            <text:p>12:21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5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1349.3604368931999" table:style-name="ce1">
            <text:p>1349,360437</text:p>
          </table:table-cell>
          <table:table-cell office:value-type="float" office:value="1438.1544902912599" table:style-name="ce1">
            <text:p>1438,15449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21</text:p>
          </table:table-cell>
          <table:table-cell table:number-columns-repeated="2" table:style-name="ce1"/>
          <table:table-cell office:value-type="float" office:value="107" table:style-name="ce1">
            <text:p>107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1H30M0S" table:style-name="ce38">
            <text:p>11:30</text:p>
          </table:table-cell>
          <table:table-cell office:value-type="time" office:time-value="PT12H21M0S" table:style-name="ce38">
            <text:p>12:2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t3005</text:p>
          </table:table-cell>
          <table:table-cell office:value-type="string" table:style-name="ce23">
            <text:p>G 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08" table:style-name="ce1">
            <text:p>108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1H15M0S" table:style-name="ce38">
            <text:p>11:15</text:p>
          </table:table-cell>
          <table:table-cell office:value-type="time" office:time-value="PT12H26M0S" table:style-name="ce38">
            <text:p>12:2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09" table:style-name="ce1">
            <text:p>109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0H53M0S" table:style-name="ce38">
            <text:p>10:53</text:p>
          </table:table-cell>
          <table:table-cell office:value-type="time" office:time-value="PT10H58M0S" table:style-name="ce38">
            <text:p>10:58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10" table:style-name="ce1">
            <text:p>110</text:p>
          </table:table-cell>
          <table:table-cell table:number-columns-repeated="16359"/>
        </table:table-row>
        <table:table-row table:style-name="ro4">
          <table:table-cell office:value-type="float" office:value="109" table:style-name="ce37">
            <text:p>109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0H53M0S" table:style-name="ce38">
            <text:p>10:53</text:p>
          </table:table-cell>
          <table:table-cell office:value-type="time" office:time-value="PT10H58M0S" table:style-name="ce38">
            <text:p>10:58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5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11" table:style-name="ce1">
            <text:p>111</text:p>
          </table:table-cell>
          <table:table-cell table:number-columns-repeated="16359"/>
        </table:table-row>
        <table:table-row table:style-name="ro4">
          <table:table-cell office:value-type="float" office:value="110" table:style-name="ce51">
            <text:p>110</text:p>
          </table:table-cell>
          <table:table-cell office:value-type="float" office:value="0" table:style-name="ce51">
            <text:p>0</text:p>
          </table:table-cell>
          <table:table-cell office:value-type="string" table:style-name="ce51">
            <text:p>PmG</text:p>
          </table:table-cell>
          <table:table-cell table:style-name="ce51"/>
          <table:table-cell office:value-type="time" office:time-value="PT12H30M0S" table:style-name="ce52">
            <text:p>12:30</text:p>
          </table:table-cell>
          <table:table-cell office:value-type="time" office:time-value="PT15H47M0S" table:style-name="ce52">
            <text:p>15:47</text:p>
          </table:table-cell>
          <table:table-cell office:value-type="float" office:value="30" table:style-name="ce51">
            <text:p>30</text:p>
          </table:table-cell>
          <table:table-cell office:value-type="string" table:style-name="ce51">
            <text:p>000110.PmG3014</text:p>
          </table:table-cell>
          <table:table-cell office:value-type="string" table:style-name="ce51">
            <text:p>traindef</text:p>
          </table:table-cell>
          <table:table-cell office:value-type="string" table:style-name="ce51">
            <text:p>PmG3014</text:p>
          </table:table-cell>
          <table:table-cell office:value-type="string" table:style-name="ce51">
            <text:p>PMG</text:p>
          </table:table-cell>
          <table:table-cell table:number-columns-repeated="4" table:style-name="ce53"/>
          <table:table-cell table:style-name="ce51"/>
          <table:table-cell office:value-type="float" office:value="16711935" table:style-name="ce1">
            <text:p>16711935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12" table:style-name="ce1">
            <text:p>112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12H30M0S" table:style-name="ce38">
            <text:p>12:30</text:p>
          </table:table-cell>
          <table:table-cell office:value-type="time" office:time-value="PT12H45M0S" table:style-name="ce38">
            <text:p>12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53.82402912621" table:style-name="ce1">
            <text:p>1453,824029</text:p>
          </table:table-cell>
          <table:table-cell office:value-type="float" office:value="1479.93992718447" table:style-name="ce1">
            <text:p>1479,9399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2H47M0S" table:style-name="ce38">
            <text:p>12:47</text:p>
          </table:table-cell>
          <table:table-cell office:value-type="time" office:time-value="PT12H51M0S" table:style-name="ce38">
            <text:p>12:5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83.4220469255699" table:style-name="ce1">
            <text:p>1483,422047</text:p>
          </table:table-cell>
          <table:table-cell office:value-type="float" office:value="1490.3862864077701" table:style-name="ce1">
            <text:p>1490,38628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2H52M0S" table:style-name="ce38">
            <text:p>12:52</text:p>
          </table:table-cell>
          <table:table-cell office:value-type="time" office:time-value="PT13H22M0S" table:style-name="ce38">
            <text:p>13:2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92.1273462783199" table:style-name="ce1">
            <text:p>1492,127346</text:p>
          </table:table-cell>
          <table:table-cell office:value-type="float" office:value="1544.3591423948201" table:style-name="ce1">
            <text:p>1544,359142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22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13H24M0S" table:style-name="ce38">
            <text:p>13:24</text:p>
          </table:table-cell>
          <table:table-cell office:value-type="time" office:time-value="PT14H15M0S" table:style-name="ce38">
            <text:p>14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office:value-type="string" table:style-name="ce37">
            <text:p>Pmg3014</text:p>
          </table:table-cell>
          <table:table-cell office:value-type="string" table:style-name="ce37">
            <text:p>Gag6703</text:p>
          </table:table-cell>
          <table:table-cell table:number-columns-repeated="2" table:style-name="ce37"/>
          <table:table-cell table:style-name="ce1"/>
          <table:table-cell office:value-type="float" office:value="1547.84126213592" table:style-name="ce1">
            <text:p>1547,841262</text:p>
          </table:table-cell>
          <table:table-cell office:value-type="float" office:value="1636.63531553398" table:style-name="ce1">
            <text:p>1636,635316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116" table:style-name="ce1">
            <text:p>116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4H17M0S" table:style-name="ce38">
            <text:p>14:17</text:p>
          </table:table-cell>
          <table:table-cell office:value-type="time" office:time-value="PT14H47M0S" table:style-name="ce38">
            <text:p>14:4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40.11743527508" table:style-name="ce1">
            <text:p>1640,117435</text:p>
          </table:table-cell>
          <table:table-cell office:value-type="float" office:value="1692.3492313915899" table:style-name="ce1">
            <text:p>1692,34923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14H49M0S" table:style-name="ce38">
            <text:p>14:49</text:p>
          </table:table-cell>
          <table:table-cell office:value-type="time" office:time-value="PT15H45M0S" table:style-name="ce38">
            <text:p>15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2" table:style-name="ce37"/>
          <table:table-cell office:value-type="string" table:style-name="ce37">
            <text:p>Wird von Pt3006 überholt</text:p>
          </table:table-cell>
          <table:table-cell table:number-columns-repeated="2" table:style-name="ce1"/>
          <table:table-cell office:value-type="float" office:value="1695.8313511326901" table:style-name="ce1">
            <text:p>1695,831351</text:p>
          </table:table-cell>
          <table:table-cell office:value-type="float" office:value="1793.3307038835001" table:style-name="ce1">
            <text:p>1793,330704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15H47M0S" table:style-name="ce38">
            <text:p>15:47</text:p>
          </table:table-cell>
          <table:table-cell office:value-type="time" office:time-value="PT15H47M0S" table:style-name="ce38">
            <text:p>15:4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796.8128236246" table:style-name="ce1">
            <text:p>1796,812824</text:p>
          </table:table-cell>
          <table:table-cell office:value-type="float" office:value="1796.8128236246" table:style-name="ce1">
            <text:p>1796,812824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2H45M0S" table:style-name="ce38">
            <text:p>12:45</text:p>
          </table:table-cell>
          <table:table-cell office:value-type="time" office:time-value="PT15H47M0S" table:style-name="ce38">
            <text:p>15:47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mG3014</text:p>
          </table:table-cell>
          <table:table-cell office:value-type="string" table:style-name="ce23">
            <text:p>Lok 4</text:p>
          </table:table-cell>
          <table:table-cell table:number-columns-repeated="4" table:style-name="ce37"/>
          <table:table-cell table:style-name="ce1"/>
          <table:table-cell office:value-type="float" office:value="1479.93992718447" table:style-name="ce1">
            <text:p>1479,939927</text:p>
          </table:table-cell>
          <table:table-cell office:value-type="float" office:value="1796.8128236246" table:style-name="ce1">
            <text:p>1796,81282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2H30M0S" table:style-name="ce38">
            <text:p>12:30</text:p>
          </table:table-cell>
          <table:table-cell office:value-type="time" office:time-value="PT15H47M0S" table:style-name="ce38">
            <text:p>15:47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21" table:style-name="ce1">
            <text:p>121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5H51M0S" table:style-name="ce38">
            <text:p>15:51</text:p>
          </table:table-cell>
          <table:table-cell office:value-type="time" office:time-value="PT15H51M0S" table:style-name="ce38">
            <text:p>15:5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22" table:style-name="ce1">
            <text:p>122</text:p>
          </table:table-cell>
          <table:table-cell table:number-columns-repeated="16359"/>
        </table:table-row>
        <table:table-row table:style-name="ro4">
          <table:table-cell office:value-type="float" office:value="110" table:style-name="ce37">
            <text:p>110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5H51M0S" table:style-name="ce38">
            <text:p>15:51</text:p>
          </table:table-cell>
          <table:table-cell office:value-type="time" office:time-value="PT15H51M0S" table:style-name="ce38">
            <text:p>15:5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mG301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23" table:style-name="ce1">
            <text:p>123</text:p>
          </table:table-cell>
          <table:table-cell table:number-columns-repeated="16359"/>
        </table:table-row>
        <table:table-row table:style-name="ro4">
          <table:table-cell office:value-type="float" office:value="111" table:style-name="ce48">
            <text:p>111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Gag</text:p>
          </table:table-cell>
          <table:table-cell table:style-name="ce48"/>
          <table:table-cell office:value-type="time" office:time-value="PT12H15M0S" table:style-name="ce49">
            <text:p>12:15</text:p>
          </table:table-cell>
          <table:table-cell office:value-type="time" office:time-value="PT13H43M0S" table:style-name="ce49">
            <text:p>13:43</text:p>
          </table:table-cell>
          <table:table-cell office:value-type="float" office:value="30" table:style-name="ce48">
            <text:p>30</text:p>
          </table:table-cell>
          <table:table-cell office:value-type="string" table:style-name="ce48">
            <text:p>000111.Gag6703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Gag6703</text:p>
          </table:table-cell>
          <table:table-cell office:value-type="string" table:style-name="ce48">
            <text:p>LEERHOLZWAGEN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24" table:style-name="ce1">
            <text:p>124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12H15M0S" table:style-name="ce38">
            <text:p>12:15</text:p>
          </table:table-cell>
          <table:table-cell office:value-type="time" office:time-value="PT12H30M0S" table:style-name="ce38">
            <text:p>12:3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27.70813106796" table:style-name="ce1">
            <text:p>1427,708131</text:p>
          </table:table-cell>
          <table:table-cell office:value-type="float" office:value="1453.82402912621" table:style-name="ce1">
            <text:p>1453,824029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30</text:p>
          </table:table-cell>
          <table:table-cell table:number-columns-repeated="2" table:style-name="ce1"/>
          <table:table-cell office:value-type="float" office:value="125" table:style-name="ce1">
            <text:p>125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12H32M0S" table:style-name="ce38">
            <text:p>12:32</text:p>
          </table:table-cell>
          <table:table-cell office:value-type="time" office:time-value="PT13H2M0S" table:style-name="ce38">
            <text:p>13:0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57.30614886731" table:style-name="ce1">
            <text:p>1457,306149</text:p>
          </table:table-cell>
          <table:table-cell office:value-type="float" office:value="1509.5379449838199" table:style-name="ce1">
            <text:p>1509,53794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02</text:p>
          </table:table-cell>
          <table:table-cell table:number-columns-repeated="2" table:style-name="ce1"/>
          <table:table-cell office:value-type="float" office:value="126" table:style-name="ce1">
            <text:p>126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3H4M0S" table:style-name="ce38">
            <text:p>13:04</text:p>
          </table:table-cell>
          <table:table-cell office:value-type="time" office:time-value="PT13H4M0S" table:style-name="ce38">
            <text:p>13:0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13.0200647249201" table:style-name="ce1">
            <text:p>1513,020065</text:p>
          </table:table-cell>
          <table:table-cell office:value-type="float" office:value="1513.0200647249201" table:style-name="ce1">
            <text:p>1513,020065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04</text:p>
          </table:table-cell>
          <table:table-cell table:number-columns-repeated="2" table:style-name="ce1"/>
          <table:table-cell office:value-type="float" office:value="127" table:style-name="ce1">
            <text:p>127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3H6M0S" table:style-name="ce38">
            <text:p>13:06</text:p>
          </table:table-cell>
          <table:table-cell office:value-type="time" office:time-value="PT13H36M0S" table:style-name="ce38">
            <text:p>13:3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office:value-type="string" table:style-name="ce37">
            <text:p>Pmg3014</text:p>
          </table:table-cell>
          <table:table-cell office:value-type="string" table:style-name="ce37">
            <text:p>PmG3014 + P3007</text:p>
          </table:table-cell>
          <table:table-cell table:number-columns-repeated="2" table:style-name="ce37"/>
          <table:table-cell table:style-name="ce1"/>
          <table:table-cell office:value-type="float" office:value="1516.50218446602" table:style-name="ce1">
            <text:p>1516,502184</text:p>
          </table:table-cell>
          <table:table-cell office:value-type="float" office:value="1568.73398058252" table:style-name="ce1">
            <text:p>1568,733981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3H38M0S" table:style-name="ce38">
            <text:p>13:38</text:p>
          </table:table-cell>
          <table:table-cell office:value-type="time" office:time-value="PT13H38M0S" table:style-name="ce38">
            <text:p>13:3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72.2161003236199" table:style-name="ce1">
            <text:p>1572,2161</text:p>
          </table:table-cell>
          <table:table-cell office:value-type="float" office:value="1572.2161003236199" table:style-name="ce1">
            <text:p>1572,216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38</text:p>
          </table:table-cell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3H39M0S" table:style-name="ce38">
            <text:p>13:39</text:p>
          </table:table-cell>
          <table:table-cell office:value-type="time" office:time-value="PT13H39M0S" table:style-name="ce38">
            <text:p>13:3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73.95716019417" table:style-name="ce1">
            <text:p>1573,95716</text:p>
          </table:table-cell>
          <table:table-cell office:value-type="float" office:value="1573.95716019417" table:style-name="ce1">
            <text:p>1573,957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39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3H41M0S" table:style-name="ce38">
            <text:p>13:41</text:p>
          </table:table-cell>
          <table:table-cell office:value-type="time" office:time-value="PT13H41M0S" table:style-name="ce38">
            <text:p>13:4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77.43927993528" table:style-name="ce1">
            <text:p>1577,43928</text:p>
          </table:table-cell>
          <table:table-cell office:value-type="float" office:value="1577.43927993528" table:style-name="ce1">
            <text:p>1577,4392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41</text:p>
          </table:table-cell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80" table:style-name="ce37">
            <text:p>8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1</text:p>
          </table:table-cell>
          <table:table-cell office:value-type="time" office:time-value="PT13H43M0S" table:style-name="ce38">
            <text:p>13:43</text:p>
          </table:table-cell>
          <table:table-cell office:value-type="time" office:time-value="PT13H43M0S" table:style-name="ce38">
            <text:p>13:4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80.9213996763799" table:style-name="ce1">
            <text:p>1580,9214</text:p>
          </table:table-cell>
          <table:table-cell office:value-type="float" office:value="1580.9213996763799" table:style-name="ce1">
            <text:p>1580,92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43</text:p>
          </table:table-cell>
          <table:table-cell table:number-columns-repeated="2" table:style-name="ce1"/>
          <table:table-cell office:value-type="float" office:value="132" table:style-name="ce1">
            <text:p>132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UHO</text:p>
          </table:table-cell>
          <table:table-cell office:value-type="time" office:time-value="PT12H30M0S" table:style-name="ce38">
            <text:p>12:30</text:p>
          </table:table-cell>
          <table:table-cell office:value-type="time" office:time-value="PT13H43M0S" table:style-name="ce38">
            <text:p>13:43</text:p>
          </table:table-cell>
          <table:table-cell table:style-name="ce39"/>
          <table:table-cell office:value-type="string" table:style-name="ce23">
            <text:p>Lok 5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Gag6703</text:p>
          </table:table-cell>
          <table:table-cell office:value-type="string" table:style-name="ce23">
            <text:p>Lok 5</text:p>
          </table:table-cell>
          <table:table-cell table:number-columns-repeated="4" table:style-name="ce37"/>
          <table:table-cell table:style-name="ce1"/>
          <table:table-cell office:value-type="float" office:value="1453.82402912621" table:style-name="ce1">
            <text:p>1453,824029</text:p>
          </table:table-cell>
          <table:table-cell office:value-type="float" office:value="1580.9213996763799" table:style-name="ce1">
            <text:p>1580,9214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3</text:p>
          </table:table-cell>
          <table:table-cell table:number-columns-repeated="2" table:style-name="ce1"/>
          <table:table-cell office:value-type="float" office:value="133" table:style-name="ce1">
            <text:p>133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UHO</text:p>
          </table:table-cell>
          <table:table-cell office:value-type="time" office:time-value="PT12H30M0S" table:style-name="ce38">
            <text:p>12:30</text:p>
          </table:table-cell>
          <table:table-cell office:value-type="time" office:time-value="PT13H43M0S" table:style-name="ce38">
            <text:p>13:43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Gag6703</text:p>
          </table:table-cell>
          <table:table-cell office:value-type="string" table:style-name="ce23">
            <text:p>Leere Holzwagen in Kaltental und Novy Port ein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34" table:style-name="ce1">
            <text:p>134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UHO</text:p>
          </table:table-cell>
          <table:table-cell office:value-type="time" office:time-value="PT12H15M0S" table:style-name="ce38">
            <text:p>12:15</text:p>
          </table:table-cell>
          <table:table-cell office:value-type="time" office:time-value="PT13H43M0S" table:style-name="ce38">
            <text:p>13:43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35" table:style-name="ce1">
            <text:p>135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UHO</text:p>
          </table:table-cell>
          <table:table-cell office:value-type="time" office:time-value="PT11H58M0S" table:style-name="ce38">
            <text:p>11:58</text:p>
          </table:table-cell>
          <table:table-cell office:value-type="time" office:time-value="PT11H58M0S" table:style-name="ce38">
            <text:p>11:58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36" table:style-name="ce1">
            <text:p>136</text:p>
          </table:table-cell>
          <table:table-cell table:number-columns-repeated="16359"/>
        </table:table-row>
        <table:table-row table:style-name="ro4">
          <table:table-cell office:value-type="float" office:value="111" table:style-name="ce37">
            <text:p>111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1H58M0S" table:style-name="ce38">
            <text:p>11:58</text:p>
          </table:table-cell>
          <table:table-cell office:value-type="time" office:time-value="PT11H58M0S" table:style-name="ce38">
            <text:p>11:58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Gag670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37" table:style-name="ce1">
            <text:p>137</text:p>
          </table:table-cell>
          <table:table-cell table:number-columns-repeated="16359"/>
        </table:table-row>
        <table:table-row table:style-name="ro4">
          <table:table-cell office:value-type="float" office:value="112" table:style-name="ce34">
            <text:p>11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</text:p>
          </table:table-cell>
          <table:table-cell table:style-name="ce34"/>
          <table:table-cell office:value-type="time" office:time-value="PT13H30M0S" table:style-name="ce35">
            <text:p>13:30</text:p>
          </table:table-cell>
          <table:table-cell office:value-type="time" office:time-value="PT14H21M0S" table:style-name="ce35">
            <text:p>14:21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12.P3007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3007</text:p>
          </table:table-cell>
          <table:table-cell office:value-type="string" table:style-name="ce34">
            <text:p>SCHÜLERZUG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38" table:style-name="ce1">
            <text:p>138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13H30M0S" table:style-name="ce38">
            <text:p>13:30</text:p>
          </table:table-cell>
          <table:table-cell office:value-type="time" office:time-value="PT13H45M0S" table:style-name="ce38">
            <text:p>13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58.2876213592201" table:style-name="ce1">
            <text:p>1558,287621</text:p>
          </table:table-cell>
          <table:table-cell office:value-type="float" office:value="1584.4035194174801" table:style-name="ce1">
            <text:p>1584,403519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139" table:style-name="ce1">
            <text:p>139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13H47M0S" table:style-name="ce38">
            <text:p>13:47</text:p>
          </table:table-cell>
          <table:table-cell office:value-type="time" office:time-value="PT13H52M0S" table:style-name="ce38">
            <text:p>13:5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87.88563915858" table:style-name="ce1">
            <text:p>1587,885639</text:p>
          </table:table-cell>
          <table:table-cell office:value-type="float" office:value="1596.59093851133" table:style-name="ce1">
            <text:p>1596,590939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52</text:p>
          </table:table-cell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3H54M0S" table:style-name="ce38">
            <text:p>13:54</text:p>
          </table:table-cell>
          <table:table-cell office:value-type="time" office:time-value="PT13H59M0S" table:style-name="ce38">
            <text:p>13:5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00.07305825243" table:style-name="ce1">
            <text:p>1600,073058</text:p>
          </table:table-cell>
          <table:table-cell office:value-type="float" office:value="1608.77835760518" table:style-name="ce1">
            <text:p>1608,77835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59</text:p>
          </table:table-cell>
          <table:table-cell table:number-columns-repeated="2" table:style-name="ce1"/>
          <table:table-cell office:value-type="float" office:value="141" table:style-name="ce1">
            <text:p>141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4H1M0S" table:style-name="ce38">
            <text:p>14:01</text:p>
          </table:table-cell>
          <table:table-cell office:value-type="time" office:time-value="PT14H6M0S" table:style-name="ce38">
            <text:p>14:0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office:value-type="string" table:style-name="ce40">
            <text:p>P3007</text:p>
          </table:table-cell>
          <table:table-cell office:value-type="string" table:style-name="ce40">
            <text:p>PmG3014</text:p>
          </table:table-cell>
          <table:table-cell table:number-columns-repeated="2" table:style-name="ce37"/>
          <table:table-cell table:style-name="ce1"/>
          <table:table-cell office:value-type="float" office:value="1612.2604773462799" table:style-name="ce1">
            <text:p>1612,260477</text:p>
          </table:table-cell>
          <table:table-cell office:value-type="float" office:value="1620.9657766990299" table:style-name="ce1">
            <text:p>1620,96577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6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4H8M0S" table:style-name="ce38">
            <text:p>14:08</text:p>
          </table:table-cell>
          <table:table-cell office:value-type="time" office:time-value="PT14H13M0S" table:style-name="ce38">
            <text:p>14:1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24.4478964401301" table:style-name="ce1">
            <text:p>1624,447896</text:p>
          </table:table-cell>
          <table:table-cell office:value-type="float" office:value="1633.1531957928801" table:style-name="ce1">
            <text:p>1633,15319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3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4H14M0S" table:style-name="ce38">
            <text:p>14:14</text:p>
          </table:table-cell>
          <table:table-cell office:value-type="time" office:time-value="PT14H14M0S" table:style-name="ce38">
            <text:p>14:1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34.8942556634299" table:style-name="ce1">
            <text:p>1634,894256</text:p>
          </table:table-cell>
          <table:table-cell office:value-type="float" office:value="1634.8942556634299" table:style-name="ce1">
            <text:p>1634,89425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4</text:p>
          </table:table-cell>
          <table:table-cell table:number-columns-repeated="2" table:style-name="ce1"/>
          <table:table-cell office:value-type="float" office:value="144" table:style-name="ce1">
            <text:p>144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4H16M0S" table:style-name="ce38">
            <text:p>14:16</text:p>
          </table:table-cell>
          <table:table-cell office:value-type="time" office:time-value="PT14H21M0S" table:style-name="ce38">
            <text:p>14:2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38.3763754045301" table:style-name="ce1">
            <text:p>1638,376375</text:p>
          </table:table-cell>
          <table:table-cell office:value-type="float" office:value="1647.0816747572801" table:style-name="ce1">
            <text:p>1647,08167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21</text:p>
          </table:table-cell>
          <table:table-cell table:number-columns-repeated="2" table:style-name="ce1"/>
          <table:table-cell office:value-type="float" office:value="145" table:style-name="ce1">
            <text:p>145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3H45M0S" table:style-name="ce38">
            <text:p>13:45</text:p>
          </table:table-cell>
          <table:table-cell office:value-type="time" office:time-value="PT14H16M0S" table:style-name="ce38">
            <text:p>14:16</text:p>
          </table:table-cell>
          <table:table-cell table:style-name="ce39"/>
          <table:table-cell office:value-type="string" table:style-name="ce23">
            <text:p>Lok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3007</text:p>
          </table:table-cell>
          <table:table-cell office:value-type="string" table:style-name="ce23">
            <text:p>Lok 1</text:p>
          </table:table-cell>
          <table:table-cell table:number-columns-repeated="4" table:style-name="ce37"/>
          <table:table-cell table:style-name="ce1"/>
          <table:table-cell office:value-type="float" office:value="1584.4035194174801" table:style-name="ce1">
            <text:p>1584,403519</text:p>
          </table:table-cell>
          <table:table-cell office:value-type="float" office:value="1638.3763754045301" table:style-name="ce1">
            <text:p>1638,376375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6</text:p>
          </table:table-cell>
          <table:table-cell table:number-columns-repeated="2" table:style-name="ce1"/>
          <table:table-cell office:value-type="float" office:value="146" table:style-name="ce1">
            <text:p>146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3H45M0S" table:style-name="ce38">
            <text:p>13:45</text:p>
          </table:table-cell>
          <table:table-cell office:value-type="time" office:time-value="PT14H16M0S" table:style-name="ce38">
            <text:p>14:16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3007</text:p>
          </table:table-cell>
          <table:table-cell office:value-type="string" table:style-name="ce23">
            <text:p>2 Personen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47" table:style-name="ce1">
            <text:p>147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3H30M0S" table:style-name="ce38">
            <text:p>13:30</text:p>
          </table:table-cell>
          <table:table-cell office:value-type="time" office:time-value="PT14H21M0S" table:style-name="ce38">
            <text:p>14:2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48" table:style-name="ce1">
            <text:p>148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3H21M0S" table:style-name="ce38">
            <text:p>13:21</text:p>
          </table:table-cell>
          <table:table-cell office:value-type="time" office:time-value="PT13H26M0S" table:style-name="ce38">
            <text:p>13:26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49" table:style-name="ce1">
            <text:p>149</text:p>
          </table:table-cell>
          <table:table-cell table:number-columns-repeated="16359"/>
        </table:table-row>
        <table:table-row table:style-name="ro4">
          <table:table-cell office:value-type="float" office:value="112" table:style-name="ce37">
            <text:p>112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3H21M0S" table:style-name="ce38">
            <text:p>13:21</text:p>
          </table:table-cell>
          <table:table-cell office:value-type="time" office:time-value="PT13H26M0S" table:style-name="ce38">
            <text:p>13:2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3007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50" table:style-name="ce1">
            <text:p>150</text:p>
          </table:table-cell>
          <table:table-cell table:number-columns-repeated="16359"/>
        </table:table-row>
        <table:table-row table:style-name="ro4">
          <table:table-cell office:value-type="float" office:value="113" table:style-name="ce34">
            <text:p>113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14H30M0S" table:style-name="ce35">
            <text:p>14:30</text:p>
          </table:table-cell>
          <table:table-cell office:value-type="time" office:time-value="PT15H26M0S" table:style-name="ce35">
            <text:p>15:26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13.Pt3006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6</text:p>
          </table:table-cell>
          <table:table-cell office:value-type="string" table:style-name="ce34">
            <text:p>PERSONENZUG + STÜCKGUT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51" table:style-name="ce1">
            <text:p>151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14H30M0S" table:style-name="ce38">
            <text:p>14:30</text:p>
          </table:table-cell>
          <table:table-cell office:value-type="time" office:time-value="PT14H45M0S" table:style-name="ce38">
            <text:p>14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62.75121359223" table:style-name="ce1">
            <text:p>1662,751214</text:p>
          </table:table-cell>
          <table:table-cell office:value-type="float" office:value="1688.86711165049" table:style-name="ce1">
            <text:p>1688,8671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4H47M0S" table:style-name="ce38">
            <text:p>14:47</text:p>
          </table:table-cell>
          <table:table-cell office:value-type="time" office:time-value="PT14H47M0S" table:style-name="ce38">
            <text:p>14:4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92.3492313915899" table:style-name="ce1">
            <text:p>1692,349231</text:p>
          </table:table-cell>
          <table:table-cell office:value-type="float" office:value="1692.3492313915899" table:style-name="ce1">
            <text:p>1692,34923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153" table:style-name="ce1">
            <text:p>153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4H48M0S" table:style-name="ce38">
            <text:p>14:48</text:p>
          </table:table-cell>
          <table:table-cell office:value-type="time" office:time-value="PT14H53M0S" table:style-name="ce38">
            <text:p>14:5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94.09029126214" table:style-name="ce1">
            <text:p>1694,090291</text:p>
          </table:table-cell>
          <table:table-cell office:value-type="float" office:value="1702.79559061489" table:style-name="ce1">
            <text:p>1702,79559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53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14H55M0S" table:style-name="ce38">
            <text:p>14:55</text:p>
          </table:table-cell>
          <table:table-cell office:value-type="time" office:time-value="PT15H10M0S" table:style-name="ce38">
            <text:p>15:1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706.2777103559899" table:style-name="ce1">
            <text:p>1706,27771</text:p>
          </table:table-cell>
          <table:table-cell office:value-type="float" office:value="1732.3936084142399" table:style-name="ce1">
            <text:p>1732,393608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55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155" table:style-name="ce1">
            <text:p>155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5H12M0S" table:style-name="ce38">
            <text:p>15:12</text:p>
          </table:table-cell>
          <table:table-cell office:value-type="time" office:time-value="PT15H17M0S" table:style-name="ce38">
            <text:p>15:1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735.8757281553401" table:style-name="ce1">
            <text:p>1735,875728</text:p>
          </table:table-cell>
          <table:table-cell office:value-type="float" office:value="1744.5810275080901" table:style-name="ce1">
            <text:p>1744,58102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156" table:style-name="ce1">
            <text:p>156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15H19M0S" table:style-name="ce38">
            <text:p>15:19</text:p>
          </table:table-cell>
          <table:table-cell office:value-type="time" office:time-value="PT15H24M0S" table:style-name="ce38">
            <text:p>15:2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1"/>
          <table:table-cell table:number-columns-repeated="4" table:style-name="ce37"/>
          <table:table-cell office:value-type="string" table:style-name="ce1">
            <text:p>Mehrfache Belegung für Station: ALO, Track: 2/, Zug:Pt3006, Zug:PmG3014</text:p>
          </table:table-cell>
          <table:table-cell office:value-type="float" office:value="1748.06314724919" table:style-name="ce1">
            <text:p>1748,063147</text:p>
          </table:table-cell>
          <table:table-cell office:value-type="float" office:value="1756.76844660194" table:style-name="ce1">
            <text:p>1756,768447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24</text:p>
          </table:table-cell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15H26M0S" table:style-name="ce38">
            <text:p>15:26</text:p>
          </table:table-cell>
          <table:table-cell office:value-type="time" office:time-value="PT15H26M0S" table:style-name="ce38">
            <text:p>15:2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760.25056634304" table:style-name="ce1">
            <text:p>1760,250566</text:p>
          </table:table-cell>
          <table:table-cell office:value-type="float" office:value="1760.25056634304" table:style-name="ce1">
            <text:p>1760,250566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26</text:p>
          </table:table-cell>
          <table:table-cell table:number-columns-repeated="2" table:style-name="ce1"/>
          <table:table-cell office:value-type="float" office:value="158" table:style-name="ce1">
            <text:p>158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4H45M0S" table:style-name="ce38">
            <text:p>14:45</text:p>
          </table:table-cell>
          <table:table-cell office:value-type="time" office:time-value="PT15H26M0S" table:style-name="ce38">
            <text:p>15:26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6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1688.86711165049" table:style-name="ce1">
            <text:p>1688,867112</text:p>
          </table:table-cell>
          <table:table-cell office:value-type="float" office:value="1760.25056634304" table:style-name="ce1">
            <text:p>1760,250566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26</text:p>
          </table:table-cell>
          <table:table-cell table:number-columns-repeated="2" table:style-name="ce1"/>
          <table:table-cell office:value-type="float" office:value="159" table:style-name="ce1">
            <text:p>159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4H45M0S" table:style-name="ce38">
            <text:p>14:45</text:p>
          </table:table-cell>
          <table:table-cell office:value-type="time" office:time-value="PT15H26M0S" table:style-name="ce38">
            <text:p>15:26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t3006</text:p>
          </table:table-cell>
          <table:table-cell office:value-type="string" table:style-name="ce23">
            <text:p>G Wagen</text:p>
          </table:table-cell>
          <table:table-cell table:number-columns-repeated="2" table:style-name="ce37"/>
          <table:table-cell office:value-type="string" table:style-name="ce37">
            <text:p>Überholt Pmg3014</text:p>
          </table:table-cell>
          <table:table-cell table:style-name="ce37"/>
          <table:table-cell table:number-columns-repeated="9" table:style-name="ce1"/>
          <table:table-cell office:value-type="float" office:value="160" table:style-name="ce1">
            <text:p>160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4H30M0S" table:style-name="ce38">
            <text:p>14:30</text:p>
          </table:table-cell>
          <table:table-cell office:value-type="time" office:time-value="PT15H26M0S" table:style-name="ce38">
            <text:p>15:2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61" table:style-name="ce1">
            <text:p>161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4H51M0S" table:style-name="ce38">
            <text:p>14:51</text:p>
          </table:table-cell>
          <table:table-cell office:value-type="time" office:time-value="PT14H51M0S" table:style-name="ce38">
            <text:p>14:5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62" table:style-name="ce1">
            <text:p>162</text:p>
          </table:table-cell>
          <table:table-cell table:number-columns-repeated="16359"/>
        </table:table-row>
        <table:table-row table:style-name="ro4">
          <table:table-cell office:value-type="float" office:value="113" table:style-name="ce37">
            <text:p>113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4H51M0S" table:style-name="ce38">
            <text:p>14:51</text:p>
          </table:table-cell>
          <table:table-cell office:value-type="time" office:time-value="PT14H51M0S" table:style-name="ce38">
            <text:p>14:5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6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63" table:style-name="ce1">
            <text:p>163</text:p>
          </table:table-cell>
          <table:table-cell table:number-columns-repeated="16359"/>
        </table:table-row>
        <table:table-row table:style-name="ro4">
          <table:table-cell office:value-type="float" office:value="114" table:style-name="ce34">
            <text:p>114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15H45M0S" table:style-name="ce35">
            <text:p>15:45</text:p>
          </table:table-cell>
          <table:table-cell office:value-type="time" office:time-value="PT17H6M0S" table:style-name="ce35">
            <text:p>17:06</text:p>
          </table:table-cell>
          <table:table-cell office:value-type="float" office:value="60" table:style-name="ce34">
            <text:p>60</text:p>
          </table:table-cell>
          <table:table-cell office:value-type="string" table:style-name="ce34">
            <text:p>000114.Pt3009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9</text:p>
          </table:table-cell>
          <table:table-cell office:value-type="string" table:style-name="ce34">
            <text:p>PERSONENZUG + STÜCKGUT + MILCHWAGEN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64" table:style-name="ce1">
            <text:p>164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15H45M0S" table:style-name="ce38">
            <text:p>15:45</text:p>
          </table:table-cell>
          <table:table-cell office:value-type="time" office:time-value="PT16H0M0S" table:style-name="ce38">
            <text:p>16:0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793.3307038835001" table:style-name="ce1">
            <text:p>1793,330704</text:p>
          </table:table-cell>
          <table:table-cell office:value-type="float" office:value="1819.44660194175" table:style-name="ce1">
            <text:p>1819,446602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00</text:p>
          </table:table-cell>
          <table:table-cell table:number-columns-repeated="2" table:style-name="ce1"/>
          <table:table-cell office:value-type="float" office:value="165" table:style-name="ce1">
            <text:p>165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16H2M0S" table:style-name="ce38">
            <text:p>16:02</text:p>
          </table:table-cell>
          <table:table-cell office:value-type="time" office:time-value="PT16H12M0S" table:style-name="ce38">
            <text:p>16:1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822.92872168285" table:style-name="ce1">
            <text:p>1822,928722</text:p>
          </table:table-cell>
          <table:table-cell office:value-type="float" office:value="1840.33932038835" table:style-name="ce1">
            <text:p>1840,3393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12</text:p>
          </table:table-cell>
          <table:table-cell table:number-columns-repeated="2" table:style-name="ce1"/>
          <table:table-cell office:value-type="float" office:value="166" table:style-name="ce1">
            <text:p>166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6H14M0S" table:style-name="ce38">
            <text:p>16:14</text:p>
          </table:table-cell>
          <table:table-cell office:value-type="time" office:time-value="PT16H34M0S" table:style-name="ce38">
            <text:p>16:3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843.8214401294499" table:style-name="ce1">
            <text:p>1843,82144</text:p>
          </table:table-cell>
          <table:table-cell office:value-type="float" office:value="1878.6426375404501" table:style-name="ce1">
            <text:p>1878,64263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34</text:p>
          </table:table-cell>
          <table:table-cell table:number-columns-repeated="2" table:style-name="ce1"/>
          <table:table-cell office:value-type="float" office:value="167" table:style-name="ce1">
            <text:p>167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6H36M0S" table:style-name="ce38">
            <text:p>16:36</text:p>
          </table:table-cell>
          <table:table-cell office:value-type="time" office:time-value="PT16H46M0S" table:style-name="ce38">
            <text:p>16:4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882.12475728155" table:style-name="ce1">
            <text:p>1882,124757</text:p>
          </table:table-cell>
          <table:table-cell office:value-type="float" office:value="1899.53535598705" table:style-name="ce1">
            <text:p>1899,535356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46</text:p>
          </table:table-cell>
          <table:table-cell table:number-columns-repeated="2" table:style-name="ce1"/>
          <table:table-cell office:value-type="float" office:value="168" table:style-name="ce1">
            <text:p>168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6H48M0S" table:style-name="ce38">
            <text:p>16:48</text:p>
          </table:table-cell>
          <table:table-cell office:value-type="time" office:time-value="PT16H58M0S" table:style-name="ce38">
            <text:p>16:5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03.01747572816" table:style-name="ce1">
            <text:p>1903,017476</text:p>
          </table:table-cell>
          <table:table-cell office:value-type="float" office:value="1920.42807443366" table:style-name="ce1">
            <text:p>1920,42807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58</text:p>
          </table:table-cell>
          <table:table-cell table:number-columns-repeated="2" table:style-name="ce1"/>
          <table:table-cell office:value-type="float" office:value="169" table:style-name="ce1">
            <text:p>169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6H59M0S" table:style-name="ce38">
            <text:p>16:59</text:p>
          </table:table-cell>
          <table:table-cell office:value-type="time" office:time-value="PT16H59M0S" table:style-name="ce38">
            <text:p>16:5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22.16913430421" table:style-name="ce1">
            <text:p>1922,169134</text:p>
          </table:table-cell>
          <table:table-cell office:value-type="float" office:value="1922.16913430421" table:style-name="ce1">
            <text:p>1922,16913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59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7H1M0S" table:style-name="ce38">
            <text:p>17:01</text:p>
          </table:table-cell>
          <table:table-cell office:value-type="time" office:time-value="PT17H6M0S" table:style-name="ce38">
            <text:p>17:0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25.65125404531" table:style-name="ce1">
            <text:p>1925,651254</text:p>
          </table:table-cell>
          <table:table-cell office:value-type="float" office:value="1934.35655339806" table:style-name="ce1">
            <text:p>1934,35655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6</text:p>
          </table:table-cell>
          <table:table-cell table:number-columns-repeated="2" table:style-name="ce1"/>
          <table:table-cell office:value-type="float" office:value="171" table:style-name="ce1">
            <text:p>171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6H0M0S" table:style-name="ce38">
            <text:p>16:00</text:p>
          </table:table-cell>
          <table:table-cell office:value-type="time" office:time-value="PT17H1M0S" table:style-name="ce38">
            <text:p>17:01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9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1819.44660194175" table:style-name="ce1">
            <text:p>1819,446602</text:p>
          </table:table-cell>
          <table:table-cell office:value-type="float" office:value="1925.65125404531" table:style-name="ce1">
            <text:p>1925,651254</text:p>
          </table:table-cell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</text:p>
          </table:table-cell>
          <table:table-cell table:number-columns-repeated="2" table:style-name="ce1"/>
          <table:table-cell office:value-type="float" office:value="172" table:style-name="ce1">
            <text:p>172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6H0M0S" table:style-name="ce38">
            <text:p>16:00</text:p>
          </table:table-cell>
          <table:table-cell office:value-type="time" office:time-value="PT17H1M0S" table:style-name="ce38">
            <text:p>17:0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t3009</text:p>
          </table:table-cell>
          <table:table-cell office:value-type="string" table:style-name="ce23">
            <text:p>G Wagen + Milch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73" table:style-name="ce1">
            <text:p>173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5H45M0S" table:style-name="ce38">
            <text:p>15:45</text:p>
          </table:table-cell>
          <table:table-cell office:value-type="time" office:time-value="PT17H6M0S" table:style-name="ce38">
            <text:p>17:0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74" table:style-name="ce1">
            <text:p>174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ISE</text:p>
          </table:table-cell>
          <table:table-cell office:value-type="time" office:time-value="PT16H16M0S" table:style-name="ce38">
            <text:p>16:16</text:p>
          </table:table-cell>
          <table:table-cell office:value-type="time" office:time-value="PT16H21M0S" table:style-name="ce38">
            <text:p>16:2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75" table:style-name="ce1">
            <text:p>175</text:p>
          </table:table-cell>
          <table:table-cell table:number-columns-repeated="16359"/>
        </table:table-row>
        <table:table-row table:style-name="ro4">
          <table:table-cell office:value-type="float" office:value="114" table:style-name="ce37">
            <text:p>114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6H16M0S" table:style-name="ce38">
            <text:p>16:16</text:p>
          </table:table-cell>
          <table:table-cell office:value-type="time" office:time-value="PT16H21M0S" table:style-name="ce38">
            <text:p>16:2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9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76" table:style-name="ce1">
            <text:p>176</text:p>
          </table:table-cell>
          <table:table-cell table:number-columns-repeated="16359"/>
        </table:table-row>
        <table:table-row table:style-name="ro4">
          <table:table-cell office:value-type="float" office:value="115" table:style-name="ce34">
            <text:p>115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t</text:p>
          </table:table-cell>
          <table:table-cell table:style-name="ce34"/>
          <table:table-cell office:value-type="time" office:time-value="PT17H6M0S" table:style-name="ce35">
            <text:p>17:06</text:p>
          </table:table-cell>
          <table:table-cell office:value-type="time" office:time-value="PT18H16M0S" table:style-name="ce35">
            <text:p>18:16</text:p>
          </table:table-cell>
          <table:table-cell office:value-type="float" office:value="60" table:style-name="ce34">
            <text:p>60</text:p>
          </table:table-cell>
          <table:table-cell office:value-type="string" table:style-name="ce34">
            <text:p>000115.Pt3008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t3008</text:p>
          </table:table-cell>
          <table:table-cell office:value-type="string" table:style-name="ce34">
            <text:p>PERSONENZUG + STÜCKGUT + MILCHWAGEN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77" table:style-name="ce1">
            <text:p>177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17H6M0S" table:style-name="ce38">
            <text:p>17:06</text:p>
          </table:table-cell>
          <table:table-cell office:value-type="time" office:time-value="PT17H15M0S" table:style-name="ce38">
            <text:p>17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34.35655339806" table:style-name="ce1">
            <text:p>1934,356553</text:p>
          </table:table-cell>
          <table:table-cell office:value-type="float" office:value="1950.0260922330101" table:style-name="ce1">
            <text:p>1950,02609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178" table:style-name="ce1">
            <text:p>178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7H17M0S" table:style-name="ce38">
            <text:p>17:17</text:p>
          </table:table-cell>
          <table:table-cell office:value-type="time" office:time-value="PT17H17M0S" table:style-name="ce38">
            <text:p>17:1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53.5082119741101" table:style-name="ce1">
            <text:p>1953,508212</text:p>
          </table:table-cell>
          <table:table-cell office:value-type="float" office:value="1953.5082119741101" table:style-name="ce1">
            <text:p>1953,50821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179" table:style-name="ce1">
            <text:p>179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7H18M0S" table:style-name="ce38">
            <text:p>17:18</text:p>
          </table:table-cell>
          <table:table-cell office:value-type="time" office:time-value="PT17H28M0S" table:style-name="ce38">
            <text:p>17:2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55.2492718446599" table:style-name="ce1">
            <text:p>1955,249272</text:p>
          </table:table-cell>
          <table:table-cell office:value-type="float" office:value="1972.6598705501599" table:style-name="ce1">
            <text:p>1972,65987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28</text:p>
          </table:table-cell>
          <table:table-cell table:number-columns-repeated="2" table:style-name="ce1"/>
          <table:table-cell office:value-type="float" office:value="180" table:style-name="ce1">
            <text:p>180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17H30M0S" table:style-name="ce38">
            <text:p>17:30</text:p>
          </table:table-cell>
          <table:table-cell office:value-type="time" office:time-value="PT17H40M0S" table:style-name="ce38">
            <text:p>17:4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office:value-type="string" table:style-name="ce37">
            <text:p>Pt3008</text:p>
          </table:table-cell>
          <table:table-cell office:value-type="string" table:style-name="ce37">
            <text:p>Lz9001</text:p>
          </table:table-cell>
          <table:table-cell table:number-columns-repeated="2" table:style-name="ce37"/>
          <table:table-cell table:style-name="ce1"/>
          <table:table-cell office:value-type="float" office:value="1976.1419902912601" table:style-name="ce1">
            <text:p>1976,14199</text:p>
          </table:table-cell>
          <table:table-cell office:value-type="float" office:value="1993.5525889967601" table:style-name="ce1">
            <text:p>1993,552589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0</text:p>
          </table:table-cell>
          <table:table-cell table:number-columns-repeated="2" table:style-name="ce1"/>
          <table:table-cell office:value-type="float" office:value="181" table:style-name="ce1">
            <text:p>181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7H42M0S" table:style-name="ce38">
            <text:p>17:42</text:p>
          </table:table-cell>
          <table:table-cell office:value-type="time" office:time-value="PT18H2M0S" table:style-name="ce38">
            <text:p>18:0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97.03470873786" table:style-name="ce1">
            <text:p>1997,034709</text:p>
          </table:table-cell>
          <table:table-cell office:value-type="float" office:value="2031.85590614887" table:style-name="ce1">
            <text:p>2031,855906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02</text:p>
          </table:table-cell>
          <table:table-cell table:number-columns-repeated="2" table:style-name="ce1"/>
          <table:table-cell office:value-type="float" office:value="182" table:style-name="ce1">
            <text:p>182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18H4M0S" table:style-name="ce38">
            <text:p>18:04</text:p>
          </table:table-cell>
          <table:table-cell office:value-type="time" office:time-value="PT18H14M0S" table:style-name="ce38">
            <text:p>18:1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35.3380258899699" table:style-name="ce1">
            <text:p>2035,338026</text:p>
          </table:table-cell>
          <table:table-cell office:value-type="float" office:value="2052.7486245954701" table:style-name="ce1">
            <text:p>2052,748625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14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18H16M0S" table:style-name="ce38">
            <text:p>18:16</text:p>
          </table:table-cell>
          <table:table-cell office:value-type="time" office:time-value="PT18H16M0S" table:style-name="ce38">
            <text:p>18:1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56.2307443365698" table:style-name="ce1">
            <text:p>2056,230744</text:p>
          </table:table-cell>
          <table:table-cell office:value-type="float" office:value="2056.2307443365698" table:style-name="ce1">
            <text:p>2056,230744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7H15M0S" table:style-name="ce38">
            <text:p>17:15</text:p>
          </table:table-cell>
          <table:table-cell office:value-type="time" office:time-value="PT18H16M0S" table:style-name="ce38">
            <text:p>18:16</text:p>
          </table:table-cell>
          <table:table-cell table:style-name="ce39"/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t3008</text:p>
          </table:table-cell>
          <table:table-cell office:value-type="string" table:style-name="ce23">
            <text:p>Tw 1</text:p>
          </table:table-cell>
          <table:table-cell table:number-columns-repeated="4" table:style-name="ce37"/>
          <table:table-cell table:style-name="ce1"/>
          <table:table-cell office:value-type="float" office:value="1950.0260922330101" table:style-name="ce1">
            <text:p>1950,026092</text:p>
          </table:table-cell>
          <table:table-cell office:value-type="float" office:value="2056.2307443365698" table:style-name="ce1">
            <text:p>2056,23074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6</text:p>
          </table:table-cell>
          <table:table-cell table:number-columns-repeated="2" table:style-name="ce1"/>
          <table:table-cell office:value-type="float" office:value="185" table:style-name="ce1">
            <text:p>185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7H6M0S" table:style-name="ce54">
            <text:p>17:06</text:p>
          </table:table-cell>
          <table:table-cell office:value-type="time" office:time-value="PT18H16M0S" table:style-name="ce54">
            <text:p>18:16</text:p>
          </table:table-cell>
          <table:table-cell office:value-type="string" table:style-name="ce55">
            <text:p>1</text:p>
          </table:table-cell>
          <table:table-cell table:style-name="ce56"/>
          <table:table-cell office:value-type="string" table:style-name="ce56">
            <text:p>trainset</text:p>
          </table:table-cell>
          <table:table-cell office:value-type="string" table:style-name="ce40">
            <text:p>Pt3008</text:p>
          </table:table-cell>
          <table:table-cell office:value-type="string" table:style-name="ce23">
            <text:p>G Wagen + Milch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86" table:style-name="ce1">
            <text:p>186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7H6M0S" table:style-name="ce38">
            <text:p>17:06</text:p>
          </table:table-cell>
          <table:table-cell office:value-type="time" office:time-value="PT18H16M0S" table:style-name="ce38">
            <text:p>18:1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87" table:style-name="ce1">
            <text:p>187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7H42M0S" table:style-name="ce38">
            <text:p>17:42</text:p>
          </table:table-cell>
          <table:table-cell office:value-type="time" office:time-value="PT17H42M0S" table:style-name="ce38">
            <text:p>17:42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88" table:style-name="ce1">
            <text:p>188</text:p>
          </table:table-cell>
          <table:table-cell table:number-columns-repeated="16359"/>
        </table:table-row>
        <table:table-row table:style-name="ro4">
          <table:table-cell office:value-type="float" office:value="115" table:style-name="ce37">
            <text:p>115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7H42M0S" table:style-name="ce38">
            <text:p>17:42</text:p>
          </table:table-cell>
          <table:table-cell office:value-type="time" office:time-value="PT17H42M0S" table:style-name="ce38">
            <text:p>17:42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t3008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89" table:style-name="ce1">
            <text:p>189</text:p>
          </table:table-cell>
          <table:table-cell table:number-columns-repeated="16359"/>
        </table:table-row>
        <table:table-row table:style-name="ro4">
          <table:table-cell office:value-type="float" office:value="116" table:style-name="ce45">
            <text:p>116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Lz</text:p>
          </table:table-cell>
          <table:table-cell table:style-name="ce45"/>
          <table:table-cell office:value-type="time" office:time-value="PT16H50M0S" table:style-name="ce46">
            <text:p>16:50</text:p>
          </table:table-cell>
          <table:table-cell office:value-type="time" office:time-value="PT17H14M0S" table:style-name="ce46">
            <text:p>17:14</text:p>
          </table:table-cell>
          <table:table-cell office:value-type="float" office:value="20" table:style-name="ce45">
            <text:p>20</text:p>
          </table:table-cell>
          <table:table-cell office:value-type="string" table:style-name="ce45">
            <text:p>000116.Lz9001</text:p>
          </table:table-cell>
          <table:table-cell office:value-type="string" table:style-name="ce45">
            <text:p>traindef</text:p>
          </table:table-cell>
          <table:table-cell office:value-type="string" table:style-name="ce45">
            <text:p>Lz9001</text:p>
          </table:table-cell>
          <table:table-cell office:value-type="string" table:style-name="ce45">
            <text:p>LOKFAHRT</text:p>
          </table:table-cell>
          <table:table-cell table:number-columns-repeated="4" table:style-name="ce47"/>
          <table:table-cell table:style-name="ce45"/>
          <table:table-cell office:value-type="float" office:value="6710784" table:style-name="ce1">
            <text:p>6710784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190" table:style-name="ce1">
            <text:p>190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1</text:p>
          </table:table-cell>
          <table:table-cell office:value-type="time" office:time-value="PT16H50M0S" table:style-name="ce38">
            <text:p>16:50</text:p>
          </table:table-cell>
          <table:table-cell office:value-type="time" office:time-value="PT17H5M0S" table:style-name="ce38">
            <text:p>17:0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06.4995954692599" table:style-name="ce1">
            <text:p>1906,499595</text:p>
          </table:table-cell>
          <table:table-cell office:value-type="float" office:value="1932.6154935275099" table:style-name="ce1">
            <text:p>1932,61549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05</text:p>
          </table:table-cell>
          <table:table-cell table:number-columns-repeated="2" table:style-name="ce1"/>
          <table:table-cell office:value-type="float" office:value="191" table:style-name="ce1">
            <text:p>191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1</text:p>
          </table:table-cell>
          <table:table-cell office:value-type="time" office:time-value="PT17H8M0S" table:style-name="ce38">
            <text:p>17:08</text:p>
          </table:table-cell>
          <table:table-cell office:value-type="time" office:time-value="PT17H8M0S" table:style-name="ce38">
            <text:p>17:0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37.8386731391599" table:style-name="ce1">
            <text:p>1937,838673</text:p>
          </table:table-cell>
          <table:table-cell office:value-type="float" office:value="1937.8386731391599" table:style-name="ce1">
            <text:p>1937,838673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7H11M0S" table:style-name="ce38">
            <text:p>17:11</text:p>
          </table:table-cell>
          <table:table-cell office:value-type="time" office:time-value="PT17H11M0S" table:style-name="ce38">
            <text:p>17:1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43.06185275081" table:style-name="ce1">
            <text:p>1943,061853</text:p>
          </table:table-cell>
          <table:table-cell office:value-type="float" office:value="1943.06185275081" table:style-name="ce1">
            <text:p>1943,06185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table:number-columns-repeated="2" table:style-name="ce1"/>
          <table:table-cell office:value-type="float" office:value="193" table:style-name="ce1">
            <text:p>193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1</text:p>
          </table:table-cell>
          <table:table-cell office:value-type="time" office:time-value="PT17H14M0S" table:style-name="ce38">
            <text:p>17:14</text:p>
          </table:table-cell>
          <table:table-cell office:value-type="time" office:time-value="PT17H14M0S" table:style-name="ce38">
            <text:p>17:1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z9001</text:p>
          </table:table-cell>
          <table:table-cell table:style-name="ce23"/>
          <table:table-cell table:style-name="ce37"/>
          <table:table-cell office:value-type="string" table:style-name="ce37">
            <text:p>Pt3008</text:p>
          </table:table-cell>
          <table:table-cell table:number-columns-repeated="2" table:style-name="ce37"/>
          <table:table-cell table:style-name="ce1"/>
          <table:table-cell office:value-type="float" office:value="1948.28503236246" table:style-name="ce1">
            <text:p>1948,285032</text:p>
          </table:table-cell>
          <table:table-cell office:value-type="float" office:value="1948.28503236246" table:style-name="ce1">
            <text:p>1948,28503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4</text:p>
          </table:table-cell>
          <table:table-cell table:number-columns-repeated="2" table:style-name="ce1"/>
          <table:table-cell office:value-type="float" office:value="194" table:style-name="ce1">
            <text:p>194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17H5M0S" table:style-name="ce38">
            <text:p>17:05</text:p>
          </table:table-cell>
          <table:table-cell office:value-type="time" office:time-value="PT17H14M0S" table:style-name="ce38">
            <text:p>17:14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z9001</text:p>
          </table:table-cell>
          <table:table-cell office:value-type="string" table:style-name="ce23">
            <text:p>Lok 4</text:p>
          </table:table-cell>
          <table:table-cell table:number-columns-repeated="4" table:style-name="ce37"/>
          <table:table-cell table:style-name="ce1"/>
          <table:table-cell office:value-type="float" office:value="1932.6154935275099" table:style-name="ce1">
            <text:p>1932,615494</text:p>
          </table:table-cell>
          <table:table-cell office:value-type="float" office:value="1948.28503236246" table:style-name="ce1">
            <text:p>1948,285032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5</text:p>
          </table:table-cell>
          <table:table-cell office:value-type="string" table:style-name="ce1">
            <text:p>14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17H5M0S" table:style-name="ce38">
            <text:p>17:05</text:p>
          </table:table-cell>
          <table:table-cell office:value-type="time" office:time-value="PT17H14M0S" table:style-name="ce38">
            <text:p>17:14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z9001</text:p>
          </table:table-cell>
          <table:table-cell office:value-type="string" table:style-name="ce23">
            <text:p><text:s/>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196" table:style-name="ce1">
            <text:p>196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16H50M0S" table:style-name="ce38">
            <text:p>16:50</text:p>
          </table:table-cell>
          <table:table-cell office:value-type="time" office:time-value="PT17H14M0S" table:style-name="ce38">
            <text:p>17:14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97" table:style-name="ce1">
            <text:p>197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JA</text:p>
          </table:table-cell>
          <table:table-cell office:value-type="time" office:time-value="PT17H9M0S" table:style-name="ce38">
            <text:p>17:09</text:p>
          </table:table-cell>
          <table:table-cell office:value-type="time" office:time-value="PT17H9M0S" table:style-name="ce38">
            <text:p>17:09</text:p>
          </table:table-cell>
          <table:table-cell office:value-type="float" office:value="10" table:style-name="ce39">
            <text:p>1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98" table:style-name="ce1">
            <text:p>198</text:p>
          </table:table-cell>
          <table:table-cell table:number-columns-repeated="16359"/>
        </table:table-row>
        <table:table-row table:style-name="ro4">
          <table:table-cell office:value-type="float" office:value="116" table:style-name="ce37">
            <text:p>116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7H9M0S" table:style-name="ce38">
            <text:p>17:09</text:p>
          </table:table-cell>
          <table:table-cell office:value-type="time" office:time-value="PT17H9M0S" table:style-name="ce38">
            <text:p>17:09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L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z900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199" table:style-name="ce1">
            <text:p>199</text:p>
          </table:table-cell>
          <table:table-cell table:number-columns-repeated="16359"/>
        </table:table-row>
        <table:table-row table:style-name="ro4">
          <table:table-cell office:value-type="float" office:value="117" table:style-name="ce42">
            <text:p>117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18H5M0S" table:style-name="ce43">
            <text:p>18:05</text:p>
          </table:table-cell>
          <table:table-cell office:value-type="time" office:time-value="PT18H29M0S" table:style-name="ce43">
            <text:p>18:29</text:p>
          </table:table-cell>
          <table:table-cell office:value-type="float" office:value="20" table:style-name="ce42">
            <text:p>20</text:p>
          </table:table-cell>
          <table:table-cell office:value-type="string" table:style-name="ce42">
            <text:p>000117.Ng7002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02</text:p>
          </table:table-cell>
          <table:table-cell office:value-type="string" table:style-name="ce42">
            <text:p>ROLLBOCKZUG + STÜCKGUT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00" table:style-name="ce1">
            <text:p>200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JA</text:p>
          </table:table-cell>
          <table:table-cell office:value-type="float" office:value="2" table:style-name="ce23">
            <text:p>2</text:p>
          </table:table-cell>
          <table:table-cell office:value-type="time" office:time-value="PT18H5M0S" table:style-name="ce38">
            <text:p>18:05</text:p>
          </table:table-cell>
          <table:table-cell office:value-type="time" office:time-value="PT18H20M0S" table:style-name="ce38">
            <text:p>18:2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37.07908576052" table:style-name="ce1">
            <text:p>2037,079086</text:p>
          </table:table-cell>
          <table:table-cell office:value-type="float" office:value="2063.1949838187702" table:style-name="ce1">
            <text:p>2063,194984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05</text:p>
          </table:table-cell>
          <table:table-cell office:value-type="string" table:style-name="ce1">
            <text:p>20</text:p>
          </table:table-cell>
          <table:table-cell table:number-columns-repeated="2" table:style-name="ce1"/>
          <table:table-cell office:value-type="float" office:value="201" table:style-name="ce1">
            <text:p>201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8H23M0S" table:style-name="ce38">
            <text:p>18:23</text:p>
          </table:table-cell>
          <table:table-cell office:value-type="time" office:time-value="PT18H23M0S" table:style-name="ce38">
            <text:p>18:2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68.41816343042" table:style-name="ce1">
            <text:p>2068,418163</text:p>
          </table:table-cell>
          <table:table-cell office:value-type="float" office:value="2068.41816343042" table:style-name="ce1">
            <text:p>2068,41816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23</text:p>
          </table:table-cell>
          <table:table-cell table:number-columns-repeated="2" table:style-name="ce1"/>
          <table:table-cell office:value-type="float" office:value="202" table:style-name="ce1">
            <text:p>202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ALO</text:p>
          </table:table-cell>
          <table:table-cell office:value-type="float" office:value="2" table:style-name="ce23">
            <text:p>2</text:p>
          </table:table-cell>
          <table:table-cell office:value-type="time" office:time-value="PT18H26M0S" table:style-name="ce38">
            <text:p>18:26</text:p>
          </table:table-cell>
          <table:table-cell office:value-type="time" office:time-value="PT18H26M0S" table:style-name="ce38">
            <text:p>18:2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73.6413430420698" table:style-name="ce1">
            <text:p>2073,641343</text:p>
          </table:table-cell>
          <table:table-cell office:value-type="float" office:value="2073.6413430420698" table:style-name="ce1">
            <text:p>2073,641343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26</text:p>
          </table:table-cell>
          <table:table-cell table:number-columns-repeated="2" table:style-name="ce1"/>
          <table:table-cell office:value-type="float" office:value="203" table:style-name="ce1">
            <text:p>203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KTL</text:p>
          </table:table-cell>
          <table:table-cell office:value-type="float" office:value="2" table:style-name="ce23">
            <text:p>2</text:p>
          </table:table-cell>
          <table:table-cell office:value-type="time" office:time-value="PT18H29M0S" table:style-name="ce38">
            <text:p>18:29</text:p>
          </table:table-cell>
          <table:table-cell office:value-type="time" office:time-value="PT18H29M0S" table:style-name="ce38">
            <text:p>18:2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78.8645226537201" table:style-name="ce1">
            <text:p>2078,864523</text:p>
          </table:table-cell>
          <table:table-cell office:value-type="float" office:value="2078.8645226537201" table:style-name="ce1">
            <text:p>2078,864523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204" table:style-name="ce1">
            <text:p>204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18H20M0S" table:style-name="ce38">
            <text:p>18:20</text:p>
          </table:table-cell>
          <table:table-cell office:value-type="time" office:time-value="PT18H29M0S" table:style-name="ce38">
            <text:p>18:29</text:p>
          </table:table-cell>
          <table:table-cell table:style-name="ce39"/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02</text:p>
          </table:table-cell>
          <table:table-cell office:value-type="string" table:style-name="ce23">
            <text:p>Lok 4</text:p>
          </table:table-cell>
          <table:table-cell table:number-columns-repeated="4" table:style-name="ce37"/>
          <table:table-cell table:style-name="ce1"/>
          <table:table-cell office:value-type="float" office:value="2063.1949838187702" table:style-name="ce1">
            <text:p>2063,194984</text:p>
          </table:table-cell>
          <table:table-cell office:value-type="float" office:value="2078.8645226537201" table:style-name="ce1">
            <text:p>2078,864523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205" table:style-name="ce1">
            <text:p>205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18H20M0S" table:style-name="ce54">
            <text:p>18:20</text:p>
          </table:table-cell>
          <table:table-cell office:value-type="time" office:time-value="PT18H29M0S" table:style-name="ce54">
            <text:p>18:29</text:p>
          </table:table-cell>
          <table:table-cell office:value-type="string" table:style-name="ce55">
            <text:p>1</text:p>
          </table:table-cell>
          <table:table-cell table:style-name="ce56"/>
          <table:table-cell office:value-type="string" table:style-name="ce56">
            <text:p>trainset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06" table:style-name="ce1">
            <text:p>206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KTL</text:p>
          </table:table-cell>
          <table:table-cell office:value-type="time" office:time-value="PT18H59M0S" table:style-name="ce38">
            <text:p>18:59</text:p>
          </table:table-cell>
          <table:table-cell office:value-type="time" office:time-value="PT18H59M0S" table:style-name="ce38">
            <text:p>18:59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07" table:style-name="ce1">
            <text:p>207</text:p>
          </table:table-cell>
          <table:table-cell table:number-columns-repeated="16359"/>
        </table:table-row>
        <table:table-row table:style-name="ro4">
          <table:table-cell office:value-type="float" office:value="117" table:style-name="ce37">
            <text:p>117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8H59M0S" table:style-name="ce38">
            <text:p>18:59</text:p>
          </table:table-cell>
          <table:table-cell office:value-type="time" office:time-value="PT18H59M0S" table:style-name="ce38">
            <text:p>18:59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0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08" table:style-name="ce1">
            <text:p>208</text:p>
          </table:table-cell>
          <table:table-cell table:number-columns-repeated="16359"/>
        </table:table-row>
        <table:table-row table:style-name="ro4">
          <table:table-cell office:value-type="float" office:value="118" table:style-name="ce34">
            <text:p>118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P</text:p>
          </table:table-cell>
          <table:table-cell table:style-name="ce34"/>
          <table:table-cell office:value-type="time" office:time-value="PT18H0M0S" table:style-name="ce35">
            <text:p>18:00</text:p>
          </table:table-cell>
          <table:table-cell office:value-type="time" office:time-value="PT18H51M0S" table:style-name="ce35">
            <text:p>18:51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000118.P3010</text:p>
          </table:table-cell>
          <table:table-cell office:value-type="string" table:style-name="ce34">
            <text:p>traindef</text:p>
          </table:table-cell>
          <table:table-cell office:value-type="string" table:style-name="ce34">
            <text:p>P3010</text:p>
          </table:table-cell>
          <table:table-cell office:value-type="string" table:style-name="ce34">
            <text:p>WALDARBEITERZUG</text:p>
          </table:table-cell>
          <table:table-cell table:number-columns-repeated="4" table:style-name="ce41"/>
          <table:table-cell table:style-name="ce34"/>
          <table:table-cell office:value-type="float" office:value="65280" table:style-name="ce1">
            <text:p>652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09" table:style-name="ce1">
            <text:p>209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2</text:p>
          </table:table-cell>
          <table:table-cell office:value-type="time" office:time-value="PT18H0M0S" table:style-name="ce38">
            <text:p>18:00</text:p>
          </table:table-cell>
          <table:table-cell office:value-type="time" office:time-value="PT18H15M0S" table:style-name="ce38">
            <text:p>18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28.37378640777" table:style-name="ce1">
            <text:p>2028,373786</text:p>
          </table:table-cell>
          <table:table-cell office:value-type="float" office:value="2054.4896844660202" table:style-name="ce1">
            <text:p>2054,48968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210" table:style-name="ce1">
            <text:p>210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S31</text:p>
          </table:table-cell>
          <table:table-cell office:value-type="string" table:style-name="ce23">
            <text:p>1</text:p>
          </table:table-cell>
          <table:table-cell office:value-type="time" office:time-value="PT18H17M0S" table:style-name="ce38">
            <text:p>18:17</text:p>
          </table:table-cell>
          <table:table-cell office:value-type="time" office:time-value="PT18H17M0S" table:style-name="ce38">
            <text:p>18:1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57.9718042071199" table:style-name="ce1">
            <text:p>2057,971804</text:p>
          </table:table-cell>
          <table:table-cell office:value-type="float" office:value="2057.9718042071199" table:style-name="ce1">
            <text:p>2057,97180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table:number-columns-repeated="2" table:style-name="ce1"/>
          <table:table-cell office:value-type="float" office:value="211" table:style-name="ce1">
            <text:p>211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PFE</text:p>
          </table:table-cell>
          <table:table-cell office:value-type="string" table:style-name="ce23">
            <text:p>1</text:p>
          </table:table-cell>
          <table:table-cell office:value-type="time" office:time-value="PT18H18M0S" table:style-name="ce38">
            <text:p>18:18</text:p>
          </table:table-cell>
          <table:table-cell office:value-type="time" office:time-value="PT18H29M0S" table:style-name="ce38">
            <text:p>18:2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59.71286407767" table:style-name="ce1">
            <text:p>2059,712864</text:p>
          </table:table-cell>
          <table:table-cell office:value-type="float" office:value="2078.8645226537201" table:style-name="ce1">
            <text:p>2078,86452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29</text:p>
          </table:table-cell>
          <table:table-cell table:number-columns-repeated="2" table:style-name="ce1"/>
          <table:table-cell office:value-type="float" office:value="212" table:style-name="ce1">
            <text:p>212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JA</text:p>
          </table:table-cell>
          <table:table-cell office:value-type="string" table:style-name="ce23">
            <text:p>2</text:p>
          </table:table-cell>
          <table:table-cell office:value-type="time" office:time-value="PT18H31M0S" table:style-name="ce38">
            <text:p>18:31</text:p>
          </table:table-cell>
          <table:table-cell office:value-type="time" office:time-value="PT18H35M0S" table:style-name="ce38">
            <text:p>18:3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82.3466423948198" table:style-name="ce1">
            <text:p>2082,346642</text:p>
          </table:table-cell>
          <table:table-cell office:value-type="float" office:value="2089.3108818770202" table:style-name="ce1">
            <text:p>2089,310882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35</text:p>
          </table:table-cell>
          <table:table-cell table:number-columns-repeated="2" table:style-name="ce1"/>
          <table:table-cell office:value-type="float" office:value="213" table:style-name="ce1">
            <text:p>213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50" table:style-name="ce37">
            <text:p>50</text:p>
          </table:table-cell>
          <table:table-cell office:value-type="string" table:style-name="ce23">
            <text:p>TBW</text:p>
          </table:table-cell>
          <table:table-cell office:value-type="string" table:style-name="ce23">
            <text:p>1</text:p>
          </table:table-cell>
          <table:table-cell office:value-type="time" office:time-value="PT18H37M0S" table:style-name="ce38">
            <text:p>18:37</text:p>
          </table:table-cell>
          <table:table-cell office:value-type="time" office:time-value="PT18H42M0S" table:style-name="ce38">
            <text:p>18:42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92.7930016181199" table:style-name="ce1">
            <text:p>2092,793002</text:p>
          </table:table-cell>
          <table:table-cell office:value-type="float" office:value="2101.4983009708699" table:style-name="ce1">
            <text:p>2101,498301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42</text:p>
          </table:table-cell>
          <table:table-cell table:number-columns-repeated="2" table:style-name="ce1"/>
          <table:table-cell office:value-type="float" office:value="214" table:style-name="ce1">
            <text:p>214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60" table:style-name="ce37">
            <text:p>60</text:p>
          </table:table-cell>
          <table:table-cell office:value-type="string" table:style-name="ce23">
            <text:p>ALO</text:p>
          </table:table-cell>
          <table:table-cell office:value-type="string" table:style-name="ce23">
            <text:p>2</text:p>
          </table:table-cell>
          <table:table-cell office:value-type="time" office:time-value="PT18H44M0S" table:style-name="ce38">
            <text:p>18:44</text:p>
          </table:table-cell>
          <table:table-cell office:value-type="time" office:time-value="PT18H49M0S" table:style-name="ce38">
            <text:p>18:4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104.9804207119701" table:style-name="ce1">
            <text:p>2104,980421</text:p>
          </table:table-cell>
          <table:table-cell office:value-type="float" office:value="2113.68572006472" table:style-name="ce1">
            <text:p>2113,68572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49</text:p>
          </table:table-cell>
          <table:table-cell table:number-columns-repeated="2" table:style-name="ce1"/>
          <table:table-cell office:value-type="float" office:value="215" table:style-name="ce1">
            <text:p>215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70" table:style-name="ce37">
            <text:p>70</text:p>
          </table:table-cell>
          <table:table-cell office:value-type="string" table:style-name="ce23">
            <text:p>KTL</text:p>
          </table:table-cell>
          <table:table-cell office:value-type="string" table:style-name="ce23">
            <text:p>2</text:p>
          </table:table-cell>
          <table:table-cell office:value-type="time" office:time-value="PT18H51M0S" table:style-name="ce38">
            <text:p>18:51</text:p>
          </table:table-cell>
          <table:table-cell office:value-type="time" office:time-value="PT18H51M0S" table:style-name="ce38">
            <text:p>18:5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117.1678398058302" table:style-name="ce1">
            <text:p>2117,16784</text:p>
          </table:table-cell>
          <table:table-cell office:value-type="float" office:value="2117.1678398058302" table:style-name="ce1">
            <text:p>2117,16784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216" table:style-name="ce1">
            <text:p>216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8H15M0S" table:style-name="ce38">
            <text:p>18:15</text:p>
          </table:table-cell>
          <table:table-cell office:value-type="time" office:time-value="PT18H51M0S" table:style-name="ce38">
            <text:p>18:51</text:p>
          </table:table-cell>
          <table:table-cell table:style-name="ce39"/>
          <table:table-cell office:value-type="string" table:style-name="ce23">
            <text:p>Lok 1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P3010</text:p>
          </table:table-cell>
          <table:table-cell office:value-type="string" table:style-name="ce23">
            <text:p>Lok 1</text:p>
          </table:table-cell>
          <table:table-cell table:number-columns-repeated="4" table:style-name="ce37"/>
          <table:table-cell table:style-name="ce1"/>
          <table:table-cell office:value-type="float" office:value="2054.4896844660202" table:style-name="ce1">
            <text:p>2054,489684</text:p>
          </table:table-cell>
          <table:table-cell office:value-type="float" office:value="2117.1678398058302" table:style-name="ce1">
            <text:p>2117,1678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51</text:p>
          </table:table-cell>
          <table:table-cell table:number-columns-repeated="2" table:style-name="ce1"/>
          <table:table-cell office:value-type="float" office:value="217" table:style-name="ce1">
            <text:p>217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8H15M0S" table:style-name="ce38">
            <text:p>18:15</text:p>
          </table:table-cell>
          <table:table-cell office:value-type="time" office:time-value="PT18H51M0S" table:style-name="ce38">
            <text:p>18:51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P3010</text:p>
          </table:table-cell>
          <table:table-cell office:value-type="string" table:style-name="ce23">
            <text:p>2 Personenwag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18" table:style-name="ce1">
            <text:p>218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8H0M0S" table:style-name="ce38">
            <text:p>18:00</text:p>
          </table:table-cell>
          <table:table-cell office:value-type="time" office:time-value="PT18H51M0S" table:style-name="ce38">
            <text:p>18:5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19" table:style-name="ce1">
            <text:p>219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KTL</text:p>
          </table:table-cell>
          <table:table-cell office:value-type="time" office:time-value="PT17H51M0S" table:style-name="ce38">
            <text:p>17:51</text:p>
          </table:table-cell>
          <table:table-cell office:value-type="time" office:time-value="PT17H51M0S" table:style-name="ce38">
            <text:p>17:5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20" table:style-name="ce1">
            <text:p>220</text:p>
          </table:table-cell>
          <table:table-cell table:number-columns-repeated="16359"/>
        </table:table-row>
        <table:table-row table:style-name="ro4">
          <table:table-cell office:value-type="float" office:value="118" table:style-name="ce37">
            <text:p>118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7H51M0S" table:style-name="ce38">
            <text:p>17:51</text:p>
          </table:table-cell>
          <table:table-cell office:value-type="time" office:time-value="PT17H51M0S" table:style-name="ce38">
            <text:p>17:5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P3010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21" table:style-name="ce1">
            <text:p>221</text:p>
          </table:table-cell>
          <table:table-cell table:number-columns-repeated="16359"/>
        </table:table-row>
        <table:table-row table:style-name="ro4">
          <table:table-cell office:value-type="float" office:value="201" table:style-name="ce48">
            <text:p>201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Lg</text:p>
          </table:table-cell>
          <table:table-cell table:style-name="ce48"/>
          <table:table-cell office:value-type="time" office:time-value="PT6H30M0S" table:style-name="ce49">
            <text:p>06:30</text:p>
          </table:table-cell>
          <table:table-cell office:value-type="time" office:time-value="PT7H37M0S" table:style-name="ce49">
            <text:p>07:37</text:p>
          </table:table-cell>
          <table:table-cell office:value-type="float" office:value="20" table:style-name="ce48">
            <text:p>20</text:p>
          </table:table-cell>
          <table:table-cell office:value-type="string" table:style-name="ce48">
            <text:p>000201.Lg7012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Lg7012</text:p>
          </table:table-cell>
          <table:table-cell office:value-type="string" table:style-name="ce48">
            <text:p>LEERWAGEN + WALDARBEITER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22" table:style-name="ce1">
            <text:p>222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2</text:p>
          </table:table-cell>
          <table:table-cell office:value-type="time" office:time-value="PT6H30M0S" table:style-name="ce38">
            <text:p>06:30</text:p>
          </table:table-cell>
          <table:table-cell office:value-type="time" office:time-value="PT6H45M0S" table:style-name="ce38">
            <text:p>06:4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27.04247572815495" table:style-name="ce1">
            <text:p>827,0424757</text:p>
          </table:table-cell>
          <table:table-cell office:value-type="float" office:value="853.15837378640799" table:style-name="ce1">
            <text:p>853,158373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5</text:p>
          </table:table-cell>
          <table:table-cell table:number-columns-repeated="2" table:style-name="ce1"/>
          <table:table-cell office:value-type="float" office:value="223" table:style-name="ce1">
            <text:p>223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6H48M0S" table:style-name="ce38">
            <text:p>06:48</text:p>
          </table:table-cell>
          <table:table-cell office:value-type="time" office:time-value="PT6H59M0S" table:style-name="ce38">
            <text:p>06:5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office:value-type="string" table:style-name="ce1">
            <text:p>Mehrfache Belegung für Station: ISE, Track: 1/, Zug:Lg7012, Zug:P3001</text:p>
          </table:table-cell>
          <table:table-cell office:value-type="float" office:value="858.38155339805803" table:style-name="ce1">
            <text:p>858,3815534</text:p>
          </table:table-cell>
          <table:table-cell office:value-type="float" office:value="877.53321197411003" table:style-name="ce1">
            <text:p>877,53321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59</text:p>
          </table:table-cell>
          <table:table-cell table:number-columns-repeated="2" table:style-name="ce1"/>
          <table:table-cell office:value-type="float" office:value="224" table:style-name="ce1">
            <text:p>224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WBA1</text:p>
          </table:table-cell>
          <table:table-cell office:value-type="string" table:style-name="ce23">
            <text:p>1</text:p>
          </table:table-cell>
          <table:table-cell office:value-type="time" office:time-value="PT7H8M0S" table:style-name="ce38">
            <text:p>07:08</text:p>
          </table:table-cell>
          <table:table-cell office:value-type="time" office:time-value="PT7H28M0S" table:style-name="ce38">
            <text:p>07:2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93.20275080906094" table:style-name="ce1">
            <text:p>893,2027508</text:p>
          </table:table-cell>
          <table:table-cell office:value-type="float" office:value="928.02394822006499" table:style-name="ce1">
            <text:p>928,0239482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28</text:p>
          </table:table-cell>
          <table:table-cell table:number-columns-repeated="2" table:style-name="ce1"/>
          <table:table-cell office:value-type="float" office:value="225" table:style-name="ce1">
            <text:p>225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1</text:p>
          </table:table-cell>
          <table:table-cell office:value-type="time" office:time-value="PT7H37M0S" table:style-name="ce38">
            <text:p>07:37</text:p>
          </table:table-cell>
          <table:table-cell office:value-type="time" office:time-value="PT7H37M0S" table:style-name="ce38">
            <text:p>07:3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43.69348705501602" table:style-name="ce1">
            <text:p>943,6934871</text:p>
          </table:table-cell>
          <table:table-cell office:value-type="float" office:value="943.69348705501602" table:style-name="ce1">
            <text:p>943,6934871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37</text:p>
          </table:table-cell>
          <table:table-cell table:number-columns-repeated="2" table:style-name="ce1"/>
          <table:table-cell office:value-type="float" office:value="226" table:style-name="ce1">
            <text:p>226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37M0S" table:style-name="ce38">
            <text:p>07:37</text:p>
          </table:table-cell>
          <table:table-cell table:style-name="ce39"/>
          <table:table-cell office:value-type="string" table:style-name="ce23">
            <text:p>Lok 2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g7012</text:p>
          </table:table-cell>
          <table:table-cell office:value-type="string" table:style-name="ce23">
            <text:p>Lok 2</text:p>
          </table:table-cell>
          <table:table-cell table:number-columns-repeated="4" table:style-name="ce37"/>
          <table:table-cell table:style-name="ce1"/>
          <table:table-cell office:value-type="float" office:value="853.15837378640799" table:style-name="ce1">
            <text:p>853,1583738</text:p>
          </table:table-cell>
          <table:table-cell office:value-type="float" office:value="943.69348705501602" table:style-name="ce1">
            <text:p>943,6934871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37</text:p>
          </table:table-cell>
          <table:table-cell table:number-columns-repeated="2" table:style-name="ce1"/>
          <table:table-cell office:value-type="float" office:value="227" table:style-name="ce1">
            <text:p>227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ISE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6H59M0S" table:style-name="ce38">
            <text:p>06:59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g7012</text:p>
          </table:table-cell>
          <table:table-cell office:value-type="string" table:style-name="ce23">
            <text:p>In Illsee Arbeiter abhol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28" table:style-name="ce1">
            <text:p>228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2010" table:style-name="ce37">
            <text:p>20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37M0S" table:style-name="ce38">
            <text:p>07:37</text:p>
          </table:table-cell>
          <table:table-cell office:value-type="string" table:style-name="ce39">
            <text:p>3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g7012</text:p>
          </table:table-cell>
          <table:table-cell office:value-type="string" table:style-name="ce23">
            <text:p>Personenwagen ausstellen und rangier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29" table:style-name="ce1">
            <text:p>229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6H30M0S" table:style-name="ce38">
            <text:p>06:30</text:p>
          </table:table-cell>
          <table:table-cell office:value-type="time" office:time-value="PT7H37M0S" table:style-name="ce38">
            <text:p>07:37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30" table:style-name="ce1">
            <text:p>230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6H51M0S" table:style-name="ce38">
            <text:p>06:51</text:p>
          </table:table-cell>
          <table:table-cell office:value-type="time" office:time-value="PT6H51M0S" table:style-name="ce38">
            <text:p>06:5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31" table:style-name="ce1">
            <text:p>231</text:p>
          </table:table-cell>
          <table:table-cell table:number-columns-repeated="16359"/>
        </table:table-row>
        <table:table-row table:style-name="ro4">
          <table:table-cell office:value-type="float" office:value="201" table:style-name="ce37">
            <text:p>201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6H51M0S" table:style-name="ce38">
            <text:p>06:51</text:p>
          </table:table-cell>
          <table:table-cell office:value-type="time" office:time-value="PT6H51M0S" table:style-name="ce38">
            <text:p>06:5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g701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32" table:style-name="ce1">
            <text:p>232</text:p>
          </table:table-cell>
          <table:table-cell table:number-columns-repeated="16359"/>
        </table:table-row>
        <table:table-row table:style-name="ro4">
          <table:table-cell office:value-type="float" office:value="202" table:style-name="ce42">
            <text:p>202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8H5M0S" table:style-name="ce43">
            <text:p>08:05</text:p>
          </table:table-cell>
          <table:table-cell office:value-type="time" office:time-value="PT9H11M0S" table:style-name="ce43">
            <text:p>09:11</text:p>
          </table:table-cell>
          <table:table-cell office:value-type="float" office:value="20" table:style-name="ce42">
            <text:p>20</text:p>
          </table:table-cell>
          <table:table-cell office:value-type="string" table:style-name="ce42">
            <text:p>000202.Ng7011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11</text:p>
          </table:table-cell>
          <table:table-cell office:value-type="string" table:style-name="ce42">
            <text:p>HOLZZUG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33" table:style-name="ce1">
            <text:p>233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1</text:p>
          </table:table-cell>
          <table:table-cell office:value-type="time" office:time-value="PT8H5M0S" table:style-name="ce38">
            <text:p>08:05</text:p>
          </table:table-cell>
          <table:table-cell office:value-type="time" office:time-value="PT8H20M0S" table:style-name="ce38">
            <text:p>08:2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992.44316343042101" table:style-name="ce1">
            <text:p>992,4431634</text:p>
          </table:table-cell>
          <table:table-cell office:value-type="float" office:value="1018.55906148867" table:style-name="ce1">
            <text:p>1018,559061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05</text:p>
          </table:table-cell>
          <table:table-cell office:value-type="string" table:style-name="ce1">
            <text:p>20</text:p>
          </table:table-cell>
          <table:table-cell table:number-columns-repeated="2" table:style-name="ce1"/>
          <table:table-cell office:value-type="float" office:value="234" table:style-name="ce1">
            <text:p>234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WBA1</text:p>
          </table:table-cell>
          <table:table-cell office:value-type="string" table:style-name="ce23">
            <text:p>1</text:p>
          </table:table-cell>
          <table:table-cell office:value-type="time" office:time-value="PT8H29M0S" table:style-name="ce38">
            <text:p>08:29</text:p>
          </table:table-cell>
          <table:table-cell office:value-type="time" office:time-value="PT8H49M0S" table:style-name="ce38">
            <text:p>08:49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034.22860032362" table:style-name="ce1">
            <text:p>1034,2286</text:p>
          </table:table-cell>
          <table:table-cell office:value-type="float" office:value="1069.0497977346299" table:style-name="ce1">
            <text:p>1069,049798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49</text:p>
          </table:table-cell>
          <table:table-cell table:number-columns-repeated="2" table:style-name="ce1"/>
          <table:table-cell office:value-type="float" office:value="235" table:style-name="ce1">
            <text:p>235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8H58M0S" table:style-name="ce38">
            <text:p>08:58</text:p>
          </table:table-cell>
          <table:table-cell office:value-type="time" office:time-value="PT9H8M0S" table:style-name="ce38">
            <text:p>09:0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office:value-type="string" table:style-name="ce1">
            <text:p>Mehrfache Belegung für Station: ISE, Track: 1/, Zug:Ng7011, Zug:Pt3003</text:p>
          </table:table-cell>
          <table:table-cell office:value-type="float" office:value="1084.71933656958" table:style-name="ce1">
            <text:p>1084,719337</text:p>
          </table:table-cell>
          <table:table-cell office:value-type="float" office:value="1102.12993527508" table:style-name="ce1">
            <text:p>1102,12993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236" table:style-name="ce1">
            <text:p>236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1</text:p>
          </table:table-cell>
          <table:table-cell office:value-type="time" office:time-value="PT9H11M0S" table:style-name="ce38">
            <text:p>09:11</text:p>
          </table:table-cell>
          <table:table-cell office:value-type="time" office:time-value="PT9H11M0S" table:style-name="ce38">
            <text:p>09:11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07.3531148867301" table:style-name="ce1">
            <text:p>1107,353115</text:p>
          </table:table-cell>
          <table:table-cell office:value-type="float" office:value="1107.3531148867301" table:style-name="ce1">
            <text:p>1107,353115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table:number-columns-repeated="2" table:style-name="ce1"/>
          <table:table-cell office:value-type="float" office:value="237" table:style-name="ce1">
            <text:p>237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8H20M0S" table:style-name="ce38">
            <text:p>08:20</text:p>
          </table:table-cell>
          <table:table-cell office:value-type="time" office:time-value="PT9H11M0S" table:style-name="ce38">
            <text:p>09:11</text:p>
          </table:table-cell>
          <table:table-cell table:style-name="ce39"/>
          <table:table-cell office:value-type="string" table:style-name="ce23">
            <text:p>Lok 2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11</text:p>
          </table:table-cell>
          <table:table-cell office:value-type="string" table:style-name="ce23">
            <text:p>Lok 2</text:p>
          </table:table-cell>
          <table:table-cell table:number-columns-repeated="4" table:style-name="ce37"/>
          <table:table-cell table:style-name="ce1"/>
          <table:table-cell office:value-type="float" office:value="1018.55906148867" table:style-name="ce1">
            <text:p>1018,559061</text:p>
          </table:table-cell>
          <table:table-cell office:value-type="float" office:value="1107.3531148867301" table:style-name="ce1">
            <text:p>1107,353115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1</text:p>
          </table:table-cell>
          <table:table-cell table:number-columns-repeated="2" table:style-name="ce1"/>
          <table:table-cell office:value-type="float" office:value="238" table:style-name="ce1">
            <text:p>238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8H5M0S" table:style-name="ce38">
            <text:p>08:05</text:p>
          </table:table-cell>
          <table:table-cell office:value-type="time" office:time-value="PT9H11M0S" table:style-name="ce38">
            <text:p>09:11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39" table:style-name="ce1">
            <text:p>239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9H6M0S" table:style-name="ce38">
            <text:p>09:06</text:p>
          </table:table-cell>
          <table:table-cell office:value-type="time" office:time-value="PT9H6M0S" table:style-name="ce38">
            <text:p>09:06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40" table:style-name="ce1">
            <text:p>240</text:p>
          </table:table-cell>
          <table:table-cell table:number-columns-repeated="16359"/>
        </table:table-row>
        <table:table-row table:style-name="ro4">
          <table:table-cell office:value-type="float" office:value="202" table:style-name="ce37">
            <text:p>202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9H6M0S" table:style-name="ce38">
            <text:p>09:06</text:p>
          </table:table-cell>
          <table:table-cell office:value-type="time" office:time-value="PT9H6M0S" table:style-name="ce38">
            <text:p>09:06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1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41" table:style-name="ce1">
            <text:p>241</text:p>
          </table:table-cell>
          <table:table-cell table:number-columns-repeated="16359"/>
        </table:table-row>
        <table:table-row table:style-name="ro4">
          <table:table-cell office:value-type="float" office:value="203" table:style-name="ce48">
            <text:p>203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Lg</text:p>
          </table:table-cell>
          <table:table-cell table:style-name="ce48"/>
          <table:table-cell office:value-type="time" office:time-value="PT12H50M0S" table:style-name="ce49">
            <text:p>12:50</text:p>
          </table:table-cell>
          <table:table-cell office:value-type="time" office:time-value="PT13H56M0S" table:style-name="ce49">
            <text:p>13:56</text:p>
          </table:table-cell>
          <table:table-cell office:value-type="float" office:value="20" table:style-name="ce48">
            <text:p>20</text:p>
          </table:table-cell>
          <table:table-cell office:value-type="string" table:style-name="ce48">
            <text:p>000203.Lg7014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Lg7014</text:p>
          </table:table-cell>
          <table:table-cell office:value-type="string" table:style-name="ce48">
            <text:p>LEERWAGEN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2</text:p>
          </table:table-cell>
          <table:table-cell office:value-type="time" office:time-value="PT12H50M0S" table:style-name="ce38">
            <text:p>12:50</text:p>
          </table:table-cell>
          <table:table-cell office:value-type="time" office:time-value="PT13H5M0S" table:style-name="ce38">
            <text:p>13:0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88.64522653722" table:style-name="ce1">
            <text:p>1488,645227</text:p>
          </table:table-cell>
          <table:table-cell office:value-type="float" office:value="1514.7611245954699" table:style-name="ce1">
            <text:p>1514,76112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05</text:p>
          </table:table-cell>
          <table:table-cell table:number-columns-repeated="2" table:style-name="ce1"/>
          <table:table-cell office:value-type="float" office:value="243" table:style-name="ce1">
            <text:p>243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3H8M0S" table:style-name="ce38">
            <text:p>13:08</text:p>
          </table:table-cell>
          <table:table-cell office:value-type="time" office:time-value="PT13H18M0S" table:style-name="ce38">
            <text:p>13:1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19.98430420712" table:style-name="ce1">
            <text:p>1519,984304</text:p>
          </table:table-cell>
          <table:table-cell office:value-type="float" office:value="1537.39490291262" table:style-name="ce1">
            <text:p>1537,39490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8</text:p>
          </table:table-cell>
          <table:table-cell table:number-columns-repeated="2" table:style-name="ce1"/>
          <table:table-cell office:value-type="float" office:value="244" table:style-name="ce1">
            <text:p>244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WBA1</text:p>
          </table:table-cell>
          <table:table-cell office:value-type="string" table:style-name="ce23">
            <text:p>1</text:p>
          </table:table-cell>
          <table:table-cell office:value-type="time" office:time-value="PT13H27M0S" table:style-name="ce38">
            <text:p>13:27</text:p>
          </table:table-cell>
          <table:table-cell office:value-type="time" office:time-value="PT13H47M0S" table:style-name="ce38">
            <text:p>13:47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553.0644417475701" table:style-name="ce1">
            <text:p>1553,064442</text:p>
          </table:table-cell>
          <table:table-cell office:value-type="float" office:value="1587.88563915858" table:style-name="ce1">
            <text:p>1587,885639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47</text:p>
          </table:table-cell>
          <table:table-cell table:number-columns-repeated="2" table:style-name="ce1"/>
          <table:table-cell office:value-type="float" office:value="245" table:style-name="ce1">
            <text:p>245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1</text:p>
          </table:table-cell>
          <table:table-cell office:value-type="time" office:time-value="PT13H56M0S" table:style-name="ce38">
            <text:p>13:56</text:p>
          </table:table-cell>
          <table:table-cell office:value-type="time" office:time-value="PT13H56M0S" table:style-name="ce38">
            <text:p>13:5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603.5551779935299" table:style-name="ce1">
            <text:p>1603,555178</text:p>
          </table:table-cell>
          <table:table-cell office:value-type="float" office:value="1603.5551779935299" table:style-name="ce1">
            <text:p>1603,555178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56</text:p>
          </table:table-cell>
          <table:table-cell table:number-columns-repeated="2" table:style-name="ce1"/>
          <table:table-cell office:value-type="float" office:value="246" table:style-name="ce1">
            <text:p>246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13H5M0S" table:style-name="ce38">
            <text:p>13:05</text:p>
          </table:table-cell>
          <table:table-cell office:value-type="time" office:time-value="PT13H56M0S" table:style-name="ce38">
            <text:p>13:56</text:p>
          </table:table-cell>
          <table:table-cell table:style-name="ce39"/>
          <table:table-cell office:value-type="string" table:style-name="ce23">
            <text:p>Lok 2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g7014</text:p>
          </table:table-cell>
          <table:table-cell office:value-type="string" table:style-name="ce23">
            <text:p>Lok 2</text:p>
          </table:table-cell>
          <table:table-cell table:number-columns-repeated="4" table:style-name="ce37"/>
          <table:table-cell table:style-name="ce1"/>
          <table:table-cell office:value-type="float" office:value="1514.7611245954699" table:style-name="ce1">
            <text:p>1514,761125</text:p>
          </table:table-cell>
          <table:table-cell office:value-type="float" office:value="1603.5551779935299" table:style-name="ce1">
            <text:p>1603,555178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05</text:p>
          </table:table-cell>
          <table:table-cell office:value-type="string" table:style-name="ce1">
            <text:p>56</text:p>
          </table:table-cell>
          <table:table-cell table:number-columns-repeated="2" table:style-name="ce1"/>
          <table:table-cell office:value-type="float" office:value="247" table:style-name="ce1">
            <text:p>247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12H50M0S" table:style-name="ce38">
            <text:p>12:50</text:p>
          </table:table-cell>
          <table:table-cell office:value-type="time" office:time-value="PT13H56M0S" table:style-name="ce38">
            <text:p>13:5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88.64522653722" table:style-name="ce1">
            <text:p>1488,645227</text:p>
          </table:table-cell>
          <table:table-cell office:value-type="float" office:value="1603.5551779935299" table:style-name="ce1">
            <text:p>1603,555178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56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11</text:p>
          </table:table-cell>
          <table:table-cell office:value-type="time" office:time-value="PT13H11M0S" table:style-name="ce38">
            <text:p>13:11</text:p>
          </table:table-cell>
          <table:table-cell office:value-type="time" office:time-value="PT13H11M0S" table:style-name="ce38">
            <text:p>13:1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49" table:style-name="ce1">
            <text:p>249</text:p>
          </table:table-cell>
          <table:table-cell table:number-columns-repeated="16359"/>
        </table:table-row>
        <table:table-row table:style-name="ro4">
          <table:table-cell office:value-type="float" office:value="203" table:style-name="ce37">
            <text:p>203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3H11M0S" table:style-name="ce38">
            <text:p>13:11</text:p>
          </table:table-cell>
          <table:table-cell office:value-type="time" office:time-value="PT13H11M0S" table:style-name="ce38">
            <text:p>13:1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g701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50" table:style-name="ce1">
            <text:p>250</text:p>
          </table:table-cell>
          <table:table-cell table:number-columns-repeated="16359"/>
        </table:table-row>
        <table:table-row table:style-name="ro4">
          <table:table-cell office:value-type="float" office:value="204" table:style-name="ce42">
            <text:p>204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16H0M0S" table:style-name="ce43">
            <text:p>16:00</text:p>
          </table:table-cell>
          <table:table-cell office:value-type="time" office:time-value="PT17H16M0S" table:style-name="ce43">
            <text:p>17:16</text:p>
          </table:table-cell>
          <table:table-cell office:value-type="float" office:value="20" table:style-name="ce42">
            <text:p>20</text:p>
          </table:table-cell>
          <table:table-cell office:value-type="string" table:style-name="ce42">
            <text:p>000204.Ng7013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13</text:p>
          </table:table-cell>
          <table:table-cell office:value-type="string" table:style-name="ce42">
            <text:p>HOLZZUG + WALDARBEITER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51" table:style-name="ce1">
            <text:p>251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1</text:p>
          </table:table-cell>
          <table:table-cell office:value-type="time" office:time-value="PT16H0M0S" table:style-name="ce38">
            <text:p>16:00</text:p>
          </table:table-cell>
          <table:table-cell office:value-type="time" office:time-value="PT16H15M0S" table:style-name="ce38">
            <text:p>16:1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819.44660194175" table:style-name="ce1">
            <text:p>1819,446602</text:p>
          </table:table-cell>
          <table:table-cell office:value-type="float" office:value="1845.5625" table:style-name="ce1">
            <text:p>1845,5625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5</text:p>
          </table:table-cell>
          <table:table-cell table:number-columns-repeated="2" table:style-name="ce1"/>
          <table:table-cell office:value-type="float" office:value="252" table:style-name="ce1">
            <text:p>252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WBA1</text:p>
          </table:table-cell>
          <table:table-cell office:value-type="string" table:style-name="ce23">
            <text:p>1</text:p>
          </table:table-cell>
          <table:table-cell office:value-type="time" office:time-value="PT16H24M0S" table:style-name="ce38">
            <text:p>16:24</text:p>
          </table:table-cell>
          <table:table-cell office:value-type="time" office:time-value="PT16H44M0S" table:style-name="ce38">
            <text:p>16:44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861.2320388349499" table:style-name="ce1">
            <text:p>1861,232039</text:p>
          </table:table-cell>
          <table:table-cell office:value-type="float" office:value="1896.0532362459501" table:style-name="ce1">
            <text:p>1896,053236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44</text:p>
          </table:table-cell>
          <table:table-cell table:number-columns-repeated="2" table:style-name="ce1"/>
          <table:table-cell office:value-type="float" office:value="253" table:style-name="ce1">
            <text:p>253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6H53M0S" table:style-name="ce38">
            <text:p>16:53</text:p>
          </table:table-cell>
          <table:table-cell office:value-type="time" office:time-value="PT17H3M0S" table:style-name="ce38">
            <text:p>17:0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office:value-type="string" table:style-name="ce1">
            <text:p>Mehrfache Belegung für Station: ISE, Track: 1/, Zug:Ng7013, Zug:Pt3009</text:p>
          </table:table-cell>
          <table:table-cell office:value-type="float" office:value="1911.72277508091" table:style-name="ce1">
            <text:p>1911,722775</text:p>
          </table:table-cell>
          <table:table-cell office:value-type="float" office:value="1929.1333737864099" table:style-name="ce1">
            <text:p>1929,13337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03</text:p>
          </table:table-cell>
          <table:table-cell table:number-columns-repeated="2" table:style-name="ce1"/>
          <table:table-cell office:value-type="float" office:value="254" table:style-name="ce1">
            <text:p>254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40" table:style-name="ce37">
            <text:p>4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1</text:p>
          </table:table-cell>
          <table:table-cell office:value-type="time" office:time-value="PT17H6M0S" table:style-name="ce38">
            <text:p>17:06</text:p>
          </table:table-cell>
          <table:table-cell office:value-type="time" office:time-value="PT17H16M0S" table:style-name="ce38">
            <text:p>17:16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34.35655339806" table:style-name="ce1">
            <text:p>1934,356553</text:p>
          </table:table-cell>
          <table:table-cell office:value-type="float" office:value="1951.76715210356" table:style-name="ce1">
            <text:p>1951,76715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16</text:p>
          </table:table-cell>
          <table:table-cell table:number-columns-repeated="2" table:style-name="ce1"/>
          <table:table-cell office:value-type="float" office:value="255" table:style-name="ce1">
            <text:p>255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16H15M0S" table:style-name="ce38">
            <text:p>16:15</text:p>
          </table:table-cell>
          <table:table-cell office:value-type="time" office:time-value="PT17H6M0S" table:style-name="ce38">
            <text:p>17:06</text:p>
          </table:table-cell>
          <table:table-cell table:style-name="ce39"/>
          <table:table-cell office:value-type="string" table:style-name="ce23">
            <text:p>Lok 2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13</text:p>
          </table:table-cell>
          <table:table-cell office:value-type="string" table:style-name="ce23">
            <text:p>Lok 2</text:p>
          </table:table-cell>
          <table:table-cell table:number-columns-repeated="4" table:style-name="ce37"/>
          <table:table-cell table:style-name="ce1"/>
          <table:table-cell office:value-type="float" office:value="1845.5625" table:style-name="ce1">
            <text:p>1845,5625</text:p>
          </table:table-cell>
          <table:table-cell office:value-type="float" office:value="1934.35655339806" table:style-name="ce1">
            <text:p>1934,356553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06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WBA1</text:p>
          </table:table-cell>
          <table:table-cell office:value-type="time" office:time-value="PT16H15M0S" table:style-name="ce38">
            <text:p>16:15</text:p>
          </table:table-cell>
          <table:table-cell office:value-type="time" office:time-value="PT16H34M0S" table:style-name="ce38">
            <text:p>16:34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Ng7013</text:p>
          </table:table-cell>
          <table:table-cell office:value-type="string" table:style-name="ce23">
            <text:p>Personenwagen ein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57" table:style-name="ce1">
            <text:p>257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2010" table:style-name="ce37">
            <text:p>201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16H15M0S" table:style-name="ce38">
            <text:p>16:15</text:p>
          </table:table-cell>
          <table:table-cell office:value-type="time" office:time-value="PT17H6M0S" table:style-name="ce38">
            <text:p>17:06</text:p>
          </table:table-cell>
          <table:table-cell office:value-type="string" table:style-name="ce39">
            <text:p>3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Ng7013</text:p>
          </table:table-cell>
          <table:table-cell office:value-type="string" table:style-name="ce23">
            <text:p>In Illsee Arbeiter ab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58" table:style-name="ce1">
            <text:p>258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16H0M0S" table:style-name="ce38">
            <text:p>16:00</text:p>
          </table:table-cell>
          <table:table-cell office:value-type="time" office:time-value="PT17H16M0S" table:style-name="ce38">
            <text:p>17:16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59" table:style-name="ce1">
            <text:p>259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WBA11</text:p>
          </table:table-cell>
          <table:table-cell office:value-type="string" table:style-name="ce23">
            <text:p>UHO</text:p>
          </table:table-cell>
          <table:table-cell office:value-type="time" office:time-value="PT17H1M0S" table:style-name="ce38">
            <text:p>17:01</text:p>
          </table:table-cell>
          <table:table-cell office:value-type="time" office:time-value="PT17H11M0S" table:style-name="ce38">
            <text:p>17:11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60" table:style-name="ce1">
            <text:p>260</text:p>
          </table:table-cell>
          <table:table-cell table:number-columns-repeated="16359"/>
        </table:table-row>
        <table:table-row table:style-name="ro4">
          <table:table-cell office:value-type="float" office:value="204" table:style-name="ce37">
            <text:p>204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7H1M0S" table:style-name="ce38">
            <text:p>17:01</text:p>
          </table:table-cell>
          <table:table-cell office:value-type="time" office:time-value="PT17H11M0S" table:style-name="ce38">
            <text:p>17:11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1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61" table:style-name="ce1">
            <text:p>261</text:p>
          </table:table-cell>
          <table:table-cell table:number-columns-repeated="16359"/>
        </table:table-row>
        <table:table-row table:style-name="ro4">
          <table:table-cell office:value-type="float" office:value="301" table:style-name="ce48">
            <text:p>301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Lg</text:p>
          </table:table-cell>
          <table:table-cell table:style-name="ce48"/>
          <table:table-cell office:value-type="time" office:time-value="PT6H45M0S" table:style-name="ce49">
            <text:p>06:45</text:p>
          </table:table-cell>
          <table:table-cell office:value-type="time" office:time-value="PT7H8M0S" table:style-name="ce49">
            <text:p>07:08</text:p>
          </table:table-cell>
          <table:table-cell office:value-type="float" office:value="20" table:style-name="ce48">
            <text:p>20</text:p>
          </table:table-cell>
          <table:table-cell office:value-type="string" table:style-name="ce48">
            <text:p>000301.Lg7022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Lg7022</text:p>
          </table:table-cell>
          <table:table-cell office:value-type="string" table:style-name="ce48">
            <text:p>LEERWAGEN + WALDARBEITER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62" table:style-name="ce1">
            <text:p>262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2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0M0S" table:style-name="ce38">
            <text:p>07:0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office:value-type="string" table:style-name="ce1">
            <text:p>Mehrfache Belegung für Station: UHO, Track: 2/, Zug:Lg7022, Zug:Lg7012</text:p>
          </table:table-cell>
          <table:table-cell office:value-type="float" office:value="853.15837378640799" table:style-name="ce1">
            <text:p>853,1583738</text:p>
          </table:table-cell>
          <table:table-cell office:value-type="float" office:value="879.27427184466001" table:style-name="ce1">
            <text:p>879,274271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00</text:p>
          </table:table-cell>
          <table:table-cell table:number-columns-repeated="2" table:style-name="ce1"/>
          <table:table-cell office:value-type="float" office:value="263" table:style-name="ce1">
            <text:p>263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7H3M0S" table:style-name="ce38">
            <text:p>07:03</text:p>
          </table:table-cell>
          <table:table-cell office:value-type="time" office:time-value="PT7H3M0S" table:style-name="ce38">
            <text:p>07:0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84.49745145631096" table:style-name="ce1">
            <text:p>884,4974515</text:p>
          </table:table-cell>
          <table:table-cell office:value-type="float" office:value="884.49745145631096" table:style-name="ce1">
            <text:p>884,49745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3</text:p>
          </table:table-cell>
          <table:table-cell table:number-columns-repeated="2" table:style-name="ce1"/>
          <table:table-cell office:value-type="float" office:value="264" table:style-name="ce1">
            <text:p>264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1</text:p>
          </table:table-cell>
          <table:table-cell office:value-type="time" office:time-value="PT7H8M0S" table:style-name="ce38">
            <text:p>07:08</text:p>
          </table:table-cell>
          <table:table-cell office:value-type="time" office:time-value="PT7H8M0S" table:style-name="ce38">
            <text:p>07:0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893.20275080906094" table:style-name="ce1">
            <text:p>893,2027508</text:p>
          </table:table-cell>
          <table:table-cell office:value-type="float" office:value="893.20275080906094" table:style-name="ce1">
            <text:p>893,2027508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265" table:style-name="ce1">
            <text:p>265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7H0M0S" table:style-name="ce38">
            <text:p>07:00</text:p>
          </table:table-cell>
          <table:table-cell office:value-type="time" office:time-value="PT7H8M0S" table:style-name="ce38">
            <text:p>07:08</text:p>
          </table:table-cell>
          <table:table-cell table:style-name="ce39"/>
          <table:table-cell office:value-type="string" table:style-name="ce23">
            <text:p>Lok 3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g7022</text:p>
          </table:table-cell>
          <table:table-cell office:value-type="string" table:style-name="ce23">
            <text:p>Lok 3</text:p>
          </table:table-cell>
          <table:table-cell table:number-columns-repeated="4" table:style-name="ce37"/>
          <table:table-cell table:style-name="ce1"/>
          <table:table-cell office:value-type="float" office:value="879.27427184466001" table:style-name="ce1">
            <text:p>879,2742718</text:p>
          </table:table-cell>
          <table:table-cell office:value-type="float" office:value="893.20275080906094" table:style-name="ce1">
            <text:p>893,2027508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8</text:p>
          </table:table-cell>
          <table:table-cell table:number-columns-repeated="2" table:style-name="ce1"/>
          <table:table-cell office:value-type="float" office:value="266" table:style-name="ce1">
            <text:p>266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ISE</text:p>
          </table:table-cell>
          <table:table-cell office:value-type="time" office:time-value="PT7H0M0S" table:style-name="ce38">
            <text:p>07:00</text:p>
          </table:table-cell>
          <table:table-cell office:value-type="time" office:time-value="PT7H3M0S" table:style-name="ce38">
            <text:p>07:03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g7022</text:p>
          </table:table-cell>
          <table:table-cell office:value-type="string" table:style-name="ce23">
            <text:p>In Illsee Arbeiter abhol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67" table:style-name="ce1">
            <text:p>267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2010" table:style-name="ce37">
            <text:p>20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7H0M0S" table:style-name="ce38">
            <text:p>07:00</text:p>
          </table:table-cell>
          <table:table-cell office:value-type="time" office:time-value="PT7H8M0S" table:style-name="ce38">
            <text:p>07:08</text:p>
          </table:table-cell>
          <table:table-cell office:value-type="string" table:style-name="ce39">
            <text:p>2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Lg7022</text:p>
          </table:table-cell>
          <table:table-cell office:value-type="string" table:style-name="ce23">
            <text:p>Personenwagen ausstellen und rangier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68" table:style-name="ce1">
            <text:p>268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6H45M0S" table:style-name="ce38">
            <text:p>06:45</text:p>
          </table:table-cell>
          <table:table-cell office:value-type="time" office:time-value="PT7H8M0S" table:style-name="ce38">
            <text:p>07:08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69" table:style-name="ce1">
            <text:p>269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6H53M0S" table:style-name="ce38">
            <text:p>06:53</text:p>
          </table:table-cell>
          <table:table-cell office:value-type="time" office:time-value="PT6H53M0S" table:style-name="ce38">
            <text:p>06:53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70" table:style-name="ce1">
            <text:p>270</text:p>
          </table:table-cell>
          <table:table-cell table:number-columns-repeated="16359"/>
        </table:table-row>
        <table:table-row table:style-name="ro4">
          <table:table-cell office:value-type="float" office:value="301" table:style-name="ce37">
            <text:p>301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6H53M0S" table:style-name="ce38">
            <text:p>06:53</text:p>
          </table:table-cell>
          <table:table-cell office:value-type="time" office:time-value="PT6H53M0S" table:style-name="ce38">
            <text:p>06:53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g7022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71" table:style-name="ce1">
            <text:p>271</text:p>
          </table:table-cell>
          <table:table-cell table:number-columns-repeated="16359"/>
        </table:table-row>
        <table:table-row table:style-name="ro4">
          <table:table-cell office:value-type="float" office:value="302" table:style-name="ce42">
            <text:p>302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9H45M0S" table:style-name="ce43">
            <text:p>09:45</text:p>
          </table:table-cell>
          <table:table-cell office:value-type="time" office:time-value="PT10H35M0S" table:style-name="ce43">
            <text:p>10:35</text:p>
          </table:table-cell>
          <table:table-cell office:value-type="float" office:value="30" table:style-name="ce42">
            <text:p>30</text:p>
          </table:table-cell>
          <table:table-cell office:value-type="string" table:style-name="ce42">
            <text:p>000302.Ng7021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21</text:p>
          </table:table-cell>
          <table:table-cell office:value-type="string" table:style-name="ce42">
            <text:p>HOLZZUG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72" table:style-name="ce1">
            <text:p>272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1</text:p>
          </table:table-cell>
          <table:table-cell office:value-type="time" office:time-value="PT9H45M0S" table:style-name="ce38">
            <text:p>09:45</text:p>
          </table:table-cell>
          <table:table-cell office:value-type="time" office:time-value="PT10H0M0S" table:style-name="ce38">
            <text:p>10:0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66.5491504854399" table:style-name="ce1">
            <text:p>1166,54915</text:p>
          </table:table-cell>
          <table:table-cell office:value-type="float" office:value="1192.6650485436901" table:style-name="ce1">
            <text:p>1192,665049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00</text:p>
          </table:table-cell>
          <table:table-cell table:number-columns-repeated="2" table:style-name="ce1"/>
          <table:table-cell office:value-type="float" office:value="273" table:style-name="ce1">
            <text:p>273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0H3M0S" table:style-name="ce38">
            <text:p>10:03</text:p>
          </table:table-cell>
          <table:table-cell office:value-type="time" office:time-value="PT10H23M0S" table:style-name="ce38">
            <text:p>10:2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197.8882281553399" table:style-name="ce1">
            <text:p>1197,888228</text:p>
          </table:table-cell>
          <table:table-cell office:value-type="float" office:value="1232.7094255663401" table:style-name="ce1">
            <text:p>1232,70942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23</text:p>
          </table:table-cell>
          <table:table-cell table:number-columns-repeated="2" table:style-name="ce1"/>
          <table:table-cell office:value-type="float" office:value="274" table:style-name="ce1">
            <text:p>274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1</text:p>
          </table:table-cell>
          <table:table-cell office:value-type="time" office:time-value="PT10H25M0S" table:style-name="ce38">
            <text:p>10:25</text:p>
          </table:table-cell>
          <table:table-cell office:value-type="time" office:time-value="PT10H35M0S" table:style-name="ce38">
            <text:p>10:3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236.19154530744" table:style-name="ce1">
            <text:p>1236,191545</text:p>
          </table:table-cell>
          <table:table-cell office:value-type="float" office:value="1253.60214401295" table:style-name="ce1">
            <text:p>1253,60214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35</text:p>
          </table:table-cell>
          <table:table-cell table:number-columns-repeated="2" table:style-name="ce1"/>
          <table:table-cell office:value-type="float" office:value="275" table:style-name="ce1">
            <text:p>275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0H0M0S" table:style-name="ce38">
            <text:p>10:00</text:p>
          </table:table-cell>
          <table:table-cell office:value-type="time" office:time-value="PT10H25M0S" table:style-name="ce38">
            <text:p>10:25</text:p>
          </table:table-cell>
          <table:table-cell table:style-name="ce39"/>
          <table:table-cell office:value-type="string" table:style-name="ce23">
            <text:p>Lok 3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21</text:p>
          </table:table-cell>
          <table:table-cell office:value-type="string" table:style-name="ce23">
            <text:p>Lok 3</text:p>
          </table:table-cell>
          <table:table-cell table:number-columns-repeated="4" table:style-name="ce37"/>
          <table:table-cell table:style-name="ce1"/>
          <table:table-cell office:value-type="float" office:value="1192.6650485436901" table:style-name="ce1">
            <text:p>1192,665049</text:p>
          </table:table-cell>
          <table:table-cell office:value-type="float" office:value="1236.19154530744" table:style-name="ce1">
            <text:p>1236,191545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5</text:p>
          </table:table-cell>
          <table:table-cell table:number-columns-repeated="2" table:style-name="ce1"/>
          <table:table-cell office:value-type="float" office:value="276" table:style-name="ce1">
            <text:p>276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9H45M0S" table:style-name="ce38">
            <text:p>09:45</text:p>
          </table:table-cell>
          <table:table-cell office:value-type="time" office:time-value="PT10H35M0S" table:style-name="ce38">
            <text:p>10:35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77" table:style-name="ce1">
            <text:p>277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0H30M0S" table:style-name="ce38">
            <text:p>10:30</text:p>
          </table:table-cell>
          <table:table-cell office:value-type="time" office:time-value="PT10H40M0S" table:style-name="ce38">
            <text:p>10:40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78" table:style-name="ce1">
            <text:p>278</text:p>
          </table:table-cell>
          <table:table-cell table:number-columns-repeated="16359"/>
        </table:table-row>
        <table:table-row table:style-name="ro4">
          <table:table-cell office:value-type="float" office:value="302" table:style-name="ce37">
            <text:p>302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0H30M0S" table:style-name="ce38">
            <text:p>10:30</text:p>
          </table:table-cell>
          <table:table-cell office:value-type="time" office:time-value="PT10H40M0S" table:style-name="ce38">
            <text:p>10:40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21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79" table:style-name="ce1">
            <text:p>279</text:p>
          </table:table-cell>
          <table:table-cell table:number-columns-repeated="16359"/>
        </table:table-row>
        <table:table-row table:style-name="ro4">
          <table:table-cell office:value-type="float" office:value="303" table:style-name="ce48">
            <text:p>303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Lg</text:p>
          </table:table-cell>
          <table:table-cell table:style-name="ce48"/>
          <table:table-cell office:value-type="time" office:time-value="PT12H15M0S" table:style-name="ce49">
            <text:p>12:15</text:p>
          </table:table-cell>
          <table:table-cell office:value-type="time" office:time-value="PT12H38M0S" table:style-name="ce49">
            <text:p>12:38</text:p>
          </table:table-cell>
          <table:table-cell office:value-type="float" office:value="20" table:style-name="ce48">
            <text:p>20</text:p>
          </table:table-cell>
          <table:table-cell office:value-type="string" table:style-name="ce48">
            <text:p>000303.Lg7024</text:p>
          </table:table-cell>
          <table:table-cell office:value-type="string" table:style-name="ce48">
            <text:p>traindef</text:p>
          </table:table-cell>
          <table:table-cell office:value-type="string" table:style-name="ce48">
            <text:p>Lg7024</text:p>
          </table:table-cell>
          <table:table-cell office:value-type="string" table:style-name="ce48">
            <text:p>LEERWAGEN</text:p>
          </table:table-cell>
          <table:table-cell table:number-columns-repeated="4" table:style-name="ce50"/>
          <table:table-cell table:style-name="ce48"/>
          <table:table-cell office:value-type="float" office:value="39423" table:style-name="ce1">
            <text:p>39423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80" table:style-name="ce1">
            <text:p>280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2</text:p>
          </table:table-cell>
          <table:table-cell office:value-type="time" office:time-value="PT12H15M0S" table:style-name="ce38">
            <text:p>12:15</text:p>
          </table:table-cell>
          <table:table-cell office:value-type="time" office:time-value="PT12H30M0S" table:style-name="ce38">
            <text:p>12:3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27.70813106796" table:style-name="ce1">
            <text:p>1427,708131</text:p>
          </table:table-cell>
          <table:table-cell office:value-type="float" office:value="1453.82402912621" table:style-name="ce1">
            <text:p>1453,82402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30</text:p>
          </table:table-cell>
          <table:table-cell table:number-columns-repeated="2" table:style-name="ce1"/>
          <table:table-cell office:value-type="float" office:value="281" table:style-name="ce1">
            <text:p>281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2H33M0S" table:style-name="ce38">
            <text:p>12:33</text:p>
          </table:table-cell>
          <table:table-cell office:value-type="time" office:time-value="PT12H33M0S" table:style-name="ce38">
            <text:p>12:3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59.04720873786" table:style-name="ce1">
            <text:p>1459,047209</text:p>
          </table:table-cell>
          <table:table-cell office:value-type="float" office:value="1459.04720873786" table:style-name="ce1">
            <text:p>1459,04720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33</text:p>
          </table:table-cell>
          <table:table-cell table:number-columns-repeated="2" table:style-name="ce1"/>
          <table:table-cell office:value-type="float" office:value="282" table:style-name="ce1">
            <text:p>282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1</text:p>
          </table:table-cell>
          <table:table-cell office:value-type="time" office:time-value="PT12H38M0S" table:style-name="ce38">
            <text:p>12:38</text:p>
          </table:table-cell>
          <table:table-cell office:value-type="time" office:time-value="PT12H38M0S" table:style-name="ce38">
            <text:p>12:38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467.75250809062" table:style-name="ce1">
            <text:p>1467,752508</text:p>
          </table:table-cell>
          <table:table-cell office:value-type="float" office:value="1467.75250809062" table:style-name="ce1">
            <text:p>1467,752508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38</text:p>
          </table:table-cell>
          <table:table-cell table:number-columns-repeated="2" table:style-name="ce1"/>
          <table:table-cell office:value-type="float" office:value="283" table:style-name="ce1">
            <text:p>283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12H30M0S" table:style-name="ce38">
            <text:p>12:30</text:p>
          </table:table-cell>
          <table:table-cell office:value-type="time" office:time-value="PT12H38M0S" table:style-name="ce38">
            <text:p>12:38</text:p>
          </table:table-cell>
          <table:table-cell table:style-name="ce39"/>
          <table:table-cell office:value-type="string" table:style-name="ce23">
            <text:p>Lok 3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Lg7024</text:p>
          </table:table-cell>
          <table:table-cell office:value-type="string" table:style-name="ce23">
            <text:p>Lok 3</text:p>
          </table:table-cell>
          <table:table-cell table:number-columns-repeated="4" table:style-name="ce37"/>
          <table:table-cell table:style-name="ce1"/>
          <table:table-cell office:value-type="float" office:value="1453.82402912621" table:style-name="ce1">
            <text:p>1453,824029</text:p>
          </table:table-cell>
          <table:table-cell office:value-type="float" office:value="1467.75250809062" table:style-name="ce1">
            <text:p>1467,752508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8</text:p>
          </table:table-cell>
          <table:table-cell table:number-columns-repeated="2" table:style-name="ce1"/>
          <table:table-cell office:value-type="float" office:value="284" table:style-name="ce1">
            <text:p>284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12H15M0S" table:style-name="ce38">
            <text:p>12:15</text:p>
          </table:table-cell>
          <table:table-cell office:value-type="time" office:time-value="PT12H38M0S" table:style-name="ce38">
            <text:p>12:38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85" table:style-name="ce1">
            <text:p>285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WBA2</text:p>
          </table:table-cell>
          <table:table-cell office:value-type="time" office:time-value="PT12H23M0S" table:style-name="ce38">
            <text:p>12:23</text:p>
          </table:table-cell>
          <table:table-cell office:value-type="time" office:time-value="PT12H23M0S" table:style-name="ce38">
            <text:p>12:23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86" table:style-name="ce1">
            <text:p>286</text:p>
          </table:table-cell>
          <table:table-cell table:number-columns-repeated="16359"/>
        </table:table-row>
        <table:table-row table:style-name="ro4">
          <table:table-cell office:value-type="float" office:value="303" table:style-name="ce37">
            <text:p>303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2H23M0S" table:style-name="ce38">
            <text:p>12:23</text:p>
          </table:table-cell>
          <table:table-cell office:value-type="time" office:time-value="PT12H23M0S" table:style-name="ce38">
            <text:p>12:23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Lg7024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87" table:style-name="ce1">
            <text:p>287</text:p>
          </table:table-cell>
          <table:table-cell table:number-columns-repeated="16359"/>
        </table:table-row>
        <table:table-row table:style-name="ro4">
          <table:table-cell office:value-type="float" office:value="304" table:style-name="ce42">
            <text:p>304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g</text:p>
          </table:table-cell>
          <table:table-cell table:style-name="ce42"/>
          <table:table-cell office:value-type="time" office:time-value="PT17H15M0S" table:style-name="ce43">
            <text:p>17:15</text:p>
          </table:table-cell>
          <table:table-cell office:value-type="time" office:time-value="PT18H5M0S" table:style-name="ce43">
            <text:p>18:05</text:p>
          </table:table-cell>
          <table:table-cell office:value-type="float" office:value="30" table:style-name="ce42">
            <text:p>30</text:p>
          </table:table-cell>
          <table:table-cell office:value-type="string" table:style-name="ce42">
            <text:p>000304.Ng7023</text:p>
          </table:table-cell>
          <table:table-cell office:value-type="string" table:style-name="ce42">
            <text:p>traindef</text:p>
          </table:table-cell>
          <table:table-cell office:value-type="string" table:style-name="ce42">
            <text:p>Ng7023</text:p>
          </table:table-cell>
          <table:table-cell office:value-type="string" table:style-name="ce42">
            <text:p>HOLZZUG + WALDARBEITER</text:p>
          </table:table-cell>
          <table:table-cell table:number-columns-repeated="4" table:style-name="ce44"/>
          <table:table-cell table:style-name="ce42"/>
          <table:table-cell office:value-type="float" office:value="16711680" table:style-name="ce1">
            <text:p>16711680</text:p>
          </table:table-cell>
          <table:table-cell office:value-type="float" office:value="40" table:style-name="ce1">
            <text:p>40</text:p>
          </table:table-cell>
          <table:table-cell table:number-columns-repeated="6" table:style-name="ce1"/>
          <table:table-cell office:value-type="float" office:value="288" table:style-name="ce1">
            <text:p>288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10" table:style-name="ce37">
            <text:p>1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1</text:p>
          </table:table-cell>
          <table:table-cell office:value-type="time" office:time-value="PT17H15M0S" table:style-name="ce38">
            <text:p>17:15</text:p>
          </table:table-cell>
          <table:table-cell office:value-type="time" office:time-value="PT17H30M0S" table:style-name="ce38">
            <text:p>17:30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50.0260922330101" table:style-name="ce1">
            <text:p>1950,026092</text:p>
          </table:table-cell>
          <table:table-cell office:value-type="float" office:value="1976.1419902912601" table:style-name="ce1">
            <text:p>1976,14199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30</text:p>
          </table:table-cell>
          <table:table-cell table:number-columns-repeated="2" table:style-name="ce1"/>
          <table:table-cell office:value-type="float" office:value="289" table:style-name="ce1">
            <text:p>289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20" table:style-name="ce37">
            <text:p>2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1</text:p>
          </table:table-cell>
          <table:table-cell office:value-type="time" office:time-value="PT17H33M0S" table:style-name="ce38">
            <text:p>17:33</text:p>
          </table:table-cell>
          <table:table-cell office:value-type="time" office:time-value="PT17H53M0S" table:style-name="ce38">
            <text:p>17:53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81.3651699029101" table:style-name="ce1">
            <text:p>1981,36517</text:p>
          </table:table-cell>
          <table:table-cell office:value-type="float" office:value="2016.1863673139201" table:style-name="ce1">
            <text:p>2016,18636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53</text:p>
          </table:table-cell>
          <table:table-cell table:number-columns-repeated="2" table:style-name="ce1"/>
          <table:table-cell office:value-type="float" office:value="290" table:style-name="ce1">
            <text:p>290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30" table:style-name="ce37">
            <text:p>30</text:p>
          </table:table-cell>
          <table:table-cell office:value-type="string" table:style-name="ce23">
            <text:p>UHO</text:p>
          </table:table-cell>
          <table:table-cell office:value-type="string" table:style-name="ce23">
            <text:p>1</text:p>
          </table:table-cell>
          <table:table-cell office:value-type="time" office:time-value="PT17H55M0S" table:style-name="ce38">
            <text:p>17:55</text:p>
          </table:table-cell>
          <table:table-cell office:value-type="time" office:time-value="PT18H5M0S" table:style-name="ce38">
            <text:p>18:05</text:p>
          </table:table-cell>
          <table:table-cell table:style-name="ce39"/>
          <table:table-cell table:style-name="ce23"/>
          <table:table-cell office:value-type="string" table:style-name="ce23">
            <text:p>timetable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2019.66848705502" table:style-name="ce1">
            <text:p>2019,668487</text:p>
          </table:table-cell>
          <table:table-cell office:value-type="float" office:value="2037.07908576052" table:style-name="ce1">
            <text:p>2037,07908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55</text:p>
          </table:table-cell>
          <table:table-cell office:value-type="string" table:style-name="ce1">
            <text:p>05</text:p>
          </table:table-cell>
          <table:table-cell table:number-columns-repeated="2" table:style-name="ce1"/>
          <table:table-cell office:value-type="float" office:value="291" table:style-name="ce1">
            <text:p>291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1000" table:style-name="ce37">
            <text:p>1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7H30M0S" table:style-name="ce38">
            <text:p>17:30</text:p>
          </table:table-cell>
          <table:table-cell office:value-type="time" office:time-value="PT17H55M0S" table:style-name="ce38">
            <text:p>17:55</text:p>
          </table:table-cell>
          <table:table-cell table:style-name="ce39"/>
          <table:table-cell office:value-type="string" table:style-name="ce23">
            <text:p>Lok 3</text:p>
          </table:table-cell>
          <table:table-cell office:value-type="string" table:style-name="ce23">
            <text:p>locomotive</text:p>
          </table:table-cell>
          <table:table-cell office:value-type="string" table:style-name="ce40">
            <text:p>Ng7023</text:p>
          </table:table-cell>
          <table:table-cell office:value-type="string" table:style-name="ce23">
            <text:p>Lok 3</text:p>
          </table:table-cell>
          <table:table-cell table:number-columns-repeated="4" table:style-name="ce37"/>
          <table:table-cell table:style-name="ce1"/>
          <table:table-cell office:value-type="float" office:value="1976.1419902912601" table:style-name="ce1">
            <text:p>1976,14199</text:p>
          </table:table-cell>
          <table:table-cell office:value-type="float" office:value="2019.66848705502" table:style-name="ce1">
            <text:p>2019,668487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55</text:p>
          </table:table-cell>
          <table:table-cell table:number-columns-repeated="2" table:style-name="ce1"/>
          <table:table-cell office:value-type="float" office:value="292" table:style-name="ce1">
            <text:p>292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2000" table:style-name="ce37">
            <text:p>2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7H30M0S" table:style-name="ce38">
            <text:p>17:30</text:p>
          </table:table-cell>
          <table:table-cell office:value-type="time" office:time-value="PT17H55M0S" table:style-name="ce38">
            <text:p>17:55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Ng7023</text:p>
          </table:table-cell>
          <table:table-cell office:value-type="string" table:style-name="ce23">
            <text:p>Personenwagen ein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93" table:style-name="ce1">
            <text:p>293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2010" table:style-name="ce37">
            <text:p>2010</text:p>
          </table:table-cell>
          <table:table-cell office:value-type="string" table:style-name="ce23">
            <text:p>ISE</text:p>
          </table:table-cell>
          <table:table-cell office:value-type="string" table:style-name="ce23">
            <text:p>UHO</text:p>
          </table:table-cell>
          <table:table-cell office:value-type="time" office:time-value="PT17H53M0S" table:style-name="ce38">
            <text:p>17:53</text:p>
          </table:table-cell>
          <table:table-cell office:value-type="time" office:time-value="PT17H55M0S" table:style-name="ce38">
            <text:p>17:55</text:p>
          </table:table-cell>
          <table:table-cell office:value-type="string" table:style-name="ce39">
            <text:p>1</text:p>
          </table:table-cell>
          <table:table-cell table:style-name="ce23"/>
          <table:table-cell office:value-type="string" table:style-name="ce23">
            <text:p>trainset</text:p>
          </table:table-cell>
          <table:table-cell office:value-type="string" table:style-name="ce40">
            <text:p>Ng7023</text:p>
          </table:table-cell>
          <table:table-cell office:value-type="string" table:style-name="ce23">
            <text:p>In Illsee Arbeiter absetzen</text:p>
          </table:table-cell>
          <table:table-cell table:number-columns-repeated="4" table:style-name="ce37"/>
          <table:table-cell table:number-columns-repeated="9" table:style-name="ce1"/>
          <table:table-cell office:value-type="float" office:value="294" table:style-name="ce1">
            <text:p>294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3000" table:style-name="ce37">
            <text:p>3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7H15M0S" table:style-name="ce38">
            <text:p>17:15</text:p>
          </table:table-cell>
          <table:table-cell office:value-type="time" office:time-value="PT18H5M0S" table:style-name="ce38">
            <text:p>18:05</text:p>
          </table:table-cell>
          <table:table-cell table:style-name="ce39"/>
          <table:table-cell table:style-name="ce23"/>
          <table:table-cell office:value-type="string" table:style-name="ce23">
            <text:p>job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style-name="ce1"/>
          <table:table-cell office:value-type="float" office:value="1950.0260922330101" table:style-name="ce1">
            <text:p>1950,026092</text:p>
          </table:table-cell>
          <table:table-cell office:value-type="float" office:value="2037.07908576052" table:style-name="ce1">
            <text:p>2037,079086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05</text:p>
          </table:table-cell>
          <table:table-cell table:number-columns-repeated="2" table:style-name="ce1"/>
          <table:table-cell office:value-type="float" office:value="295" table:style-name="ce1">
            <text:p>295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4000" table:style-name="ce37">
            <text:p>4000</text:p>
          </table:table-cell>
          <table:table-cell office:value-type="string" table:style-name="ce23">
            <text:p>WBA2</text:p>
          </table:table-cell>
          <table:table-cell office:value-type="string" table:style-name="ce23">
            <text:p>UHO</text:p>
          </table:table-cell>
          <table:table-cell office:value-type="time" office:time-value="PT15H45M0S" table:style-name="ce38">
            <text:p>15:45</text:p>
          </table:table-cell>
          <table:table-cell office:value-type="time" office:time-value="PT15H55M0S" table:style-name="ce38">
            <text:p>15:55</text:p>
          </table:table-cell>
          <table:table-cell office:value-type="float" office:value="20" table:style-name="ce39">
            <text:p>20</text:p>
          </table:table-cell>
          <table:table-cell table:style-name="ce23"/>
          <table:table-cell office:value-type="string" table:style-name="ce23">
            <text:p>wheel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96" table:style-name="ce1">
            <text:p>296</text:p>
          </table:table-cell>
          <table:table-cell table:number-columns-repeated="16359"/>
        </table:table-row>
        <table:table-row table:style-name="ro4">
          <table:table-cell office:value-type="float" office:value="304" table:style-name="ce37">
            <text:p>304</text:p>
          </table:table-cell>
          <table:table-cell office:value-type="float" office:value="5000" table:style-name="ce37">
            <text:p>5000</text:p>
          </table:table-cell>
          <table:table-cell table:number-columns-repeated="2" table:style-name="ce23"/>
          <table:table-cell office:value-type="time" office:time-value="PT15H45M0S" table:style-name="ce38">
            <text:p>15:45</text:p>
          </table:table-cell>
          <table:table-cell office:value-type="time" office:time-value="PT15H55M0S" table:style-name="ce38">
            <text:p>15:55</text:p>
          </table:table-cell>
          <table:table-cell office:value-type="float" office:value="0" table:style-name="ce39">
            <text:p>0</text:p>
          </table:table-cell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office:value-type="string" table:style-name="ce40">
            <text:p>Ng7023</text:p>
          </table:table-cell>
          <table:table-cell table:style-name="ce23"/>
          <table:table-cell table:number-columns-repeated="4" table:style-name="ce37"/>
          <table:table-cell table:number-columns-repeated="9" table:style-name="ce1"/>
          <table:table-cell office:value-type="float" office:value="297" table:style-name="ce1">
            <text:p>297</text:p>
          </table:table-cell>
          <table:table-cell table:number-columns-repeated="16359"/>
        </table:table-row>
        <table:table-row table:number-rows-repeated="6" table:style-name="ro4">
          <table:table-cell table:number-columns-repeated="2" table:style-name="ce37"/>
          <table:table-cell table:number-columns-repeated="2" table:style-name="ce23"/>
          <table:table-cell table:number-columns-repeated="2" table:style-name="ce38"/>
          <table:table-cell table:style-name="ce39"/>
          <table:table-cell table:number-columns-repeated="2" table:style-name="ce23"/>
          <table:table-cell table:style-name="ce40"/>
          <table:table-cell table:style-name="ce23"/>
          <table:table-cell table:number-columns-repeated="4" table:style-name="ce37"/>
          <table:table-cell table:number-columns-repeated="16369" table:style-name="ce1"/>
        </table:table-row>
        <table:table-row table:number-rows-repeated="13893" table:style-name="ro4">
          <table:table-cell table:number-columns-repeated="2" table:style-name="ce37"/>
          <table:table-cell table:number-columns-repeated="2" table:style-name="ce23"/>
          <table:table-cell table:number-columns-repeated="2" table:style-name="ce38"/>
          <table:table-cell table:style-name="ce39"/>
          <table:table-cell table:number-columns-repeated="2" table:style-name="ce23"/>
          <table:table-cell table:style-name="ce40"/>
          <table:table-cell table:style-name="ce23"/>
          <table:table-cell table:number-columns-repeated="4" table:style-name="ce37"/>
          <table:table-cell table:number-columns-repeated="16369"/>
        </table:table-row>
        <table:table-row table:number-rows-repeated="1034125" table:style-name="ro4">
          <table:table-cell table:number-columns-repeated="16384"/>
        </table:table-row>
        <table:table-row table:number-rows-repeated="254" table:style-name="ro5">
          <table:table-cell table:number-columns-repeated="16384"/>
        </table:table-row>
      </table:table>
      <table:table table:name="StationList" table:style-name="ta1">
        <table:table-column table:style-name="co9" table:default-cell-style-name="ce1"/>
        <table:table-column table:style-name="co36" table:default-cell-style-name="ce1"/>
        <table:table-column table:style-name="co1" table:number-columns-repeated="4" table:default-cell-style-name="ce1"/>
        <table:table-column table:style-name="co37" table:number-columns-repeated="2" table:default-cell-style-name="ce1"/>
        <table:table-column table:style-name="co36" table:number-columns-repeated="2" table:default-cell-style-name="ce1"/>
        <table:table-column table:style-name="co14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8" table:default-cell-style-name="ce1"/>
        <table:table-column table:style-name="co41" table:default-cell-style-name="ce1"/>
        <table:table-column table:style-name="co6" table:number-columns-repeated="16362" table:default-cell-style-name="ce1"/>
        <table:table-row table:style-name="ro1">
          <table:table-cell office:value-type="string" table:style-name="ce57">
            <text:p>Dienst</text:p>
          </table:table-cell>
          <table:table-cell office:value-type="string" table:style-name="ce58">
            <text:p>Sorttime</text:p>
          </table:table-cell>
          <table:table-cell office:value-type="string" table:style-name="ce59">
            <text:p>Enum</text:p>
          </table:table-cell>
          <table:table-cell office:value-type="string" table:style-name="ce59">
            <text:p>Station</text:p>
          </table:table-cell>
          <table:table-cell office:value-type="string" table:style-name="ce59">
            <text:p>Train</text:p>
          </table:table-cell>
          <table:table-cell office:value-type="string" table:style-name="ce59">
            <text:p>Gleis</text:p>
          </table:table-cell>
          <table:table-cell office:value-type="string" table:style-name="ce59">
            <text:p>Start</text:p>
          </table:table-cell>
          <table:table-cell office:value-type="string" table:style-name="ce59">
            <text:p>Von</text:p>
          </table:table-cell>
          <table:table-cell office:value-type="string" table:style-name="ce31">
            <text:p>An</text:p>
          </table:table-cell>
          <table:table-cell office:value-type="string" table:style-name="ce31">
            <text:p>Ab</text:p>
          </table:table-cell>
          <table:table-cell office:value-type="string" table:style-name="ce31">
            <text:p>Nach</text:p>
          </table:table-cell>
          <table:table-cell office:value-type="string" table:style-name="ce31">
            <text:p>Ziel</text:p>
          </table:table-cell>
          <table:table-cell table:style-name="ce60"/>
          <table:table-cell office:value-type="string" table:style-name="ce57">
            <text:p>T1</text:p>
          </table:table-cell>
          <table:table-cell office:value-type="string" table:style-name="ce57">
            <text:p>T2</text:p>
          </table:table-cell>
          <table:table-cell office:value-type="string" table:style-name="ce57">
            <text:p>T3</text:p>
          </table:table-cell>
          <table:table-cell office:value-type="string" table:style-name="ce57">
            <text:p>T4</text:p>
          </table:table-cell>
          <table:table-cell office:value-type="string" table:style-name="ce57">
            <text:p>T5</text:p>
          </table:table-cell>
          <table:table-cell office:value-type="string" table:style-name="ce57">
            <text:p>T6</text:p>
          </table:table-cell>
          <table:table-cell office:value-type="string" table:style-name="ce57">
            <text:p>T7</text:p>
          </table:table-cell>
          <table:table-cell office:value-type="string" table:style-name="ce57">
            <text:p>T8</text:p>
          </table:table-cell>
          <table:table-cell table:number-columns-repeated="16363"/>
        </table:table-row>
        <table:table-row table:number-rows-repeated="15" table:style-name="ro1">
          <table:table-cell table:number-columns-repeated="2" table:style-name="ce61"/>
          <table:table-cell table:number-columns-repeated="16382" table:style-name="ce1"/>
        </table:table-row>
        <table:table-row table:number-rows-repeated="26092" table:style-name="ro1">
          <table:table-cell table:number-columns-repeated="2" table:style-name="ce61"/>
          <table:table-cell table:number-columns-repeated="16382"/>
        </table:table-row>
        <table:table-row table:number-rows-repeated="1022468" table:style-name="ro1">
          <table:table-cell table:number-columns-repeated="16384"/>
        </table:table-row>
      </table:table>
      <table:table table:name="IniVar" table:style-name="ta1"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1" table:number-columns-repeated="1020" table:default-cell-style-name="ce12"/>
        <table:table-column table:style-name="co6" table:number-columns-repeated="15360" table:default-cell-style-name="ce1"/>
        <table:table-row table:style-name="ro1">
          <table:table-cell office:value-type="string" table:style-name="ce62">
            <text:p>Name Variable</text:p>
          </table:table-cell>
          <table:table-cell office:value-type="string" table:style-name="ce62">
            <text:p>Value</text:p>
          </table:table-cell>
          <table:table-cell office:value-type="string" table:style-name="ce63">
            <text:p>Erläuterung</text:p>
          </table:table-cell>
          <table:table-cell office:value-type="string" table:style-name="ce62">
            <text:p>Speicher für die Variablen</text:p>
          </table:table-cell>
          <table:table-cell table:number-columns-repeated="16380" table:style-name="ce62"/>
        </table:table-row>
        <table:table-row table:style-name="ro1">
          <table:table-cell office:value-type="string" table:style-name="ce12">
            <text:p>FC_Suffix</text:p>
          </table:table-cell>
          <table:table-cell office:value-type="string" table:style-name="ce12">
            <text:p>C:\Users\Marc\Documents\Train\xplnzip\Train_book_suffix.odt</text:p>
          </table:table-cell>
          <table:table-cell office:value-type="string" table:style-name="ce64">
            <text:p>Suffix Dokument für Buchfahrplan</text:p>
          </table:table-cell>
          <table:table-cell table:number-columns-repeated="1021" table:style-name="ce12"/>
          <table:table-cell table:number-columns-repeated="15360"/>
        </table:table-row>
        <table:table-row table:style-name="ro6">
          <table:table-cell office:value-type="string" table:style-name="ce12">
            <text:p>FC_FBody</text:p>
          </table:table-cell>
          <table:table-cell office:value-type="string" table:style-name="ce12">
            <text:p>file:///C:/Users/Marc/Documents/Train/xplnzip/Train_Book_Body_Zlb.ott</text:p>
          </table:table-cell>
          <table:table-cell office:value-type="string" table:style-name="ce64">
            <text:p>Hauptseite für den Buchfahrplan, enthält die Texttabelle „timetable“ und „GZV“, diese Seite wird je Zug gefüllt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FC_Prefix</text:p>
          </table:table-cell>
          <table:table-cell office:value-type="string" table:style-name="ce65">
            <text:p>file:///C:/Users/Marc/Documents/Train/xplnzip/Train_book_prefix.odt</text:p>
          </table:table-cell>
          <table:table-cell office:value-type="string" table:style-name="ce64">
            <text:p>Prefix Dokument für Buchfahrplan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BF_Aend</text:p>
          </table:table-cell>
          <table:table-cell table:style-name="ce65"/>
          <table:table-cell office:value-type="string" table:style-name="ce64">
            <text:p>Vorlage für die Anzeige mit Änderung für Bildfahrplan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FC_Dir</text:p>
          </table:table-cell>
          <table:table-cell office:value-type="string" table:style-name="ce65">
            <text:p>file:///C:/Users/Marc/Documents/Train/xplnzip/</text:p>
          </table:table-cell>
          <table:table-cell office:value-type="string" table:style-name="ce64">
            <text:p>Directory für das Speichern der Buchfahrpläne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FC_Note</text:p>
          </table:table-cell>
          <table:table-cell office:value-type="string" table:style-name="ce65">
            <text:p>file:///C:/Users/Marc/Documents/Train/xplnzip/templates/CycleNote_TrainSet.ott</text:p>
          </table:table-cell>
          <table:table-cell office:value-type="string" table:style-name="ce64">
            <text:p>Vorlage für die Anzeige der Umlaufzettel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JobTimePrefix</text:p>
          </table:table-cell>
          <table:table-cell office:value-type="float" office:value="30" table:style-name="ce12">
            <text:p>30</text:p>
          </table:table-cell>
          <table:table-cell office:value-type="string" table:style-name="ce64">
            <text:p>Vorlaufzeit für Dienstbeginn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JobTimeSuffix</text:p>
          </table:table-cell>
          <table:table-cell office:value-type="float" office:value="30" table:style-name="ce12">
            <text:p>30</text:p>
          </table:table-cell>
          <table:table-cell office:value-type="string" table:style-name="ce64">
            <text:p>Nachlaufzeit für Dienstende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TrainSheetName</text:p>
          </table:table-cell>
          <table:table-cell table:style-name="ce12"/>
          <table:table-cell table:style-name="ce6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2">
            <text:p>FC_Bfo</text:p>
          </table:table-cell>
          <table:table-cell office:value-type="string" table:style-name="ce12">
            <text:p>file:///C:/Users/Marc/Documents/Train/xplnzip/templates/BFO_Body.ott</text:p>
          </table:table-cell>
          <table:table-cell table:style-name="ce64"/>
          <table:table-cell table:number-columns-repeated="1021" table:style-name="ce12"/>
          <table:table-cell table:number-columns-repeated="15360"/>
        </table:table-row>
        <table:table-row table:number-rows-repeated="5" table:style-name="ro1">
          <table:table-cell table:number-columns-repeated="2" table:style-name="ce12"/>
          <table:table-cell table:style-name="ce40"/>
          <table:table-cell table:number-columns-repeated="1021" table:style-name="ce12"/>
          <table:table-cell table:number-columns-repeated="15360"/>
        </table:table-row>
        <table:table-row table:number-rows-repeated="31984" table:style-name="ro1">
          <table:table-cell table:number-columns-repeated="2"/>
          <table:table-cell table:style-name="ce40"/>
          <table:table-cell table:number-columns-repeated="16381"/>
        </table:table-row>
        <table:table-row table:number-rows-repeated="1016576" table:style-name="ro7">
          <table:table-cell table:number-columns-repeated="16384"/>
        </table:table-row>
      </table:table>
      <table:table table:name="TrainTypes" table:style-name="ta1">
        <table:table-column table:style-name="co1" table:default-cell-style-name="ce1"/>
        <table:table-column table:style-name="co11" table:default-cell-style-name="ce1"/>
        <table:table-column table:style-name="co46" table:default-cell-style-name="ce1"/>
        <table:table-column table:style-name="co1" table:default-cell-style-name="ce1"/>
        <table:table-column table:style-name="co47" table:default-cell-style-name="ce1"/>
        <table:table-column table:style-name="co29" table:default-cell-style-name="ce1"/>
        <table:table-column table:style-name="co13" table:default-cell-style-name="ce1"/>
        <table:table-column table:style-name="co1" table:default-cell-style-name="ce1"/>
        <table:table-column table:style-name="co48" table:default-cell-style-name="ce1"/>
        <table:table-column table:style-name="co49" table:default-cell-style-name="ce1"/>
        <table:table-column table:style-name="co50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66">
            <text:p>TrainType</text:p>
          </table:table-cell>
          <table:table-cell office:value-type="string" table:style-name="ce66">
            <text:p>Color</text:p>
          </table:table-cell>
          <table:table-cell office:value-type="string" table:style-name="ce66">
            <text:p>Width</text:p>
          </table:table-cell>
          <table:table-cell office:value-type="string" table:style-name="ce66">
            <text:p>Trainset</text:p>
          </table:table-cell>
          <table:table-cell office:value-type="string" table:style-name="ce66">
            <text:p>trainbody</text:p>
          </table:table-cell>
          <table:table-cell office:value-type="string" table:style-name="ce66">
            <text:p>Group</text:p>
          </table:table-cell>
          <table:table-cell office:value-type="string" table:style-name="ce66">
            <text:p>StartNumber</text:p>
          </table:table-cell>
          <table:table-cell office:value-type="string" table:style-name="ce66">
            <text:p>EndNumb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</text:p>
          </table:table-cell>
          <table:table-cell table:style-name="ce34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Rz</text:p>
          </table:table-cell>
          <table:table-cell table:number-columns-repeated="2" table:style-name="ce1"/>
          <table:table-cell office:value-type="string" table:style-name="ce1">
            <text:p>30**</text:p>
          </table:table-cell>
          <table:table-cell office:value-type="string" table:style-name="ce67">
            <text:p>Personen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t</text:p>
          </table:table-cell>
          <table:table-cell table:style-name="ce34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Rz</text:p>
          </table:table-cell>
          <table:table-cell table:number-columns-repeated="2" table:style-name="ce1"/>
          <table:table-cell office:value-type="string" table:style-name="ce1">
            <text:p>37**</text:p>
          </table:table-cell>
          <table:table-cell office:value-type="string" table:style-name="ce67">
            <text:p>Personentriebwag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g</text:p>
          </table:table-cell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60**</text:p>
          </table:table-cell>
          <table:table-cell office:value-type="string" table:style-name="ce68">
            <text:p>Durchgangsgüter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ag</text:p>
          </table:table-cell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67**</text:p>
          </table:table-cell>
          <table:table-cell office:value-type="string" table:style-name="ce68">
            <text:p>Ganz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g</text:p>
          </table:table-cell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68**</text:p>
          </table:table-cell>
          <table:table-cell office:value-type="string" table:style-name="ce68">
            <text:p>Güterwagenleer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mG</text:p>
          </table:table-cell>
          <table:table-cell table:style-name="ce51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69">
            <text:p>30**</text:p>
          </table:table-cell>
          <table:table-cell office:value-type="string" table:style-name="ce70">
            <text:p>Personenzug mit Güterbeförderu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g</text:p>
          </table:table-cell>
          <table:table-cell table:style-name="ce42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69">
            <text:p>70**</text:p>
          </table:table-cell>
          <table:table-cell office:value-type="string" table:style-name="ce71">
            <text:p>Nahgüter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stg</text:p>
          </table:table-cell>
          <table:table-cell table:style-name="ce72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79**</text:p>
          </table:table-cell>
          <table:table-cell office:value-type="string" table:style-name="ce73">
            <text:p>Dienstzug / Arbeits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Ü</text:p>
          </table:table-cell>
          <table:table-cell table:style-name="ce74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77**</text:p>
          </table:table-cell>
          <table:table-cell office:value-type="string" table:style-name="ce75">
            <text:p>Übergabezu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Üs</text:p>
          </table:table-cell>
          <table:table-cell table:style-name="ce74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2" table:style-name="ce1"/>
          <table:table-cell office:value-type="string" table:style-name="ce1">
            <text:p>77**</text:p>
          </table:table-cell>
          <table:table-cell office:value-type="string" table:style-name="ce75">
            <text:p>Verteilen von Güterwage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z</text:p>
          </table:table-cell>
          <table:table-cell table:style-name="ce45"/>
          <table:table-cell office:value-type="float" office:value="40" table:style-name="ce1">
            <text:p>40</text:p>
          </table:table-cell>
          <table:table-cell office:value-type="string" table:style-name="ce40">
            <text:p>All</text:p>
          </table:table-cell>
          <table:table-cell table:style-name="ce1"/>
          <table:table-cell office:value-type="string" table:style-name="ce1">
            <text:p>Lz</text:p>
          </table:table-cell>
          <table:table-cell table:number-columns-repeated="2" table:style-name="ce1"/>
          <table:table-cell office:value-type="string" table:style-name="ce1">
            <text:p>99*</text:p>
          </table:table-cell>
          <table:table-cell office:value-type="string" table:style-name="ce76">
            <text:p>Lokleerfahrt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#Track</text:p>
          </table:table-cell>
          <table:table-cell table:style-name="ce77"/>
          <table:table-cell office:value-type="float" office:value="20" table:style-name="ce1">
            <text:p>20</text:p>
          </table:table-cell>
          <table:table-cell table:style-name="ce1"/>
          <table:table-cell table:style-name="ce23"/>
          <table:table-cell table:style-name="ce1"/>
          <table:table-cell table:number-columns-repeated="2" table:style-name="ce23"/>
          <table:table-cell office:value-type="string" table:style-name="ce1">
            <text:p>Farbe + Dicke für die Glei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#Time</text:p>
          </table:table-cell>
          <table:table-cell table:style-name="ce77"/>
          <table:table-cell office:value-type="float" office:value="20" table:style-name="ce1">
            <text:p>20</text:p>
          </table:table-cell>
          <table:table-cell table:number-columns-repeated="5" table:style-name="ce1"/>
          <table:table-cell office:value-type="string" table:style-name="ce1">
            <text:p>Farbe + Dicke für Linien bei den Zeit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#Job</text:p>
          </table:table-cell>
          <table:table-cell table:style-name="ce77"/>
          <table:table-cell office:value-type="float" office:value="20" table:style-name="ce1">
            <text:p>20</text:p>
          </table:table-cell>
          <table:table-cell table:number-columns-repeated="5" table:style-name="ce1"/>
          <table:table-cell office:value-type="string" table:style-name="ce1">
            <text:p>Farbe + Dicke für Linien bei den Umläuf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#Text</text:p>
          </table:table-cell>
          <table:table-cell table:style-name="ce77"/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Farbe + Zeichengröße für den Tex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#Train</text:p>
          </table:table-cell>
          <table:table-cell table:style-name="ce78"/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Farbe + Zeichengröße für die Text der Zuglinie</text:p>
          </table:table-cell>
          <table:table-cell table:number-columns-repeated="16375"/>
        </table:table-row>
        <table:table-row table:number-rows-repeated="1048556" table:style-name="ro7">
          <table:table-cell table:number-columns-repeated="16384"/>
        </table:table-row>
      </table:table>
      <table:table table:name="Typedef" table:style-name="ta1">
        <table:table-column table:style-name="co1" table:number-columns-repeated="2" table:default-cell-style-name="ce1"/>
        <table:table-column table:style-name="co51" table:default-cell-style-name="ce1"/>
        <table:table-column table:style-name="co1" table:default-cell-style-name="ce1"/>
        <table:table-column table:style-name="co52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7">
            <text:p>type</text:p>
          </table:table-cell>
          <table:table-cell office:value-type="string" table:style-name="ce17">
            <text:p>aktion</text:p>
          </table:table-cell>
          <table:table-cell office:value-type="string" table:style-name="ce17">
            <text:p>text</text:p>
          </table:table-cell>
          <table:table-cell table:style-name="ce1"/>
          <table:table-cell office:value-type="string" table:style-name="ce79">
            <text:p>Hier wird der Text für die Generierung im Buchfahrplan festleg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<text:s/>Übernahme Zug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<text:s/>Abgabe Zug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gener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79">
            <text:p>gener=n bedeutet es erfolgt keine Textgenerier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comotiv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<text:s/>TFZ einsetzen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locomotive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<text:s/>TFZ aussetzen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locomotive</text:p>
          </table:table-cell>
          <table:table-cell office:value-type="string" table:style-name="ce1">
            <text:p>gener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79">
            <text:p>gener=y bedeutet, es erfolgt die Textgenerieru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table</text:p>
          </table:table-cell>
          <table:table-cell office:value-type="string" table:style-name="ce1">
            <text:p>gener</text:p>
          </table:table-cell>
          <table:table-cell office:value-type="string" table:style-name="ce1">
            <text:p>y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trainset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einstellen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trainset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aussetzen</text:p>
          </table:table-cell>
          <table:table-cell table:style-name="ce1"/>
          <table:table-cell table:style-name="ce79"/>
          <table:table-cell table:number-columns-repeated="16379"/>
        </table:table-row>
        <table:table-row table:style-name="ro1">
          <table:table-cell office:value-type="string" table:style-name="ce1">
            <text:p>trainset</text:p>
          </table:table-cell>
          <table:table-cell office:value-type="string" table:style-name="ce1">
            <text:p>gener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79">
            <text:p>gener=y bedeutet, die Bemerkungen aus Trains werden in den Buchfahrplan übernom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xttrain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<text:s/>von<text:s text:c="2"/></text:p>
          </table:table-cell>
          <table:table-cell table:style-name="ce1"/>
          <table:table-cell office:value-type="string" table:style-name="ce80">
            <text:p>Text vor dem Zugna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xttrain</text:p>
          </table:table-cell>
          <table:table-cell office:value-type="string" table:style-name="ce1">
            <text:p>out</text:p>
          </table:table-cell>
          <table:table-cell office:value-type="string" table:style-name="ce1">
            <text:p><text:s/>Ü</text:p>
          </table:table-cell>
          <table:table-cell table:style-name="ce1"/>
          <table:table-cell office:value-type="string" table:style-name="ce80">
            <text:p>Text vor dem Zugnamen</text:p>
          </table:table-cell>
          <table:table-cell table:number-columns-repeated="16379"/>
        </table:table-row>
        <table:table-row table:number-rows-repeated="3" table:style-name="ro1">
          <table:table-cell table:number-columns-repeated="4" table:style-name="ce1"/>
          <table:table-cell table:style-name="ce23"/>
          <table:table-cell table:number-columns-repeated="16379"/>
        </table:table-row>
        <table:table-row table:number-rows-repeated="31984" table:style-name="ro1">
          <table:table-cell table:number-columns-repeated="4"/>
          <table:table-cell table:style-name="ce23"/>
          <table:table-cell table:number-columns-repeated="16379"/>
        </table:table-row>
        <table:table-row table:number-rows-repeated="1016576" table:style-name="ro1">
          <table:table-cell table:number-columns-repeated="16384"/>
        </table:table-row>
      </table:table>
      <table:table table:name="TrainStopTime" table:style-name="ta1">
        <table:table-column table:style-name="co1" table:number-columns-repeated="12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66">
            <text:p>TrainType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ISE</text:p>
          </table:table-cell>
          <table:table-cell office:value-type="string" table:style-name="ce1">
            <text:p>TBW</text:p>
          </table:table-cell>
          <table:table-cell office:value-type="string" table:style-name="ce1">
            <text:p>S31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WBA2</text:p>
          </table:table-cell>
          <table:table-cell office:value-type="string" table:style-name="ce1">
            <text:p>HVL</text:p>
          </table:table-cell>
          <table:table-cell office:value-type="string" table:style-name="ce1">
            <text:p>PFE</text:p>
          </table:table-cell>
          <table:table-cell office:value-type="string" table:style-name="ce1">
            <text:p>ALO</text:p>
          </table:table-cell>
          <table:table-cell office:value-type="string" table:style-name="ce1">
            <text:p>WBA1</text:p>
          </table:table-cell>
          <table:table-cell office:value-type="string" table:style-name="ce1">
            <text:p>WBA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t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mG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81">
            <text:p>Ng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st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Ü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9"/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ln" table:style-name="ta1">
        <table:table-column table:style-name="co53" table:default-cell-style-name="ce1"/>
        <table:table-column table:style-name="co1" table:number-columns-repeated="255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82">
            <text:p>Speicher für die PLN Datei, hier keine Eingaben oder Änderungen vornehmen, ist ggfs. Auch leer</text:p>
          </table:table-cell>
          <table:table-cell table:number-columns-repeated="255" table:style-name="ce12"/>
          <table:table-cell table:number-columns-repeated="16128"/>
        </table:table-row>
        <table:table-row table:number-rows-repeated="31999" table:style-name="ro1">
          <table:table-cell table:number-columns-repeated="256" table:style-name="ce12"/>
          <table:table-cell table:number-columns-repeated="16128"/>
        </table:table-row>
        <table:table-row table:number-rows-repeated="1016576" table:style-name="ro1">
          <table:table-cell table:number-columns-repeated="16384"/>
        </table:table-row>
      </table:table>
      <table:table table:name="Properties" table:style-name="ta1">
        <table:table-column table:style-name="co1" table:number-columns-repeated="21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1">
            <text:p>Project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X1Index</text:p>
          </table:table-cell>
          <table:table-cell office:value-type="string" table:style-name="ce1">
            <text:p>X2Index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Value</text:p>
          </table:table-cell>
          <table:table-cell office:value-type="string" table:style-name="ce1">
            <text:p>Value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Master</text:p>
          </table:table-cell>
          <table:table-cell office:value-type="string" table:style-name="ce1">
            <text:p>Xur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Master</text:p>
          </table:table-cell>
          <table:table-cell office:value-type="string" table:style-name="ce1">
            <text:p>Xdi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Di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Master</text:p>
          </table:table-cell>
          <table:table-cell office:value-type="string" table:style-name="ce1">
            <text:p>XInteg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Xinteger</text:p>
          </table:table-cell>
          <table:table-cell office:value-type="string" table:style-name="ce1">
            <text:p>Intege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Master</text:p>
          </table:table-cell>
          <table:table-cell office:value-type="string" table:style-name="ce1">
            <text:p>XCh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System</text:p>
          </table:table-cell>
          <table:table-cell office:value-type="string" table:style-name="ce1">
            <text:p>PropertiesIni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office:value-type="string" table:style-name="ce1">
            <text:p>1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System</text:p>
          </table:table-cell>
          <table:table-cell office:value-type="string" table:style-name="ce1">
            <text:p>PropertiesVers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office:value-type="string" table:style-name="ce1">
            <text:p>1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#System</text:p>
          </table:table-cell>
          <table:table-cell office:value-type="string" table:style-name="ce1">
            <text:p>CurrentProjec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office:value-type="string" table:style-name="ce1">
            <text:p>Defaul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rojectDescrip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office:value-type="string" table:style-name="ce1">
            <text:p>Default project, never delete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BF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:///C:/Users/Marc/Documents/Train/xplnzip/templates/BFO_Body.ot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DirectorySaveBF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Dir</text:p>
          </table:table-cell>
          <table:table-cell office:value-type="string" table:style-name="ce1">
            <text:p>file:///C:/Users/Marc/Documents/Train/xplnzip/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Body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:///C:/Users/Marc/Documents/Train/xplnzip/Train_Book_Body_Zlb.ot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N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:///C:/Users/Marc/Documents/Train/xplnzip/templates/CycleNote_TrainSet.ot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Objec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Prefi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file:///C:/Users/Marc/Documents/Train/xplnzip/Train_book_prefix.od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Suffi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C:\Users\Marc\Documents\Train\xplnzip\Train_book_suffix.odt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JobTimePrefi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Xinteger</text:p>
          </table:table-cell>
          <table:table-cell office:value-type="string" table:style-name="ce1">
            <text:p>Integer</text:p>
          </table:table-cell>
          <table:table-cell office:value-type="float" office:value="30" table:style-name="ce1">
            <text:p>30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JobTimeSuffi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Xinteger</text:p>
          </table:table-cell>
          <table:table-cell office:value-type="string" table:style-name="ce1">
            <text:p>Integer</text:p>
          </table:table-cell>
          <table:table-cell office:value-type="float" office:value="30" table:style-name="ce1">
            <text:p>30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rainSheetNam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ageDirectio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ageNam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Xchar</text:p>
          </table:table-cell>
          <table:table-cell office:value-type="string" table:style-name="ce1">
            <text:p>Cha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TemplateStartLis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Url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DirectorySaveStartLis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url</text:p>
          </table:table-cell>
          <table:table-cell office:value-type="string" table:style-name="ce1">
            <text:p>Dir</text:p>
          </table:table-cell>
          <table:table-cell table:number-columns-repeated="16377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ypedef</text:p>
          </table:table-cell>
          <table:table-cell office:value-type="string" table:style-name="ce1">
            <text:p>job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<text:s/>Übernahme Zug</text:p>
          </table:table-cell>
          <table:table-cell office:value-type="string" table:style-name="ce1">
            <text:p><text:s/>Abgabe Zug</text:p>
          </table:table-cell>
          <table:table-cell office:value-type="string" table:style-name="ce1">
            <text:p>n</text:p>
          </table:table-cell>
          <table:table-cell table:number-columns-repeated="16374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ypedef</text:p>
          </table:table-cell>
          <table:table-cell office:value-type="string" table:style-name="ce1">
            <text:p>locomotiv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<text:s/>TFZ einsetzen</text:p>
          </table:table-cell>
          <table:table-cell office:value-type="string" table:style-name="ce1">
            <text:p><text:s/>TFZ aussetzen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ypedef</text:p>
          </table:table-cell>
          <table:table-cell office:value-type="string" table:style-name="ce1">
            <text:p>timetabl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ypedef</text:p>
          </table:table-cell>
          <table:table-cell office:value-type="string" table:style-name="ce1">
            <text:p>trains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einstellen</text:p>
          </table:table-cell>
          <table:table-cell office:value-type="string" table:style-name="ce1">
            <text:p>aussetzen</text:p>
          </table:table-cell>
          <table:table-cell office:value-type="string" table:style-name="ce1">
            <text:p>y</text:p>
          </table:table-cell>
          <table:table-cell table:number-columns-repeated="16374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ypedef</text:p>
          </table:table-cell>
          <table:table-cell office:value-type="string" table:style-name="ce1">
            <text:p>nexttrain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<text:s/>von<text:s text:c="2"/></text:p>
          </table:table-cell>
          <table:table-cell office:value-type="string" table:style-name="ce1">
            <text:p><text:s/>Ü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34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Rz</text:p>
          </table:table-cell>
          <table:table-cell table:number-columns-repeated="16372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Pt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34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Rz</text:p>
          </table:table-cell>
          <table:table-cell table:number-columns-repeated="16372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D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Ga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L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48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Pm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51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N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42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Dstg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2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Ü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4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Üs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4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Gz</text:p>
          </table:table-cell>
          <table:table-cell table:number-columns-repeated="16372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office:value-type="string" table:style-name="ce1">
            <text:p>Lz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45"/>
          <table:table-cell office:value-type="float" office:value="40" table:style-name="ce1">
            <text:p>40</text:p>
          </table:table-cell>
          <table:table-cell office:value-type="string" table:style-name="ce1">
            <text:p>All</text:p>
          </table:table-cell>
          <table:table-cell table:style-name="ce1"/>
          <table:table-cell office:value-type="string" table:style-name="ce1">
            <text:p>Lz</text:p>
          </table:table-cell>
          <table:table-cell table:number-columns-repeated="16372" table:style-name="ce1"/>
        </table:table-row>
        <table:table-row table:number-rows-repeated="3"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Type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12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Type</text:p>
          </table:table-cell>
          <table:table-cell office:value-type="string" table:style-name="ce1">
            <text:p>Track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7"/>
          <table:table-cell office:value-type="float" office:value="20" table:style-name="ce1">
            <text:p>20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Type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7"/>
          <table:table-cell office:value-type="float" office:value="20" table:style-name="ce1">
            <text:p>20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Type</text:p>
          </table:table-cell>
          <table:table-cell office:value-type="string" table:style-name="ce1">
            <text:p>Job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7"/>
          <table:table-cell office:value-type="float" office:value="20" table:style-name="ce1">
            <text:p>20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Type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7"/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efault</text:p>
          </table:table-cell>
          <table:table-cell office:value-type="string" table:style-name="ce1">
            <text:p>LineType</text:p>
          </table:table-cell>
          <table:table-cell office:value-type="string" table:style-name="ce1">
            <text:p>Trai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78"/>
          <table:table-cell office:value-type="float" office:value="8" table:style-name="ce1">
            <text:p>8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UHO-KTL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Unterhosen-Kaltental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KTL</text:p>
          </table:table-cell>
          <table:table-cell office:value-type="float" office:value="0.20833333333333301" table:style-name="ce1">
            <text:p>0,208333333</text:p>
          </table:table-cell>
          <table:table-cell office:value-type="float" office:value="0.79166666666666696" table:style-name="ce1">
            <text:p>0,791666667</text:p>
          </table:table-cell>
          <table:table-cell office:value-type="string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S31, Track: *,*/0000200003Station: S31, Track: 1,V/0000200003Station: S31, Track: 2,N/0000200003Station: S31,#,V/0000100003Station: PFE, Track: *,*/0000200004Station: PFE, Track: 1,V/0000200004Station: PFE, Track: 2,N/0000200004Station: PFE, Track: 3,N/0000200004Station: PFE, Track: 4,N/0000200004Station: PFE,#,V/0000100004Station: JA, Track: *,*/0000200005Station: JA, Track: 1,V/0000300005Station: JA, Track: 2,V/0000300005Station: JA,#,V/0000100005Station: TBW, Track: *,*/0000200006Station: TBW, Track: 1,V/0000200006Station: TBW, Track: 2,N/0000200006Station: TBW, Track: 3,N/0000200006Station: TBW,#,V/0000100006Station: ALO, Track: *,*/0000200007Station: ALO, Track: 1,V/0000300007Station: ALO, Track: 2,V/0000400007Station: ALO, Track: 3,V/0000500007Station: ALO, Track: A1,V/0000600007Station: ALO, Track: A2,V/0000600007Station: ALO,#,V/0000100007Station: KTL, Track: *,*/0000200008Station: KTL, Track: 1,V/0000300008Station: KTL, Track: 2,V/0000400008Station: KTL, Track: 3,V/0000500008Station: KTL, Track: 4,V/0000600008Station: KTL, Track: 5,V/0000600008Station: KTL,#,V,/00008</text:p>
          </table:table-cell>
          <table:table-cell office:value-type="string" table:style-name="ce1">
            <text:p>alle</text:p>
          </table:table-cell>
          <table:table-cell table:number-columns-repeated="16363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UHO-WBA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Unterhosen – Waldbahn 2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WBA2</text:p>
          </table:table-cell>
          <table:table-cell office:value-type="float" office:value="0.20833333333333301" table:style-name="ce1">
            <text:p>0,208333333</text:p>
          </table:table-cell>
          <table:table-cell office:value-type="float" office:value="0.79166666666666696" table:style-name="ce1">
            <text:p>0,791666667</text:p>
          </table:table-cell>
          <table:table-cell office:value-type="string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2, Track: *,*/0000200003Station: WBA2, Track: 1,V/0000200003Station: WBA2, Track: 2,N/0000200003Station: WBA2,#,V,/00003</text:p>
          </table:table-cell>
          <table:table-cell office:value-type="string" table:style-name="ce1">
            <text:p>alle</text:p>
          </table:table-cell>
          <table:table-cell table:number-columns-repeated="16363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UHO-WBA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Unterhosen – Waldbahn 1</text:p>
          </table:table-cell>
          <table:table-cell office:value-type="string" table:style-name="ce1">
            <text:p>UHO</text:p>
          </table:table-cell>
          <table:table-cell office:value-type="string" table:style-name="ce1">
            <text:p>WBA11</text:p>
          </table:table-cell>
          <table:table-cell office:value-type="float" office:value="0.20833333333333301" table:style-name="ce1">
            <text:p>0,208333333</text:p>
          </table:table-cell>
          <table:table-cell office:value-type="float" office:value="0.79166666666666696" table:style-name="ce1">
            <text:p>0,791666667</text:p>
          </table:table-cell>
          <table:table-cell office:value-type="string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tation,Main,Block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/0000100000Station: UHO, Track: *,*/0000200001Station: UHO, Track: 1,V/0000300001Station: UHO, Track: 2,V/0000400001Station: UHO, Track: 3,V/0000500001Station: UHO, Track: 4,V/0000600001Station: UHO, Track: 5,V/0000600001Station: UHO,#,V/0000100001Station: ISE, Track: *,*/0000200002Station: ISE, Track: 1,V/0000300002Station: ISE, Track: 2,V/0000400002Station: ISE, Track: 3,V/0000500002Station: ISE, Track: A1,V/0000600002Station: ISE, Track: A2,V/0000600002Station: ISE,#,V/0000100002Station: WBA1, Track: *,*/0000200003Station: WBA1, Track: 1,V/0000200003Station: WBA1, Track: 2,N/0000200003Station: WBA1,#,V/0000100003Station: WBA11, Track: *,*/0000200004Station: WBA11, Track: 1,V/0000200004Station: WBA11, Track: 2,N/0000200004Station: WBA11,#,V,/00004</text:p>
          </table:table-cell>
          <table:table-cell table:number-columns-repeated="16364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S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PmG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S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HV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WBA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Ng</text:p>
          </table:table-cell>
          <table:table-cell office:value-type="string" table:style-name="ce1">
            <text:p>WBA1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S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HV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WBA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Dstg</text:p>
          </table:table-cell>
          <table:table-cell office:value-type="string" table:style-name="ce1">
            <text:p>WBA1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UH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IS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TBW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S3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JA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WBA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HVL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PF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ALO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WBA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 table:visibility="collapse">
          <table:table-cell office:value-type="string" table:style-name="ce1">
            <text:p>Default</text:p>
          </table:table-cell>
          <table:table-cell office:value-type="string" table:style-name="ce1">
            <text:p>TrainStopTime</text:p>
          </table:table-cell>
          <table:table-cell office:value-type="string" table:style-name="ce1">
            <text:p>Üs</text:p>
          </table:table-cell>
          <table:table-cell office:value-type="string" table:style-name="ce1">
            <text:p>WBA1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number-rows-repeated="1048471" table:style-name="ro1">
          <table:table-cell table:number-columns-repeated="16384"/>
        </table:table-row>
      </table:table>
      <table:table table:name="XPLNWork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ObjectTable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ObjectTab" table:style-name="ta1">
        <table:table-column table:style-name="co1" table:number-columns-repeated="2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32">
            <text:p>Object</text:p>
          </table:table-cell>
          <table:table-cell office:value-type="string" table:style-name="ce30">
            <text:p>typ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Gz</text:p>
          </table:table-cell>
          <table:table-cell office:value-type="string" table:style-name="ce23">
            <text:p>grou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z</text:p>
          </table:table-cell>
          <table:table-cell office:value-type="string" table:style-name="ce23">
            <text:p>grou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Rz</text:p>
          </table:table-cell>
          <table:table-cell office:value-type="string" table:style-name="ce23">
            <text:p>group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k 1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k 2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k 3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k 4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Lok 5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Tw 1</text:p>
          </table:table-cell>
          <table:table-cell office:value-type="string" table:style-name="ce23">
            <text:p>locomotive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01.P3001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02.P3002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103.Ng7001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000104.Lz9002</text:p>
          </table:table-cell>
          <table:table-cell office:value-type="string" table:style-name="ce45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05.Pt3003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106.Gag6702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07.Pt3004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000108.PmG3013</text:p>
          </table:table-cell>
          <table:table-cell office:value-type="string" table:style-name="ce51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09.Pt3005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000110.PmG3014</text:p>
          </table:table-cell>
          <table:table-cell office:value-type="string" table:style-name="ce51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111.Gag6703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12.P3007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13.Pt3006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14.Pt3009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15.Pt3008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5">
            <text:p>000116.Lz9001</text:p>
          </table:table-cell>
          <table:table-cell office:value-type="string" table:style-name="ce45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117.Ng7002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000118.P3010</text:p>
          </table:table-cell>
          <table:table-cell office:value-type="string" table:style-name="ce34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201.Lg7012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202.Ng7011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203.Lg7014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204.Ng7013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301.Lg7022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302.Ng7021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8">
            <text:p>000303.Lg7024</text:p>
          </table:table-cell>
          <table:table-cell office:value-type="string" table:style-name="ce48">
            <text:p>traindef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000304.Ng7023</text:p>
          </table:table-cell>
          <table:table-cell office:value-type="string" table:style-name="ce42">
            <text:p>traindef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named-expressions>
        <table:named-range table:name="Liste_von_Abk_C3_BCrzungen_im_Eisenbahnwesen" table:cell-range-address="StationTrack.$A$1:StationTrack.$B$1168" table:base-cell-address="StationTrack.$A$1"/>
        <table:named-expression table:name="Sicherheitszeitzuschlag" table:expression="of:=[.#REF!]" table:base-cell-address="StationTrack.$A$1"/>
        <table:named-range table:name="Zeitverkürzung" table:cell-range-address="StationTrack.$N$2" table:base-cell-address="StationTrack.$A$1"/>
      </table:named-expressions>
      <table:database-ranges>
        <table:database-range table:target-range-address="Trains.A2:Trains.A13767" table:name="ZUGNUMMER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Narrow" svg:font-family="&quot;Arial Narrow&quot;"/>
    <style:font-face style:name="Calibri" svg:font-family="Calibri"/>
    <style:font-face style:name="Arial" svg:font-family="Arial"/>
    <style:font-face style:name="Cambria" svg:font-family="Cambria"/>
    <style:font-face style:name="Arial Narrow1" svg:font-family="&quot;Arial Narrow1&quot;"/>
    <style:font-face style:name="Albany" svg:font-family="Albany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time-style style:name="N38">
      <number:hours number:style="long"/>
      <number:text>:</number:text>
      <number:minutes number:style="long"/>
    </number:time-style>
    <number:time-style style:name="N39">
      <number:hours/>
      <number:text>:</number:text>
      <number:minutes number:style="long"/>
    </number:time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_50_0_160__37__32_-_32_Accent1" style:display-name="20 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160__37__32_-_32_Accent2" style:display-name="20 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160__37__32_-_32_Accent3" style:display-name="20 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160__37__32_-_32_Accent4" style:display-name="20 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160__37__32_-_32_Accent5" style:display-name="20 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160__37__32_-_32_Accent6" style:display-name="20 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1" style:display-name="40 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2" style:display-name="40 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3" style:display-name="40 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4" style:display-name="40 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5" style:display-name="40 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160__37__32_-_32_Accent6" style:display-name="40 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160__37__32_-_32_Accent1" style:display-name="60 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2" style:display-name="60 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3" style:display-name="60 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4" style:display-name="60 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5" style:display-name="60 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160__37__32_-_32_Accent6" style:display-name="60 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vertissemen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alcul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fo:font-size="11pt" style:font-size-asian="11pt" style:font-size-complex="11pt"/>
    </style:style>
    <style:style style:name="Commentaire" style:family="table-cell" style:data-style-name="N0">
      <style:table-cell-properties fo:border="thin solid #C0C0C0" style:vertical-align="automatic" fo:background-color="#FFFFCC"/>
    </style:style>
    <style:style style:name="Entr_233_e" style:display-name="Entrée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satisfaisant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Kastenoben" style:family="table-cell" style:data-style-name="N0">
      <style:table-cell-properties fo:border-top="thin solid #000000" fo:border-bottom="none" fo:border-left="thin solid #000000" fo:border-right="thin solid #000000" style:vertical-align="automatic" fo:background-color="#C0C0C0"/>
    </style:style>
    <style:style style:name="Kastenseiten" style:family="table-cell" style:data-style-name="N0">
      <style:table-cell-properties fo:border-top="none" fo:border-bottom="none" fo:border-left="thin solid #000000" fo:border-right="thin solid #000000" style:vertical-align="automatic" fo:background-color="#E6E6E6"/>
      <style:text-properties fo:color="#E6E6E6"/>
    </style:style>
    <style:style style:name="Kastenunten" style:family="table-cell" style:data-style-name="N0">
      <style:table-cell-properties fo:border-top="none" fo:border-bottom="thin solid #000000" fo:border-left="thin solid #000000" fo:border-right="thin solid #000000" style:vertical-align="automatic" fo:background-color="#E6E6E6"/>
    </style:style>
    <style:style style:name="leer1" style:family="table-cell" style:data-style-name="N0">
      <style:table-cell-properties style:vertical-align="automatic" fo:background-color="transparent"/>
      <style:text-properties fo:color="#FFFFFF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e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Narrow" style:font-name-asian="Arial Narrow" style:font-name-complex="Arial Narrow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tisfaisant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Sortie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imetable" style:family="table-cell" style:data-style-name="N38">
      <style:table-cell-properties style:vertical-align="automatic" fo:background-color="transparent"/>
    </style:style>
    <style:style style:name="Titr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re_160_1" style:display-name="Titre 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re_160_4" style:display-name="Titre 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uwe lengler</meta:initial-creator>
    <dc:creator>Stefan Fjällemark</dc:creator>
    <meta:creation-date>2002-10-28T20:06:23Z</meta:creation-date>
    <dc:date>2023-04-15T08:35:39Z</dc:date>
    <meta:print-date>2010-09-28T20:06:32Z</meta:print-date>
    <meta:editing-cycles>2347</meta:editing-cycles>
    <meta:editing-duration>PT3634013S</meta:editing-duration>
    <meta:user-defined meta:name="Info 1"/>
    <meta:user-defined meta:name="Info 2"/>
    <meta:user-defined meta:name="Info 3"/>
    <meta:user-defined meta:name="Info 4"/>
  </office:meta>
</office:document-meta>
</file>